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Nimbus Sans" svg:font-family="'Nimbus Sans'" style:font-family-generic="system" style:font-pitch="variable"/>
  </office:font-face-decls>
  <office:automatic-styles>
    <style:style style:name="P1" style:family="paragraph" style:parent-style-name="amh_5f_paragraphe">
      <style:text-properties officeooo:paragraph-rsid="008f6ca9"/>
    </style:style>
    <style:style style:name="P2" style:family="paragraph" style:parent-style-name="amh_5f_paragraphe">
      <style:text-properties officeooo:paragraph-rsid="00ec028e"/>
    </style:style>
    <style:style style:name="P3" style:family="paragraph" style:parent-style-name="amh_5f_paragraphe">
      <style:paragraph-properties fo:break-before="page"/>
      <style:text-properties officeooo:paragraph-rsid="00ec028e"/>
    </style:style>
    <style:style style:name="P4" style:family="paragraph" style:parent-style-name="amh_5f_paragraphe">
      <style:text-properties officeooo:paragraph-rsid="00f0a910"/>
    </style:style>
    <style:style style:name="P5" style:family="paragraph" style:parent-style-name="amh_5f_note_5f_apparat_5f_critique">
      <style:text-properties officeooo:rsid="00e3da93" officeooo:paragraph-rsid="00e3da93"/>
    </style:style>
    <style:style style:name="P6" style:family="paragraph" style:parent-style-name="amh_5f_note_5f_apparat_5f_critique">
      <style:text-properties officeooo:rsid="00e67075" officeooo:paragraph-rsid="00e67075"/>
    </style:style>
    <style:style style:name="P7" style:family="paragraph" style:parent-style-name="amh_5f_paragraphe">
      <style:paragraph-properties fo:break-before="page"/>
      <style:text-properties officeooo:paragraph-rsid="00efe803"/>
    </style:style>
    <style:style style:name="P8" style:family="paragraph" style:parent-style-name="amh_5f_note_5f_apparat_5f_critique">
      <style:text-properties officeooo:rsid="0100bc3b" officeooo:paragraph-rsid="0100bc3b"/>
    </style:style>
    <style:style style:name="P9" style:family="paragraph" style:parent-style-name="amh_5f_note_5f_apparat_5f_critique">
      <style:text-properties officeooo:rsid="010224e7" officeooo:paragraph-rsid="010224e7"/>
    </style:style>
    <style:style style:name="P10" style:family="paragraph" style:parent-style-name="amh_5f_note_5f_apparat_5f_critique">
      <style:text-properties officeooo:rsid="0100cf23" officeooo:paragraph-rsid="0100cf23"/>
    </style:style>
    <style:style style:name="P11" style:family="paragraph" style:parent-style-name="amh_5f_note_5f_apparat_5f_critique">
      <style:text-properties officeooo:rsid="0104a65a" officeooo:paragraph-rsid="0104a65a"/>
    </style:style>
    <style:style style:name="P12" style:family="paragraph" style:parent-style-name="amh_5f_note_5f_apparat_5f_critique">
      <style:text-properties officeooo:rsid="0106387d" officeooo:paragraph-rsid="0106387d"/>
    </style:style>
    <style:style style:name="P13" style:family="paragraph" style:parent-style-name="amh_5f_note_5f_apparat_5f_critique">
      <style:text-properties officeooo:rsid="0107cc6f" officeooo:paragraph-rsid="0107cc6f"/>
    </style:style>
    <style:style style:name="P14" style:family="paragraph" style:parent-style-name="amh_5f_note_5f_apparat_5f_critique">
      <style:text-properties officeooo:rsid="0106c19b" officeooo:paragraph-rsid="0106c19b"/>
    </style:style>
    <style:style style:name="P15" style:family="paragraph" style:parent-style-name="amh_5f_note_5f_apparat_5f_critique">
      <style:text-properties officeooo:rsid="010b6463" officeooo:paragraph-rsid="010b6463"/>
    </style:style>
    <style:style style:name="P16" style:family="paragraph" style:parent-style-name="amh_5f_note_5f_apparat_5f_critique">
      <style:text-properties officeooo:rsid="010cf869" officeooo:paragraph-rsid="010cf869"/>
    </style:style>
    <style:style style:name="P17" style:family="paragraph" style:parent-style-name="amh_5f_note_5f_apparat_5f_critique">
      <style:text-properties officeooo:rsid="010ee7f9" officeooo:paragraph-rsid="010ee7f9"/>
    </style:style>
    <style:style style:name="P18" style:family="paragraph" style:parent-style-name="amh_5f_note_5f_apparat_5f_critique">
      <style:text-properties officeooo:rsid="010ef116" officeooo:paragraph-rsid="010ef116"/>
    </style:style>
    <style:style style:name="P19" style:family="paragraph" style:parent-style-name="amh_5f_paragraphe">
      <style:text-properties officeooo:paragraph-rsid="00775b13"/>
    </style:style>
    <style:style style:name="P20" style:family="paragraph" style:parent-style-name="Footnote">
      <style:text-properties officeooo:rsid="0051fa9f" officeooo:paragraph-rsid="0051fa9f"/>
    </style:style>
    <style:style style:name="P21" style:family="paragraph" style:parent-style-name="amh_5f_paragraphe">
      <style:text-properties officeooo:paragraph-rsid="007ab62f"/>
    </style:style>
    <style:style style:name="P22" style:family="paragraph" style:parent-style-name="amh_5f_paragraphe">
      <style:text-properties officeooo:paragraph-rsid="00d3ead6"/>
    </style:style>
    <style:style style:name="T1" style:family="text">
      <style:text-properties fo:language="la" fo:country="VA"/>
    </style:style>
    <style:style style:name="T2" style:family="text">
      <style:text-properties fo:language="la" fo:country="VA" officeooo:rsid="0091e4c5"/>
    </style:style>
    <style:style style:name="T3" style:family="text">
      <style:text-properties fo:language="la" fo:country="VA" officeooo:rsid="008700f4"/>
    </style:style>
    <style:style style:name="T4" style:family="text">
      <style:text-properties fo:language="la" fo:country="VA" officeooo:rsid="00440430"/>
    </style:style>
    <style:style style:name="T5" style:family="text">
      <style:text-properties fo:language="la" fo:country="VA" officeooo:rsid="00a03c76"/>
    </style:style>
    <style:style style:name="T6" style:family="text">
      <style:text-properties fo:language="la" fo:country="VA" officeooo:rsid="00861174"/>
    </style:style>
    <style:style style:name="T7" style:family="text">
      <style:text-properties officeooo:rsid="00e9c45c"/>
    </style:style>
    <style:style style:name="T8" style:family="text">
      <style:text-properties officeooo:rsid="00fb2e80"/>
    </style:style>
    <style:style style:name="T9" style:family="text">
      <style:text-properties fo:language="la" fo:country="VA" officeooo:rsid="008b3b4f"/>
    </style:style>
    <style:style style:name="T10" style:family="text">
      <style:text-properties officeooo:rsid="008edb59"/>
    </style:style>
    <style:style style:name="T11" style:family="text">
      <style:text-properties fo:language="la" fo:country="VA" officeooo:rsid="008f2878"/>
    </style:style>
    <style:style style:name="T12" style:family="text">
      <style:text-properties officeooo:rsid="008f6ca9"/>
    </style:style>
    <style:style style:name="T13" style:family="text">
      <style:text-properties fo:language="la" fo:country="VA" officeooo:rsid="0092e4f1"/>
    </style:style>
    <style:style style:name="T14" style:family="text">
      <style:text-properties officeooo:rsid="0094bdd9"/>
    </style:style>
    <style:style style:name="T15" style:family="text">
      <style:text-properties officeooo:rsid="009b28d0"/>
    </style:style>
    <style:style style:name="T16" style:family="text">
      <style:text-properties officeooo:rsid="009ce7d9"/>
    </style:style>
    <style:style style:name="T17" style:family="text">
      <style:text-properties fo:language="la" fo:country="VA" officeooo:rsid="009e4f01"/>
    </style:style>
    <style:style style:name="T18" style:family="text">
      <style:text-properties fo:language="la" fo:country="VA" officeooo:rsid="009ea396"/>
    </style:style>
    <style:style style:name="T19" style:family="text">
      <style:text-properties fo:language="la" fo:country="VA" officeooo:rsid="00a06865"/>
    </style:style>
    <style:style style:name="T20" style:family="text">
      <style:text-properties officeooo:rsid="00a2daa2"/>
    </style:style>
    <style:style style:name="T21" style:family="text">
      <style:text-properties fo:language="la" fo:country="VA" officeooo:rsid="0014f864"/>
    </style:style>
    <style:style style:name="T22" style:family="text">
      <style:text-properties fo:language="la" fo:country="VA" officeooo:rsid="00a1f816"/>
    </style:style>
    <style:style style:name="T23" style:family="text">
      <style:text-properties officeooo:rsid="00a4a3aa"/>
    </style:style>
    <style:style style:name="T24" style:family="text">
      <style:text-properties officeooo:rsid="00a813f0"/>
    </style:style>
    <style:style style:name="T25" style:family="text">
      <style:text-properties fo:language="la" fo:country="VA" officeooo:rsid="001d64fb"/>
    </style:style>
    <style:style style:name="T26" style:family="text">
      <style:text-properties fo:language="la" fo:country="VA" officeooo:rsid="00ad0ed3"/>
    </style:style>
    <style:style style:name="T27" style:family="text">
      <style:text-properties officeooo:rsid="00dc9a2b"/>
    </style:style>
    <style:style style:name="T28" style:family="text">
      <style:text-properties officeooo:rsid="00b46ec9"/>
    </style:style>
    <style:style style:name="T29" style:family="text">
      <style:text-properties officeooo:rsid="00b24bb0"/>
    </style:style>
    <style:style style:name="T30" style:family="text">
      <style:text-properties officeooo:rsid="00b38b8b"/>
    </style:style>
    <style:style style:name="T31" style:family="text">
      <style:text-properties fo:language="la" fo:country="VA" officeooo:rsid="00201a0d"/>
    </style:style>
    <style:style style:name="T32" style:family="text">
      <style:text-properties officeooo:rsid="00b9694a"/>
    </style:style>
    <style:style style:name="T33" style:family="text">
      <style:text-properties officeooo:rsid="00dd01f8"/>
    </style:style>
    <style:style style:name="T34" style:family="text">
      <style:text-properties fo:language="la" fo:country="VA" officeooo:rsid="0021cc3e"/>
    </style:style>
    <style:style style:name="T35" style:family="text">
      <style:text-properties fo:language="la" fo:country="VA" officeooo:rsid="00b93663"/>
    </style:style>
    <style:style style:name="T36" style:family="text">
      <style:text-properties officeooo:rsid="00e4e1ca"/>
    </style:style>
    <style:style style:name="T37" style:family="text">
      <style:text-properties officeooo:rsid="00e85a48"/>
    </style:style>
    <style:style style:name="T38" style:family="text">
      <style:text-properties officeooo:rsid="00f32cbe"/>
    </style:style>
    <style:style style:name="T39" style:family="text">
      <style:text-properties fo:language="la" fo:country="VA" officeooo:rsid="0026800a"/>
    </style:style>
    <style:style style:name="T40" style:family="text">
      <style:text-properties officeooo:rsid="0100bc3b"/>
    </style:style>
    <style:style style:name="T41" style:family="text">
      <style:text-properties fo:language="la" fo:country="VA" officeooo:rsid="00ce5992"/>
    </style:style>
    <style:style style:name="T42" style:family="text">
      <style:text-properties fo:language="la" fo:country="VA" officeooo:rsid="00237910"/>
    </style:style>
    <style:style style:name="T43" style:family="text">
      <style:text-properties officeooo:rsid="01033b0c"/>
    </style:style>
    <style:style style:name="T44" style:family="text">
      <style:text-properties fo:language="la" fo:country="VA" officeooo:rsid="00bb4290"/>
    </style:style>
    <style:style style:name="T45" style:family="text">
      <style:text-properties officeooo:rsid="010224e7"/>
    </style:style>
    <style:style style:name="T46" style:family="text">
      <style:text-properties fo:language="la" fo:country="VA" officeooo:rsid="00249aad"/>
    </style:style>
    <style:style style:name="T47" style:family="text">
      <style:text-properties officeooo:rsid="0107cc6f"/>
    </style:style>
    <style:style style:name="T48" style:family="text">
      <style:text-properties officeooo:rsid="00ce5992"/>
    </style:style>
    <style:style style:name="T49" style:family="text">
      <style:text-properties fo:language="la" fo:country="VA" officeooo:rsid="0027024a"/>
    </style:style>
    <style:style style:name="T50" style:family="text">
      <style:text-properties fo:language="la" fo:country="VA" officeooo:rsid="002800b1"/>
    </style:style>
    <style:style style:name="T51" style:family="text">
      <style:text-properties fo:language="la" fo:country="VA" officeooo:rsid="00bbf49f"/>
    </style:style>
    <style:style style:name="T52" style:family="text">
      <style:text-properties fo:language="la" fo:country="VA" officeooo:rsid="002b86f9"/>
    </style:style>
    <style:style style:name="T53" style:family="text">
      <style:text-properties officeooo:rsid="00a03c76"/>
    </style:style>
    <style:style style:name="T54" style:family="text">
      <style:text-properties officeooo:rsid="002da164"/>
    </style:style>
    <style:style style:name="T55" style:family="text">
      <style:text-properties officeooo:rsid="00bdca9c"/>
    </style:style>
    <style:style style:name="T56" style:family="text">
      <style:text-properties officeooo:rsid="002e3a4e"/>
    </style:style>
    <style:style style:name="T57" style:family="text">
      <style:text-properties officeooo:rsid="004315f9"/>
    </style:style>
    <style:style style:name="T58" style:family="text">
      <style:text-properties officeooo:rsid="0030dbbe"/>
    </style:style>
    <style:style style:name="T59" style:family="text">
      <style:text-properties officeooo:rsid="00195653"/>
    </style:style>
    <style:style style:name="T60" style:family="text">
      <style:text-properties officeooo:rsid="00be44d5"/>
    </style:style>
    <style:style style:name="T61" style:family="text">
      <style:text-properties fo:language="la" fo:country="VA" officeooo:rsid="0041c507"/>
    </style:style>
    <style:style style:name="T62" style:family="text">
      <style:text-properties fo:language="la" fo:country="VA" officeooo:rsid="002e3a4e"/>
    </style:style>
    <style:style style:name="T63" style:family="text">
      <style:text-properties fo:language="la" fo:country="VA" officeooo:rsid="00be44d5"/>
    </style:style>
    <style:style style:name="T64" style:family="text">
      <style:text-properties fo:language="la" fo:country="VA" officeooo:rsid="0032caff"/>
    </style:style>
    <style:style style:name="T65" style:family="text">
      <style:text-properties fo:language="la" fo:country="VA" officeooo:rsid="00326169"/>
    </style:style>
    <style:style style:name="T66" style:family="text">
      <style:text-properties fo:language="la" fo:country="VA" officeooo:rsid="002ea1c5"/>
    </style:style>
    <style:style style:name="T67" style:family="text">
      <style:text-properties fo:language="la" fo:country="VA" officeooo:rsid="004315f9"/>
    </style:style>
    <style:style style:name="T68" style:family="text">
      <style:text-properties fo:language="la" fo:country="VA" officeooo:rsid="0047577a"/>
    </style:style>
    <style:style style:name="T69" style:family="text">
      <style:text-properties officeooo:rsid="002ea1c5"/>
    </style:style>
    <style:style style:name="T70" style:family="text">
      <style:text-properties officeooo:rsid="002fce53" fo:background-color="transparent" loext:char-shading-value="0"/>
    </style:style>
    <style:style style:name="T71" style:family="text">
      <style:text-properties officeooo:rsid="002ea1c5" fo:background-color="transparent" loext:char-shading-value="0"/>
    </style:style>
    <style:style style:name="T72" style:family="text">
      <style:text-properties officeooo:rsid="002fce53"/>
    </style:style>
    <style:style style:name="T73" style:family="text">
      <style:text-properties officeooo:rsid="0048ce3e"/>
    </style:style>
    <style:style style:name="T74" style:family="text">
      <style:text-properties officeooo:rsid="003029a7"/>
    </style:style>
    <style:style style:name="T75" style:family="text">
      <style:text-properties officeooo:rsid="00349b72"/>
    </style:style>
    <style:style style:name="T76" style:family="text">
      <style:text-properties officeooo:rsid="0077cd10"/>
    </style:style>
    <style:style style:name="T77" style:family="text">
      <style:text-properties officeooo:rsid="00349b72" fo:background-color="transparent" loext:char-shading-value="0"/>
    </style:style>
    <style:style style:name="T78" style:family="text">
      <style:text-properties officeooo:rsid="00bee7ed"/>
    </style:style>
    <style:style style:name="T79" style:family="text">
      <style:text-properties officeooo:rsid="00351951"/>
    </style:style>
    <style:style style:name="T80" style:family="text">
      <style:text-properties officeooo:rsid="004952f0"/>
    </style:style>
    <style:style style:name="T81" style:family="text">
      <style:text-properties officeooo:rsid="00c09957"/>
    </style:style>
    <style:style style:name="T82" style:family="text">
      <style:text-properties officeooo:rsid="00368191"/>
    </style:style>
    <style:style style:name="T83" style:family="text">
      <style:text-properties officeooo:rsid="00368191" fo:background-color="transparent" loext:char-shading-value="0"/>
    </style:style>
    <style:style style:name="T84" style:family="text">
      <style:text-properties officeooo:rsid="00387780"/>
    </style:style>
    <style:style style:name="T85" style:family="text">
      <style:text-properties officeooo:rsid="003a3c72"/>
    </style:style>
    <style:style style:name="T86" style:family="text">
      <style:text-properties officeooo:rsid="003d1cf9"/>
    </style:style>
    <style:style style:name="T87" style:family="text">
      <style:text-properties officeooo:rsid="003b45ae"/>
    </style:style>
    <style:style style:name="T88" style:family="text">
      <style:text-properties officeooo:rsid="0041c507"/>
    </style:style>
    <style:style style:name="T89" style:family="text">
      <style:text-properties officeooo:rsid="003e37ef"/>
    </style:style>
    <style:style style:name="T90" style:family="text">
      <style:text-properties officeooo:rsid="004014fc"/>
    </style:style>
    <style:style style:name="T91" style:family="text">
      <style:text-properties officeooo:rsid="003e37ef" fo:background-color="transparent" loext:char-shading-value="0"/>
    </style:style>
    <style:style style:name="T92" style:family="text">
      <style:text-properties officeooo:rsid="004232a1" fo:background-color="transparent" loext:char-shading-value="0"/>
    </style:style>
    <style:style style:name="T93" style:family="text">
      <style:text-properties officeooo:rsid="003e41c6" fo:background-color="transparent" loext:char-shading-value="0"/>
    </style:style>
    <style:style style:name="T94" style:family="text">
      <style:text-properties officeooo:rsid="003e41c6"/>
    </style:style>
    <style:style style:name="T95" style:family="text">
      <style:text-properties officeooo:rsid="004cb516"/>
    </style:style>
    <style:style style:name="T96" style:family="text">
      <style:text-properties officeooo:rsid="004ac952"/>
    </style:style>
    <style:style style:name="T97" style:family="text">
      <style:text-properties officeooo:rsid="00cffb0c"/>
    </style:style>
    <style:style style:name="T98" style:family="text">
      <style:text-properties officeooo:rsid="004e1ce5"/>
    </style:style>
    <style:style style:name="T99" style:family="text">
      <style:text-properties officeooo:rsid="004ac952" fo:background-color="transparent" loext:char-shading-value="0"/>
    </style:style>
    <style:style style:name="T100" style:family="text">
      <style:text-properties officeooo:rsid="004e8dde"/>
    </style:style>
    <style:style style:name="T101" style:family="text">
      <style:text-properties officeooo:rsid="00c238de"/>
    </style:style>
    <style:style style:name="T102" style:family="text">
      <style:text-properties officeooo:rsid="00775b13"/>
    </style:style>
    <style:style style:name="T103" style:family="text">
      <style:text-properties officeooo:rsid="005068c4"/>
    </style:style>
    <style:style style:name="T104" style:family="text">
      <style:text-properties officeooo:rsid="0051fa9f"/>
    </style:style>
    <style:style style:name="T105" style:family="text">
      <style:text-properties officeooo:rsid="0052791c"/>
    </style:style>
    <style:style style:name="T106" style:family="text">
      <style:text-properties officeooo:rsid="0057f515"/>
    </style:style>
    <style:style style:name="T107" style:family="text">
      <style:text-properties officeooo:rsid="00d0914e"/>
    </style:style>
    <style:style style:name="T108" style:family="text">
      <style:text-properties officeooo:rsid="0055744a"/>
    </style:style>
    <style:style style:name="T109" style:family="text">
      <style:text-properties officeooo:rsid="005633de"/>
    </style:style>
    <style:style style:name="T110" style:family="text">
      <style:text-properties officeooo:rsid="005a40e2"/>
    </style:style>
    <style:style style:name="T111" style:family="text">
      <style:text-properties officeooo:rsid="005a84d1"/>
    </style:style>
    <style:style style:name="T112" style:family="text">
      <style:text-properties officeooo:rsid="005b028c"/>
    </style:style>
    <style:style style:name="T113" style:family="text">
      <style:text-properties officeooo:rsid="00d3ead6"/>
    </style:style>
    <style:style style:name="T114" style:family="text">
      <style:text-properties officeooo:rsid="005b20a1"/>
    </style:style>
    <style:style style:name="T115" style:family="text">
      <style:text-properties officeooo:rsid="005c9643"/>
    </style:style>
    <style:style style:name="T116" style:family="text">
      <style:text-properties officeooo:rsid="0060278a"/>
    </style:style>
    <style:style style:name="T117" style:family="text">
      <style:text-properties officeooo:rsid="00610d43"/>
    </style:style>
    <style:style style:name="T118" style:family="text">
      <style:text-properties officeooo:rsid="0061f432"/>
    </style:style>
    <style:style style:name="T119" style:family="text">
      <style:text-properties officeooo:rsid="00cf9cca"/>
    </style:style>
    <style:style style:name="T120" style:family="text">
      <style:text-properties officeooo:rsid="0061f432" fo:background-color="#ffff00" loext:char-shading-value="0"/>
    </style:style>
    <style:style style:name="T121" style:family="text">
      <style:text-properties officeooo:rsid="0063066e"/>
    </style:style>
    <style:style style:name="T122" style:family="text">
      <style:text-properties officeooo:rsid="007d35bd"/>
    </style:style>
    <style:style style:name="T123" style:family="text">
      <style:text-properties officeooo:rsid="00d93bee"/>
    </style:style>
    <style:style style:name="T124" style:family="text">
      <style:text-properties officeooo:rsid="0065b7bd" fo:background-color="#ffff00" loext:char-shading-value="0"/>
    </style:style>
    <style:style style:name="T125" style:family="text">
      <style:text-properties officeooo:rsid="0065b7bd"/>
    </style:style>
    <style:style style:name="T126" style:family="text">
      <style:text-properties officeooo:rsid="0066b08a"/>
    </style:style>
    <style:style style:name="T127" style:family="text">
      <style:text-properties officeooo:rsid="007d9841"/>
    </style:style>
    <style:style style:name="T128" style:family="text">
      <style:text-properties officeooo:rsid="00d85ee0"/>
    </style:style>
    <style:style style:name="T129" style:family="text">
      <style:text-properties officeooo:rsid="006f8bec"/>
    </style:style>
    <style:style style:name="T130" style:family="text">
      <style:text-properties officeooo:rsid="006f8bec" fo:background-color="#ffff00" loext:char-shading-value="0"/>
    </style:style>
    <style:style style:name="T131" style:family="text">
      <style:text-properties officeooo:rsid="0070d1b0"/>
    </style:style>
    <style:style style:name="T132" style:family="text">
      <style:text-properties fo:language="en" fo:country="US" officeooo:rsid="0070d1b0"/>
    </style:style>
    <style:style style:name="T133" style:family="text">
      <style:text-properties officeooo:rsid="0072a872"/>
    </style:style>
    <style:style style:name="T134" style:family="text">
      <style:text-properties officeooo:rsid="00738408"/>
    </style:style>
    <style:style style:name="T135" style:family="text">
      <style:text-properties officeooo:rsid="01249886"/>
    </style:style>
    <style:style style:name="T136" style:family="text">
      <style:text-properties officeooo:rsid="01258ed1"/>
    </style:style>
    <style:style style:name="T137" style:family="text">
      <style:text-properties officeooo:rsid="0125078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amh_5f_titre_5f_chapitre" text:outline-level="1"><text:bookmark-start text:name="de-itinere-uersus-siriam-cuius-terra-sancta-est-pars."/><text:span text:style-name="T1">De </text:span><text:span text:style-name="amh_5f_ancre_5f_glossaire">Iter</text:span><text:span text:style-name="T1">itinere u</text:span><text:span text:style-name="amh_5f_dev_5f_abbr"><text:span text:style-name="T1">er</text:span></text:span><text:span text:style-name="T1">sus </text:span><text:span text:style-name="amh_5f_ancre_5f_index_5f_locorum"><text:span text:style-name="T1">Siria</text:span></text:span><text:span text:style-name="T1">Siriam cui</text:span><text:span text:style-name="amh_5f_dev_5f_abbr"><text:span text:style-name="T1">us</text:span></text:span><text:span text:style-name="T1"> </text:span><text:span text:style-name="amh_5f_ancre_5f_glossaire">Terra</text:span><text:span text:style-name="T1">t</text:span><text:span text:style-name="amh_5f_dev_5f_abbr"><text:span text:style-name="T1">er</text:span></text:span><text:span text:style-name="T1">ra </text:span><text:span text:style-name="amh_5f_ancre_5f_glossaire">Sanctus</text:span><text:span text:style-name="T1">sancta est </text:span><text:span text:style-name="amh_5f_ancre_5f_glossaire">Pars</text:span><text:span text:style-name="T1">pars.</text:span><text:bookmark-end text:name="de-itinere-uersus-siriam-cuius-terra-sancta-est-pars."/></text:h>
      <text:p text:style-name="P1"><text:span text:style-name="amh_5f_ancre_5f_glossaire">Egredior</text:span><text:span text:style-name="T1">Egressus </text:span><text:span text:style-name="T2">ego</text:span><text:span text:style-name="T2"><text:note text:id="ftn1" text:note-class="footnote"><text:note-citation>1</text:note-citation><text:note-body><text:p text:style-name="amh_5f_note_5f_apparat_5f_critique"><text:span text:style-name="amh_5f_apparat_5f_leçon">ego</text:span> <text:span text:style-name="amh_5f_apparat_5f_témoin">Li</text:span> : <text:span text:style-name="amh_5f_apparat_5f_variante">igitur</text:span> <text:span text:style-name="amh_5f_apparat_5f_témoin">U Deluz</text:span> | <text:span text:style-name="amh_5f_apparat_5f_omission">om.</text:span> <text:span text:style-name="amh_5f_apparat_5f_témoin">Wo</text:span></text:p></text:note-body></text:note></text:span><text:span text:style-name="T1"> de </text:span><text:span text:style-name="amh_5f_ancre_5f_index_5f_locorum"><text:span text:style-name="T1">Alemannia</text:span></text:span><text:span text:style-name="T1">Alema</text:span><text:span text:style-name="amh_5f_dev_5f_abbr"><text:span text:style-name="T1">n</text:span></text:span><text:span text:style-name="T1">nia, </text:span><text:span text:style-name="amh_5f_ancre_5f_glossaire">Terra</text:span><text:span text:style-name="T1">t</text:span><text:span text:style-name="amh_5f_dev_5f_abbr"><text:span text:style-name="T1">er</text:span></text:span><text:span text:style-name="T1">ra </text:span><text:span text:style-name="amh_5f_ancre_5f_glossaire">Natiuitas</text:span><text:span text:style-name="T1">nati</text:span><text:span text:style-name="amh_5f_dev_5f_abbr"><text:span text:style-name="T1">ui</text:span></text:span><text:span text:style-name="T1">tatis mee, et </text:span><text:span text:style-name="amh_5f_ancre_5f_index_5f_locorum"><text:span text:style-name="T1">Lombardia</text:span></text:span><text:span text:style-name="T1">L</text:span><text:span text:style-name="T3">o</text:span><text:span text:style-name="amh_5f_dev_5f_abbr"><text:span text:style-name="T1">m</text:span></text:span><text:span text:style-name="T1">bardia</text:span><text:span text:style-name="amh_5f_dev_5f_abbr"><text:span text:style-name="T1">m</text:span></text:span><text:span text:style-name="T1"> </text:span><text:span text:style-name="amh_5f_ancre_5f_glossaire">Transeo</text:span><text:span text:style-name="T1">t</text:span><text:span text:style-name="amh_5f_dev_5f_abbr"><text:span text:style-name="T1">ra</text:span></text:span><text:span text:style-name="T1">nsiens</text:span><text:span text:style-name="T1"><text:note text:id="ftn2" text:note-class="footnote"><text:note-citation>2</text:note-citation><text:note-body><text:p text:style-name="amh_5f_note_5f_apparat_5f_critique"><text:span text:style-name="amh_5f_apparat_5f_leçon">Lombardiam transiens</text:span> <text:span text:style-name="amh_5f_apparat_5f_correction">corr. ed.</text:span> : <text:span text:style-name="amh_5f_apparat_5f_variante">Lumbardiam transiens</text:span> <text:span text:style-name="amh_5f_apparat_5f_témoin">Li</text:span> | <text:span text:style-name="amh_5f_apparat_5f_variante">pertransiens Lombardiam</text:span> <text:span text:style-name="amh_5f_apparat_5f_témoin">U Deluz</text:span> | <text:span text:style-name="amh_5f_apparat_5f_variante">pertransiens Lumbardiam</text:span> <text:span text:style-name="amh_5f_apparat_5f_témoin">Wo</text:span></text:p></text:note-body></text:note></text:span><text:span text:style-name="T4">,</text:span><text:span text:style-name="T1"> ad </text:span><text:span text:style-name="amh_5f_ancre_5f_glossaire">Littus</text:span><text:span text:style-name="T1">litt</text:span><text:span text:style-name="amh_5f_dev_5f_abbr"><text:span text:style-name="T1">us</text:span></text:span><text:span text:style-name="T1"> </text:span><text:span text:style-name="amh_5f_ancre_5f_index_5f_locorum"><text:span text:style-name="T1">Mediterraneum </text:span></text:span><text:span text:style-name="amh_5f_ancre_5f_index_5f_locorum"><text:span text:style-name="T5">(mare)</text:span></text:span><text:span text:style-name="T1">Medit</text:span><text:span text:style-name="amh_5f_dev_5f_abbr"><text:span text:style-name="T1">er</text:span></text:span><text:span text:style-name="T1">ranei </text:span><text:span text:style-name="amh_5f_ancre_5f_glossaire">Mare</text:span><text:span text:style-name="T1">maris, </text:span><text:span text:style-name="amh_5f_dev_5f_abbr"><text:span text:style-name="T1">pro</text:span></text:span><text:span text:style-name="T1">pe </text:span><text:span text:style-name="amh_5f_ancre_5f_glossaire">Ciuitas</text:span><text:span text:style-name="T1">ciuitate</text:span><text:span text:style-name="amh_5f_dev_5f_abbr"><text:span text:style-name="T1">m</text:span></text:span><text:span text:style-name="T1"> q</text:span><text:span text:style-name="amh_5f_dev_5f_abbr"><text:span text:style-name="T1">ue</text:span></text:span><text:span text:style-name="T1"> </text:span><text:span text:style-name="amh_5f_ancre_5f_index_5f_locorum"><text:span text:style-name="T1">Naulum</text:span></text:span><text:span text:style-name="T1">Naulu</text:span><text:span text:style-name="amh_5f_dev_5f_abbr"><text:span text:style-name="T1">m</text:span></text:span><text:span text:style-name="T1"> </text:span><text:span text:style-name="amh_5f_ancre_5f_glossaire">dico</text:span><text:span text:style-name="T1">d</text:span><text:span text:style-name="amh_5f_dev_5f_abbr"><text:span text:style-name="T1">icitu</text:span></text:span><text:span text:style-name="T1">r, in </text:span><text:span text:style-name="amh_5f_ancre_5f_glossaire">Ripa</text:span><text:span text:style-name="T1">ripis </text:span><text:span text:style-name="amh_5f_ancre_5f_index_5f_locorum"><text:span text:style-name="T1">Ianua</text:span></text:span><text:span text:style-name="T1">Ian</text:span><text:span text:style-name="amh_5f_corr_5f_ed"><text:span text:style-name="T6">u</text:span></text:span><text:span text:style-name="T1">e </text:span><text:span text:style-name="amh_5f_ancre_5f_glossaire">Si</text:span><text:span text:style-name="amh_5f_ancre_5f_glossaire"><text:span text:style-name="T7">no</text:span></text:span><text:span text:style-name="T1">sita</text:span><text:span text:style-name="amh_5f_dev_5f_abbr"><text:span text:style-name="T1">m</text:span></text:span><text:span text:style-name="T1"><text:note text:id="ftn3" text:note-class="footnote"><text:note-citation>3</text:note-citation><text:note-body><text:p text:style-name="amh_5f_note_5f_apparat_5f_critique"><text:span text:style-name="amh_5f_apparat_5f_leçon">in ripis Ianue sitam</text:span> <text:span text:style-name="amh_5f_apparat_5f_correction">corr. ed.</text:span> : <text:span text:style-name="amh_5f_apparat_5f_variante">in ripis Ianne sitam</text:span> <text:span text:style-name="amh_5f_apparat_5f_témoin">Li</text:span> | <text:span text:style-name="amh_5f_apparat_5f_variante">in ripis Ianne situatam</text:span> <text:span text:style-name="amh_5f_apparat_5f_témoin">U</text:span> | <text:span text:style-name="amh_5f_apparat_5f_variante">in bapis Ianne situatam</text:span> <text:span text:style-name="amh_5f_apparat_5f_témoin">Wo</text:span><text:span text:style-name="T8"> </text:span><text:span text:style-name="amh_5f_apparat_5f_condamnation">damn.</text:span><text:span text:style-name="T8"> </text:span>| <text:span text:style-name="amh_5f_apparat_5f_variante">in ripariis Ianue situatam</text:span> <text:span text:style-name="amh_5f_apparat_5f_témoin">Deluz</text:span></text:p></text:note-body></text:note></text:span><text:span text:style-name="T1"> </text:span><text:span text:style-name="amh_5f_ancre_5f_glossaire">Prospere</text:span><text:span text:style-name="amh_5f_dev_5f_abbr"><text:span text:style-name="T1">pro</text:span></text:span><text:span text:style-name="T1">spere q</text:span><text:span text:style-name="amh_5f_dev_5f_abbr"><text:span text:style-name="T1">ua</text:span></text:span><text:span text:style-name="T1">mu</text:span><text:span text:style-name="amh_5f_dev_5f_abbr"><text:span text:style-name="T1">is</text:span></text:span><text:span text:style-name="T1"> </text:span><text:span text:style-name="amh_5f_ancre_5f_glossaire">Peruenio</text:span><text:span text:style-name="amh_5f_dev_5f_abbr"><text:span text:style-name="T1">per</text:span></text:span><text:span text:style-name="T1">ueni</text:span><text:span text:style-name="T4">,</text:span><text:span text:style-name="T1"> et ubi </text:span><text:span text:style-name="amh_5f_ancre_5f_glossaire">Galea</text:span><text:span text:style-name="T1">galea</text:span><text:span text:style-name="amh_5f_dev_5f_abbr"><text:span text:style-name="T1">m</text:span></text:span><text:span text:style-name="amh_5f_dev_5f_abbr"><text:span text:style-name="T1"><text:note text:id="ftn4" text:note-class="footnote"><text:note-citation>4</text:note-citation><text:note-body><text:p text:style-name="amh_5f_note_5f_apparat_5f_critique"><text:span text:style-name="amh_5f_apparat_5f_leçon">galeam</text:span> <text:span text:style-name="amh_5f_apparat_5f_témoin">Li Wo Deluz</text:span> : <text:span text:style-name="amh_5f_apparat_5f_variante">galeiam</text:span> <text:span text:style-name="amh_5f_apparat_5f_témoin">U</text:span></text:p></text:note-body></text:note></text:span></text:span><text:span text:style-name="T1"> </text:span><text:span text:style-name="amh_5f_ancre_5f_glossaire">Bene</text:span><text:span text:style-name="T1">b</text:span><text:span text:style-name="amh_5f_dev_5f_abbr"><text:span text:style-name="T1">e</text:span></text:span><text:span text:style-name="T1">n</text:span><text:span text:style-name="amh_5f_dev_5f_abbr"><text:span text:style-name="T1">e</text:span></text:span><text:span text:style-name="T1"> </text:span><text:span text:style-name="amh_5f_ancre_5f_glossaire">Armo</text:span><text:span text:style-name="T1">armata</text:span><text:span text:style-name="amh_5f_dev_5f_abbr"><text:span text:style-name="T1">m</text:span></text:span><text:span text:style-name="T1"> et ad </text:span><text:span text:style-name="amh_5f_ancre_5f_glossaire">Omnis</text:span><text:span text:style-name="T1">o</text:span><text:span text:style-name="amh_5f_dev_5f_abbr"><text:span text:style-name="T1">mn</text:span></text:span><text:span text:style-name="T1">ia </text:span><text:span text:style-name="amh_5f_ancre_5f_glossaire">Munio</text:span><text:span text:style-name="T1">munit</text:span><text:span text:style-name="T9">a</text:span><text:span text:style-name="T9"><text:note text:id="ftn5" text:note-class="footnote"><text:note-citation>5</text:note-citation><text:note-body><text:p text:style-name="amh_5f_note_5f_apparat_5f_critique"><text:span text:style-name="amh_5f_apparat_5f_leçon">ad omnia munita</text:span> <text:span text:style-name="amh_5f_apparat_5f_correction">corr. ed.</text:span> : <text:span text:style-name="amh_5f_apparat_5f_variante">ad omnia munitam</text:span> <text:span text:style-name="amh_5f_apparat_5f_témoin">Li</text:span> | <text:span text:style-name="amh_5f_apparat_5f_omission">om.</text:span> <text:span text:style-name="amh_5f_apparat_5f_témoin">U Wo Deluz</text:span></text:p></text:note-body></text:note></text:span><text:span text:style-name="T1"> </text:span><text:span text:style-name="amh_5f_ancre_5f_glossaire">Ascendo</text:span><text:span text:style-name="T1">asce</text:span><text:span text:style-name="amh_5f_dev_5f_abbr"><text:span text:style-name="T1">n</text:span></text:span><text:span text:style-name="T1">di, et, ad </text:span><text:span text:style-name="amh_5f_ancre_5f_glossaire">Prosequor</text:span><text:span text:style-name="amh_5f_dev_5f_abbr"><text:span text:style-name="T1">pro</text:span></text:span><text:span text:style-name="T1">seq</text:span><text:span text:style-name="amh_5f_dev_5f_abbr"><text:span text:style-name="T1">ue</text:span></text:span><text:span text:style-name="T1">ndu</text:span><text:span text:style-name="amh_5f_dev_5f_abbr"><text:span text:style-name="T1">m</text:span></text:span><text:span text:style-name="T1"> </text:span><text:span text:style-name="amh_5f_ancre_5f_glossaire">Iter</text:span><text:span text:style-name="T1">iter </text:span><text:span text:style-name="amh_5f_ancre_5f_glossaire">Ultramarinus</text:span><text:span text:style-name="T1">ultramarinum</text:span><text:span text:style-name="T1"><text:note text:id="ftn6" text:note-class="footnote"><text:note-citation>6</text:note-citation><text:note-body><text:p text:style-name="amh_5f_note_5f_apparat_5f_critique"><text:span text:style-name="amh_5f_apparat_5f_leçon">ad prosequendum iter ultramarinum</text:span> <text:span text:style-name="amh_5f_apparat_5f_témoin">Li Wo Deluz</text:span> : <text:span text:style-name="amh_5f_apparat_5f_variante">ad iter ultramarinum</text:span><text:span text:style-name="T10"> </text:span><text:span text:style-name="amh_5f_apparat_5f_témoin">U</text:span><text:span text:style-name="T10"> </text:span><text:span text:style-name="amh_5f_apparat_5f_paleo"><text:span text:style-name="T10">(</text:span></text:span><text:span text:style-name="amh_5f_apparat_5f_paleo">prosequendum ultra</text:span><text:span text:style-name="amh_5f_apparat_5f_paleo"><text:span text:style-name="T10"> script. et ras., deinde </text:span></text:span><text:span text:style-name="amh_5f_apparat_5f_paleo">iter ultramarinum</text:span><text:span text:style-name="amh_5f_apparat_5f_paleo"><text:span text:style-name="T10"> script.)</text:span></text:span></text:p></text:note-body></text:note></text:span><text:span text:style-name="T1">, </text:span><text:span text:style-name="amh_5f_ancre_5f_glossaire">Nauta</text:span><text:span text:style-name="T1">naute </text:span><text:span text:style-name="amh_5f_ancre_5f_glossaire">Remus</text:span><text:span text:style-name="T1">remis </text:span><text:span text:style-name="T11">et</text:span><text:span text:style-name="T1"> </text:span><text:span text:style-name="amh_5f_ancre_5f_glossaire">Velum</text:span><text:span text:style-name="T1">uelo </text:span><text:span text:style-name="amh_5f_ancre_5f_glossaire">Puppis</text:span><text:span text:style-name="T1">puppi</text:span><text:span text:style-name="T1"><text:note text:id="ftn7" text:note-class="footnote"><text:note-citation>7</text:note-citation><text:note-body><text:p text:style-name="amh_5f_note_5f_apparat_5f_critique"><text:span text:style-name="amh_5f_apparat_5f_leçon">et uelo puppi</text:span> <text:span text:style-name="amh_5f_apparat_5f_correction">corr. ed.</text:span> : <text:span text:style-name="amh_5f_apparat_5f_leçon">uelo puppi</text:span><text:span text:style-name="T12"> </text:span><text:span text:style-name="amh_5f_apparat_5f_témoin">Li</text:span><text:span text:style-name="T12"> |</text:span> <text:span text:style-name="amh_5f_apparat_5f_variante">ac uelo sollicite</text:span><text:span text:style-name="T12"> </text:span><text:span text:style-name="amh_5f_apparat_5f_témoin">U</text:span><text:span text:style-name="T12"> |</text:span> <text:span text:style-name="amh_5f_apparat_5f_variante">et uolo solliciti</text:span> <text:span text:style-name="amh_5f_apparat_5f_témoin">Wo</text:span> <text:span text:style-name="amh_5f_apparat_5f_condamnation">damn.</text:span> | <text:span text:style-name="amh_5f_apparat_5f_variante">et uelo solliciti</text:span> <text:span text:style-name="amh_5f_apparat_5f_témoin">Deluz</text:span></text:p></text:note-body></text:note></text:span><text:span text:style-name="T1"> </text:span><text:span text:style-name="amh_5f_ancre_5f_glossaire">Insisto</text:span><text:span text:style-name="T1">i</text:span><text:span text:style-name="amh_5f_dev_5f_abbr"><text:span text:style-name="T1">n</text:span></text:span><text:span text:style-name="T1">sistebant.</text:span></text:p>
      <text:p text:style-name="P2"><text:span text:style-name="amh_5f_ancre_5f_glossaire">Dico</text:span><text:span text:style-name="T1">Dicitur aut</text:span><text:span text:style-name="amh_5f_dev_5f_abbr"><text:span text:style-name="T1">em</text:span></text:span><text:span text:style-name="amh_5f_dev_5f_abbr"><text:span text:style-name="T1"><text:note text:id="ftn8" text:note-class="footnote"><text:note-citation>8</text:note-citation><text:note-body><text:p text:style-name="amh_5f_note_5f_apparat_5f_critique"><text:span text:style-name="amh_5f_apparat_5f_leçon">autem</text:span> <text:span text:style-name="amh_5f_apparat_5f_témoin">Li</text:span> : <text:span text:style-name="amh_5f_apparat_5f_omission">om.</text:span> <text:span text:style-name="amh_5f_apparat_5f_témoin">U Wo Deluz</text:span></text:p></text:note-body></text:note></text:span></text:span><text:span text:style-name="T1"> hoc </text:span><text:span text:style-name="amh_5f_ancre_5f_glossaire">Mare</text:span><text:span text:style-name="T1">mare </text:span><text:span text:style-name="amh_5f_ancre_5f_index_5f_locorum"><text:span text:style-name="T1">Mediterraneum</text:span></text:span><text:span text:style-name="T1">Medit</text:span><text:span text:style-name="amh_5f_dev_5f_abbr"><text:span text:style-name="T1">er</text:span></text:span><text:span text:style-name="T1">raneu</text:span><text:span text:style-name="amh_5f_dev_5f_abbr"><text:span text:style-name="T1">m</text:span></text:span><text:span text:style-name="T1"> q</text:span><text:span text:style-name="amh_5f_dev_5f_abbr"><text:span text:style-name="T1">u</text:span></text:span><text:span text:style-name="T1">ia </text:span><text:span text:style-name="amh_5f_ancre_5f_glossaire">Principalis</text:span><text:span text:style-name="T1">p</text:span><text:span text:style-name="amh_5f_dev_5f_abbr"><text:span text:style-name="T1">r</text:span></text:span><text:span text:style-name="T1">incipalib</text:span><text:span text:style-name="amh_5f_dev_5f_abbr"><text:span text:style-name="T1">us</text:span></text:span><text:span text:style-name="T1"> </text:span><text:span text:style-name="amh_5f_ancre_5f_glossaire">Mundus</text:span><text:span text:style-name="T1">mu</text:span><text:span text:style-name="amh_5f_dev_5f_abbr"><text:span text:style-name="T1">n</text:span></text:span><text:span text:style-name="T1">di </text:span><text:span text:style-name="amh_5f_ancre_5f_glossaire">Pars</text:span><text:span text:style-name="amh_5f_dev_5f_abbr"><text:span text:style-name="T1">par</text:span></text:span><text:span text:style-name="T1">tib</text:span><text:span text:style-name="amh_5f_dev_5f_abbr"><text:span text:style-name="T1">us</text:span></text:span><text:span text:style-name="amh_5f_dev_5f_abbr"><text:span text:style-name="T1"><text:note text:id="ftn9" text:note-class="footnote"><text:note-citation>9</text:note-citation><text:note-body><text:p text:style-name="amh_5f_note_5f_apparat_5f_critique"><text:span text:style-name="amh_5f_apparat_5f_leçon">principalibus mundi partibus</text:span> <text:span text:style-name="amh_5f_apparat_5f_témoin">Li Wo Deluz</text:span> : <text:span text:style-name="amh_5f_apparat_5f_variante">terminibus partibus mundi principalibus</text:span> <text:span text:style-name="amh_5f_apparat_5f_témoin">U</text:span></text:p></text:note-body></text:note></text:span></text:span><text:span text:style-name="T1">, </text:span><text:span text:style-name="amh_5f_ancre_5f_glossaire">Videlicet</text:span><text:span text:style-name="T1">uidel</text:span><text:span text:style-name="amh_5f_dev_5f_abbr"><text:span text:style-name="T1">icet</text:span></text:span><text:span text:style-name="amh_5f_dev_5f_abbr"><text:span text:style-name="T1"><text:note text:id="ftn10" text:note-class="footnote"><text:note-citation>10</text:note-citation><text:note-body><text:p text:style-name="amh_5f_note_5f_apparat_5f_critique"><text:span text:style-name="amh_5f_apparat_5f_leçon">uidelicet</text:span> <text:span text:style-name="amh_5f_apparat_5f_témoin">Li</text:span> : <text:span text:style-name="amh_5f_apparat_5f_variante">scilicet</text:span> <text:span text:style-name="amh_5f_apparat_5f_témoin">U Wo Deluz</text:span></text:p></text:note-body></text:note></text:span></text:span><text:span text:style-name="T1"> </text:span><text:span text:style-name="amh_5f_ancre_5f_index_5f_locorum"><text:span text:style-name="T1">Asia</text:span></text:span><text:span text:style-name="T1">Asie, </text:span><text:span text:style-name="amh_5f_ancre_5f_index_5f_locorum"><text:span text:style-name="T1">Europa</text:span></text:span><text:span text:style-name="T1">Europe et </text:span><text:span text:style-name="amh_5f_ancre_5f_index_5f_locorum"><text:span text:style-name="T1">Affrica</text:span></text:span><text:span text:style-name="T1">Affrice, </text:span><text:span text:style-name="amh_5f_ancre_5f_glossaire">Interiaceo</text:span><text:span text:style-name="T1">int</text:span><text:span text:style-name="amh_5f_dev_5f_abbr"><text:span text:style-name="T1">er</text:span></text:span><text:span text:style-name="T1">iacet, ip</text:span><text:span text:style-name="amh_5f_dev_5f_abbr"><text:span text:style-name="T1">s</text:span></text:span><text:span text:style-name="T1">as se </text:span><text:span text:style-name="amh_5f_dev_5f_abbr"><text:span text:style-name="T1">et</text:span></text:span><text:span text:style-name="T1"> suis </text:span><text:span text:style-name="amh_5f_ancre_5f_glossaire">Bracium</text:span><text:span text:style-name="T1">braciis </text:span><text:span text:style-name="amh_5f_ancre_5f_glossaire">Abinuicem</text:span><text:span text:style-name="T1">abi</text:span><text:span text:style-name="amh_5f_dev_5f_abbr"><text:span text:style-name="T1">n</text:span></text:span><text:span text:style-name="T1">uicem </text:span><text:span text:style-name="amh_5f_ancre_5f_glossaire">Distermino</text:span><text:span text:style-name="T13">dist</text:span><text:span text:style-name="amh_5f_dev_5f_abbr"><text:span text:style-name="T13">er</text:span></text:span><text:span text:style-name="T13">minans</text:span><text:span text:style-name="T13"><text:note text:id="ftn11" text:note-class="footnote"><text:note-citation>11</text:note-citation><text:note-body><text:p text:style-name="amh_5f_note_5f_apparat_5f_critique"><text:span text:style-name="amh_5f_apparat_5f_leçon">abinuicem disterminans</text:span> <text:span text:style-name="amh_5f_apparat_5f_témoin">Li</text:span> : <text:span text:style-name="amh_5f_apparat_5f_variante">abinuicem separans et distinguens</text:span> <text:span text:style-name="amh_5f_apparat_5f_témoin">U Wo</text:span> <text:span text:style-name="T14">| </text:span><text:span text:style-name="amh_5f_apparat_5f_variante">ad inuicem separans et distinguens</text:span><text:span text:style-name="T14"> </text:span><text:span text:style-name="amh_5f_apparat_5f_témoin">Deluz</text:span></text:p></text:note-body></text:note></text:span><text:span text:style-name="T4">.</text:span><text:span text:style-name="T1"> </text:span><text:span text:style-name="amh_5f_ancre_5f_glossaire">Habeo</text:span><text:span text:style-name="T4">H</text:span><text:span text:style-name="amh_5f_dev_5f_abbr"><text:span text:style-name="T1">abe</text:span></text:span><text:span text:style-name="T1">t eni</text:span><text:span text:style-name="amh_5f_dev_5f_abbr"><text:span text:style-name="T1">m</text:span></text:span><text:span text:style-name="T1"> a </text:span><text:span text:style-name="amh_5f_ancre_5f_glossaire">Septentrio</text:span><text:span text:style-name="T1">septe</text:span><text:span text:style-name="amh_5f_dev_5f_abbr"><text:span text:style-name="T1">n</text:span></text:span><text:span text:style-name="T1">trione </text:span><text:span text:style-name="amh_5f_dev_5f_abbr"><text:span text:style-name="T1">et</text:span></text:span><text:span text:style-name="T1"> </text:span><text:span text:style-name="amh_5f_ancre_5f_glossaire">Occidens</text:span><text:span text:style-name="T1">occide</text:span><text:span text:style-name="amh_5f_dev_5f_abbr"><text:span text:style-name="T1">n</text:span></text:span><text:span text:style-name="T1">te</text:span><text:span text:style-name="T1"><text:note text:id="ftn12" text:note-class="footnote"><text:note-citation>12</text:note-citation><text:note-body><text:p text:style-name="amh_5f_note_5f_apparat_5f_critique"><text:span text:style-name="amh_5f_apparat_5f_leçon">a septentrione et occidente</text:span> <text:span text:style-name="amh_5f_apparat_5f_témoin">Li</text:span> : <text:span text:style-name="amh_5f_apparat_5f_variante">ab occidente et aquilone</text:span> <text:span text:style-name="amh_5f_apparat_5f_témoin">U</text:span> | <text:span text:style-name="amh_5f_apparat_5f_variante">ab occidente et septentrione</text:span> <text:span text:style-name="amh_5f_apparat_5f_témoin">Wo Deluz</text:span></text:p></text:note-body></text:note></text:span><text:span text:style-name="T1"> </text:span><text:span text:style-name="amh_5f_ancre_5f_index_5f_locorum"><text:span text:style-name="T1">Europa</text:span></text:span><text:span text:style-name="T1">Europa</text:span><text:span text:style-name="amh_5f_dev_5f_abbr"><text:span text:style-name="T1">m</text:span></text:span><text:span text:style-name="T1">, ad </text:span><text:span text:style-name="amh_5f_ancre_5f_glossaire">Oriens</text:span><text:span text:style-name="T1">oriente</text:span><text:span text:style-name="amh_5f_dev_5f_abbr"><text:span text:style-name="T1">m</text:span></text:span><text:span text:style-name="T1"> </text:span><text:span text:style-name="amh_5f_ancre_5f_index_5f_locorum"><text:span text:style-name="T1">Asia</text:span></text:span><text:span text:style-name="T1">Asiam et ad </text:span><text:span text:style-name="amh_5f_ancre_5f_glossaire">Austra</text:span><text:span text:style-name="T1">austra</text:span><text:span text:style-name="amh_5f_dev_5f_abbr"><text:span text:style-name="T1">m</text:span></text:span><text:span text:style-name="T1"> </text:span><text:span text:style-name="amh_5f_ancre_5f_index_5f_locorum"><text:span text:style-name="T1">Affrica</text:span></text:span><text:span text:style-name="T1">Affrica</text:span><text:span text:style-name="amh_5f_dev_5f_abbr"><text:span text:style-name="T1">m</text:span></text:span><text:span text:style-name="T1">, et uno q</text:span><text:span text:style-name="amh_5f_dev_5f_abbr"><text:span text:style-name="T1">u</text:span></text:span><text:span text:style-name="T1">idem </text:span><text:span text:style-name="amh_5f_ancre_5f_glossaire">Bracium</text:span><text:span text:style-name="T1">bracio q</text:span><text:span text:style-name="amh_5f_dev_5f_abbr"><text:span text:style-name="T1">u</text:span></text:span><text:span text:style-name="T1">o </text:span><text:span text:style-name="amh_5f_ancre_5f_glossaire">Attingo</text:span><text:span text:style-name="T1">atti</text:span><text:span text:style-name="amh_5f_dev_5f_abbr"><text:span text:style-name="T1">n</text:span></text:span><text:span text:style-name="T1">git </text:span><text:span text:style-name="amh_5f_ancre_5f_index_5f_locorum"><text:span text:style-name="T1">Hispania</text:span></text:span><text:span text:style-name="T1">Hispania</text:span><text:span text:style-name="amh_5f_dev_5f_abbr"><text:span text:style-name="T1">m,</text:span></text:span><text:span text:style-name="T1"> et </text:span><text:span text:style-name="amh_5f_ancre_5f_glossaire">Strictus</text:span><text:span text:style-name="T1">strictu</text:span><text:span text:style-name="amh_5f_dev_5f_abbr"><text:span text:style-name="T1">m</text:span></text:span><text:span text:style-name="T1"> q</text:span><text:span text:style-name="amh_5f_dev_5f_abbr"><text:span text:style-name="T1">uo</text:span></text:span><text:span text:style-name="T1">d q</text:span><text:span text:style-name="amh_5f_dev_5f_abbr"><text:span text:style-name="T1">u</text:span></text:span><text:span text:style-name="T1">idem de </text:span><text:span text:style-name="amh_5f_ancre_5f_index_5f_locorum"><text:span text:style-name="T1">Marroch</text:span></text:span><text:span text:style-name="T1">Marroch </text:span><text:span text:style-name="amh_5f_ancre_5f_glossaire">Vulgariter</text:span><text:span text:style-name="T1">uulgarit</text:span><text:span text:style-name="amh_5f_dev_5f_abbr"><text:span text:style-name="T1">er</text:span></text:span><text:span text:style-name="T1"> </text:span><text:span text:style-name="amh_5f_ancre_5f_glossaire">Voco</text:span><text:span text:style-name="T1">uocat</text:span><text:span text:style-name="amh_5f_dev_5f_abbr"><text:span text:style-name="T1">ur</text:span></text:span><text:span text:style-name="amh_5f_dev_5f_abbr"><text:span text:style-name="T1"><text:note text:id="ftn13" text:note-class="footnote"><text:note-citation>13</text:note-citation><text:note-body><text:p text:style-name="amh_5f_note_5f_apparat_5f_critique"><text:span text:style-name="amh_5f_apparat_5f_leçon">et strictum quod quidem de Marroch uulgariter uocatur</text:span><text:span text:style-name="T15"> </text:span><text:span text:style-name="amh_5f_apparat_5f_témoin">Li</text:span><text:span text:style-name="T15"> : </text:span><text:span text:style-name="amh_5f_apparat_5f_variante">strictum de Maroch</text:span><text:span text:style-name="T15"> </text:span><text:span text:style-name="amh_5f_apparat_5f_témoin">U</text:span><text:span text:style-name="T15"> | </text:span><text:span text:style-name="amh_5f_apparat_5f_variante">et strictum de Marroch quod uulgariter dicitur</text:span><text:span text:style-name="T15"> </text:span><text:span text:style-name="amh_5f_apparat_5f_témoin">Wo</text:span><text:span text:style-name="T15"> </text:span><text:span text:style-name="T16">| </text:span><text:span text:style-name="amh_5f_apparat_5f_variante">et strictum de Maroch uulgariter dicitur</text:span><text:span text:style-name="T16"> </text:span><text:span text:style-name="amh_5f_apparat_5f_témoin">Deluz</text:span></text:p></text:note-body></text:note></text:span></text:span><text:span text:style-name="T1">, </text:span><text:span text:style-name="amh_5f_ancre_5f_glossaire">Continuo</text:span><text:span text:style-name="T1">continuatur hoc </text:span><text:span text:style-name="amh_5f_ancre_5f_glossaire">Mare</text:span><text:span text:style-name="T1">mare </text:span><text:span text:style-name="amh_5f_ancre_5f_index_5f_locorum"><text:span text:style-name="T1">Meditteraneum </text:span></text:span><text:span text:style-name="amh_5f_ancre_5f_index_5f_locorum"><text:span text:style-name="T5">(mare)</text:span></text:span><text:span text:style-name="T17">M</text:span><text:span text:style-name="T1">editerraneum cum </text:span><text:span text:style-name="amh_5f_ancre_5f_index_5f_locorum"><text:span text:style-name="T1">Occeanus</text:span></text:span><text:span text:style-name="T17">O</text:span><text:span text:style-name="T1">cceano </text:span><text:span text:style-name="amh_5f_ancre_5f_glossaire">Mare</text:span><text:span text:style-name="T1">mari </text:span><text:span text:style-name="amh_5f_ancre_5f_glossaire">Scilicet</text:span><text:span text:style-name="T1">scilicet </text:span><text:span text:style-name="amh_5f_ancre_5f_glossaire">Magnus</text:span><text:span text:style-name="T1">maximo quod </text:span><text:span text:style-name="amh_5f_ancre_5f_glossaire">Orbis</text:span><text:span text:style-name="T1">orbem </text:span><text:span text:style-name="amh_5f_ancre_5f_glossaire">Circumfluo</text:span><text:span text:style-name="T1">circumfluit</text:span><text:span text:style-name="T1"><text:note text:id="ftn14" text:note-class="footnote"><text:note-citation>14</text:note-citation><text:note-body><text:p text:style-name="amh_5f_note_5f_apparat_5f_critique"><text:span text:style-name="amh_5f_apparat_5f_leçon">cum Occeano, mari scilicet maximo quod orbem circumfluit</text:span> <text:span text:style-name="amh_5f_apparat_5f_témoin">Wo</text:span> : <text:span text:style-name="amh_5f_apparat_5f_variante">cum Occeano, maiori seu cingulo terre scilicet maximo</text:span> <text:span text:style-name="amh_5f_apparat_5f_témoin">Li</text:span> | <text:span text:style-name="amh_5f_apparat_5f_variante">cum Occeano maris scilicet maximo maior quod orbem circumfluit</text:span> <text:span text:style-name="amh_5f_apparat_5f_témoin">U</text:span> | <text:span text:style-name="amh_5f_apparat_5f_variante">cum Oceano, mari scilicet maximo quod orbem circumfluit</text:span> <text:span text:style-name="amh_5f_apparat_5f_témoin">Deluz</text:span></text:p></text:note-body></text:note></text:span><text:span text:style-name="T1">. Altero uero eius </text:span><text:span text:style-name="amh_5f_ancre_5f_glossaire">Bracium</text:span><text:span text:style-name="T1">brachio</text:span><text:span text:style-name="T18">,</text:span><text:span text:style-name="T1"> quod </text:span><text:span text:style-name="amh_5f_ancre_5f_index_5f_locorum"><text:span text:style-name="T1">Ellespontus</text:span></text:span><text:span text:style-name="T1">Ellespontus seu </text:span><text:span text:style-name="amh_5f_ancre_5f_glossaire">Bracium</text:span><text:span text:style-name="T1">brachium </text:span><text:span text:style-name="amh_5f_ancre_5f_index_5f_locorum"><text:span text:style-name="T1">Bracium sancti Georgii</text:span></text:span><text:span text:style-name="T1">sancti Georgii </text:span><text:span text:style-name="amh_5f_ancre_5f_glossaire">Dico</text:span><text:span text:style-name="T1">dicitur</text:span><text:span text:style-name="T1"><text:note text:id="ftn15" text:note-class="footnote"><text:note-citation>15</text:note-citation><text:note-body><text:p text:style-name="amh_5f_note_5f_apparat_5f_critique"><text:span text:style-name="amh_5f_apparat_5f_leçon">Altero uero eius brachio, quod Ellespontus seu Brachium sancti Georgii dicitur</text:span> <text:span text:style-name="amh_5f_apparat_5f_témoin">Wo</text:span> : <text:span text:style-name="amh_5f_apparat_5f_variante">quod Bracium sancti Georgii dicitur</text:span> <text:span text:style-name="amh_5f_apparat_5f_témoin">Li</text:span> | <text:span text:style-name="amh_5f_apparat_5f_variante">cum Brachio sancti Georgii</text:span> <text:span text:style-name="amh_5f_apparat_5f_témoin">U</text:span> | <text:span text:style-name="amh_5f_apparat_5f_variante">Altero uero eius brachio, quod Elespontus seu Brachium Sancti Georgii dicitur</text:span> <text:span text:style-name="amh_5f_apparat_5f_témoin">Deluz</text:span></text:p></text:note-body></text:note></text:span><text:span text:style-name="T1">, </text:span><text:span text:style-name="amh_5f_ancre_5f_glossaire">Continuo</text:span><text:span text:style-name="T1">continuatur </text:span><text:soft-page-break/><text:span text:style-name="T1">cum </text:span><text:span text:style-name="amh_5f_ancre_5f_glossaire">Magnus</text:span><text:span text:style-name="T1">magno </text:span><text:span text:style-name="amh_5f_ancre_5f_glossaire">Mare</text:span><text:span text:style-name="T1">mari </text:span><text:span text:style-name="amh_5f_ancre_5f_index_5f_locorum"><text:span text:style-name="T1">Ponticum (mare)</text:span></text:span><text:span text:style-name="T1">Pontico</text:span><text:span text:style-name="T1"><text:note text:id="ftn16" text:note-class="footnote"><text:note-citation>16</text:note-citation><text:note-body><text:p text:style-name="amh_5f_note_5f_apparat_5f_critique"><text:span text:style-name="amh_5f_apparat_5f_leçon">cum magno mari Pontico</text:span> <text:span text:style-name="amh_5f_apparat_5f_témoin">Wo</text:span> : <text:span text:style-name="amh_5f_apparat_5f_variante">cum mari Pontico</text:span> <text:span text:style-name="amh_5f_apparat_5f_témoin">Li U Deluz</text:span></text:p></text:note-body></text:note></text:span><text:span text:style-name="T1">, quod quasi nullam </text:span><text:span text:style-name="amh_5f_ancre_5f_glossaire">Habeo</text:span><text:span text:style-name="T1">habet </text:span><text:span text:style-name="amh_5f_ancre_5f_glossaire">Insula</text:span><text:span text:style-name="T1">insulam unde et </text:span><text:span text:style-name="amh_5f_ancre_5f_glossaire">Mare</text:span><text:span text:style-name="T1">mare </text:span><text:span text:style-name="amh_5f_ancre_5f_index_5f_locorum"><text:span text:style-name="T1">Maius (mare)</text:span></text:span><text:span text:style-name="T1">Maius </text:span><text:span text:style-name="amh_5f_ancre_5f_glossaire">Communiter</text:span><text:span text:style-name="T1">communiter </text:span><text:span text:style-name="amh_5f_ancre_5f_glossaire">Voco</text:span><text:span text:style-name="T1">uocatur</text:span><text:span text:style-name="T1"><text:note text:id="ftn17" text:note-class="footnote"><text:note-citation>17</text:note-citation><text:note-body><text:p text:style-name="amh_5f_note_5f_apparat_5f_critique"><text:span text:style-name="amh_5f_apparat_5f_leçon">quod quasi nullam habet insulam unde et mare Maius communiter uocatur</text:span> <text:span text:style-name="amh_5f_apparat_5f_témoin">Wo</text:span> : <text:span text:style-name="amh_5f_apparat_5f_variante">quod quasi nullam habet insulam unde et mare Maius uocatur</text:span> <text:span text:style-name="amh_5f_apparat_5f_témoin">Li</text:span> | <text:span text:style-name="amh_5f_apparat_5f_omission">om.</text:span> <text:span text:style-name="amh_5f_apparat_5f_témoin">U</text:span> | <text:span text:style-name="amh_5f_apparat_5f_variante">quod quasi nullam habet insulam unde et mare Maius nuncupatur</text:span> <text:span text:style-name="amh_5f_apparat_5f_témoin">Deluz</text:span></text:p></text:note-body></text:note></text:span><text:span text:style-name="T1">.</text:span></text:p>
      <text:p text:style-name="P3"><text:span text:style-name="T1">In hoc </text:span><text:span text:style-name="amh_5f_dev_5f_abbr"><text:span text:style-name="T19">i</text:span></text:span><text:span text:style-name="T19">g</text:span><text:span text:style-name="amh_5f_dev_5f_abbr"><text:span text:style-name="T19">itu</text:span></text:span><text:span text:style-name="T19">r</text:span><text:span text:style-name="T19"><text:note text:id="ftn18" text:note-class="footnote"><text:note-citation>18</text:note-citation><text:note-body><text:p text:style-name="amh_5f_note_5f_apparat_5f_critique"><text:span text:style-name="amh_5f_apparat_5f_leçon">igitur</text:span> <text:span text:style-name="amh_5f_apparat_5f_témoin">Li</text:span> : <text:span text:style-name="amh_5f_apparat_5f_omission">om.</text:span><text:span text:style-name="T20"> </text:span><text:span text:style-name="amh_5f_apparat_5f_témoin">Wo Deluz</text:span><text:span text:style-name="T20"> | </text:span><text:span text:style-name="amh_5f_apparat_5f_variante">Et</text:span><text:span text:style-name="T20"> </text:span><text:span text:style-name="amh_5f_apparat_5f_témoin">U</text:span><text:span text:style-name="T20"> </text:span><text:span text:style-name="amh_5f_apparat_5f_commentaire"><text:span text:style-name="T20">(script. ante </text:span></text:span><text:span text:style-name="amh_5f_apparat_5f_commentaire">in hoc)</text:span></text:p></text:note-body></text:note></text:span><text:span text:style-name="T1"> </text:span><text:span text:style-name="amh_5f_ancre_5f_glossaire">Mare</text:span><text:span text:style-name="T1">mari </text:span><text:span text:style-name="amh_5f_ancre_5f_glossaire">Beatus</text:span><text:span text:style-name="T1">beat</text:span><text:span text:style-name="amh_5f_dev_5f_abbr"><text:span text:style-name="T1">us</text:span></text:span><text:span text:style-name="T1"> </text:span><text:span text:style-name="amh_5f_ancre_5f_index_5f_nominum"><text:span text:style-name="T1">Clemens</text:span></text:span><text:span text:style-name="T1">Clemens </text:span><text:span text:style-name="amh_5f_ancre_5f_glossaire">Papa</text:span><text:span text:style-name="T1">papa </text:span><text:span text:style-name="amh_5f_ancre_5f_glossaire">Submergo</text:span><text:span text:style-name="T1">sub</text:span><text:span text:style-name="T21">m</text:span><text:span text:style-name="amh_5f_dev_5f_abbr"><text:span text:style-name="T1">er</text:span></text:span><text:span text:style-name="T1">sus fuit</text:span><text:span text:style-name="T1"><text:note text:id="ftn19" text:note-class="footnote"><text:note-citation>19</text:note-citation><text:note-body><text:p text:style-name="amh_5f_note_5f_apparat_5f_critique"><text:span text:style-name="amh_5f_apparat_5f_leçon">submersus fuit</text:span> <text:span text:style-name="amh_5f_apparat_5f_témoin">Li U Wo</text:span> : <text:span text:style-name="amh_5f_apparat_5f_variante">submergitur</text:span><text:span text:style-name="T20"> </text:span><text:span text:style-name="amh_5f_apparat_5f_témoin">Deluz</text:span></text:p></text:note-body></text:note></text:span><text:span text:style-name="T1"> </text:span><text:span text:style-name="amh_5f_dev_5f_abbr"><text:span text:style-name="T1">pro</text:span></text:span><text:span text:style-name="T1">pe </text:span><text:span text:style-name="amh_5f_ancre_5f_index_5f_locorum"><text:span text:style-name="T1">Cersona</text:span></text:span><text:span text:style-name="T1">Cersonam</text:span><text:span text:style-name="T1"><text:note text:id="ftn20" text:note-class="footnote"><text:note-citation>20</text:note-citation><text:note-body><text:p text:style-name="amh_5f_note_5f_apparat_5f_critique"><text:span text:style-name="amh_5f_apparat_5f_leçon">Cersonam</text:span> <text:span text:style-name="amh_5f_apparat_5f_témoin">Li U Deluz</text:span> : <text:span text:style-name="amh_5f_apparat_5f_variante">Tersonam</text:span> <text:span text:style-name="amh_5f_apparat_5f_témoin">Wo</text:span></text:p></text:note-body></text:note></text:span><text:span text:style-name="T1">, et </text:span><text:span text:style-name="amh_5f_ancre_5f_glossaire">Habitaculum</text:span><text:span text:style-name="T1">h</text:span><text:span text:style-name="amh_5f_dev_5f_abbr"><text:span text:style-name="T1">ab</text:span></text:span><text:span text:style-name="T1">itaculu</text:span><text:span text:style-name="amh_5f_dev_5f_abbr"><text:span text:style-name="T1">m</text:span></text:span><text:span text:style-name="T1"> </text:span><text:span text:style-name="amh_5f_ancre_5f_glossaire">Martir</text:span><text:span text:style-name="T1">mart</text:span><text:span text:style-name="T22">i</text:span><text:span text:style-name="T1">ri in </text:span><text:span text:style-name="amh_5f_ancre_5f_glossaire">Modus</text:span><text:span text:style-name="T1">modu</text:span><text:span text:style-name="amh_5f_dev_5f_abbr"><text:span text:style-name="T1">m</text:span></text:span><text:span text:style-name="T1"> </text:span><text:span text:style-name="amh_5f_ancre_5f_glossaire">Templum</text:span><text:span text:style-name="T1">te</text:span><text:span text:style-name="amh_5f_dev_5f_abbr"><text:span text:style-name="T1">m</text:span></text:span><text:span text:style-name="T1">pli </text:span><text:span text:style-name="amh_5f_ancre_5f_glossaire">Marmoreus</text:span><text:span text:style-name="T1">marmorei </text:span><text:span text:style-name="amh_5f_ancre_5f_glossaire">Manus</text:span><text:span text:style-name="T1">manib</text:span><text:span text:style-name="amh_5f_dev_5f_abbr"><text:span text:style-name="T1">us</text:span></text:span><text:span text:style-name="T1"> </text:span><text:span text:style-name="amh_5f_ancre_5f_glossaire">Angelicus</text:span><text:span text:style-name="T1">a</text:span><text:span text:style-name="amh_5f_dev_5f_abbr"><text:span text:style-name="T1">n</text:span></text:span><text:span text:style-name="T1">gelicis</text:span><text:span text:style-name="T1"><text:note text:id="ftn21" text:note-class="footnote"><text:note-citation>21</text:note-citation><text:note-body><text:p text:style-name="amh_5f_note_5f_apparat_5f_critique"><text:span text:style-name="amh_5f_apparat_5f_leçon">manibus angelicis</text:span> <text:span text:style-name="amh_5f_apparat_5f_témoin">Li U Wo</text:span> : <text:span text:style-name="amh_5f_apparat_5f_variante">angelicis manibus</text:span><text:span text:style-name="T23"> </text:span><text:span text:style-name="amh_5f_apparat_5f_témoin">Deluz</text:span></text:p></text:note-body></text:note></text:span><text:span text:style-name="T1"> </text:span><text:span text:style-name="amh_5f_ancre_5f_glossaire">Construo</text:span><text:span text:style-name="T1">co</text:span><text:span text:style-name="amh_5f_dev_5f_abbr"><text:span text:style-name="T1">n</text:span></text:span><text:span text:style-name="T1">structu</text:span><text:span text:style-name="amh_5f_dev_5f_abbr"><text:span text:style-name="T1">m</text:span></text:span><text:span text:style-name="T1"> est</text:span><text:span text:style-name="T1"><text:note text:id="ftn22" text:note-class="footnote"><text:note-citation>22</text:note-citation><text:note-body><text:p text:style-name="amh_5f_note_5f_apparat_5f_critique"><text:span text:style-name="amh_5f_apparat_5f_leçon">constructum est</text:span> <text:span text:style-name="amh_5f_apparat_5f_témoin">Li</text:span> : <text:span text:style-name="amh_5f_apparat_5f_variante">preparatum est Deo iubente</text:span><text:span text:style-name="T24"> </text:span><text:span text:style-name="amh_5f_apparat_5f_témoin">U</text:span><text:span text:style-name="T24"> | </text:span><text:span text:style-name="amh_5f_apparat_5f_variante">preparatur</text:span><text:span text:style-name="T23"> </text:span><text:span text:style-name="amh_5f_apparat_5f_témoin">Wo Deluz</text:span></text:p></text:note-body></text:note></text:span><text:span text:style-name="T1">. </text:span><text:span text:style-name="T25">Est</text:span><text:span text:style-name="T1"> aliud </text:span><text:span text:style-name="amh_5f_ancre_5f_glossaire">Mare</text:span><text:span text:style-name="T1">mare uersus </text:span><text:span text:style-name="amh_5f_ancre_5f_glossaire">Oriens</text:span><text:span text:style-name="T1">oriente</text:span><text:span text:style-name="amh_5f_dev_5f_abbr"><text:span text:style-name="T1">m</text:span></text:span><text:span text:style-name="T1"> ultra </text:span><text:span text:style-name="amh_5f_ancre_5f_glossaire">Ciuitas</text:span><text:span text:style-name="T1">ciuitate</text:span><text:span text:style-name="amh_5f_dev_5f_abbr"><text:span text:style-name="T1">m</text:span></text:span><text:span text:style-name="T1"> </text:span><text:span text:style-name="amh_5f_ancre_5f_index_5f_locorum"><text:span text:style-name="T1">Sara</text:span></text:span><text:span text:style-name="T1">Sara, qua</text:span><text:span text:style-name="amh_5f_dev_5f_abbr"><text:span text:style-name="T1">m</text:span></text:span><text:span text:style-name="T1"> </text:span><text:span text:style-name="amh_5f_ancre_5f_glossaire">Teneo</text:span><text:span text:style-name="T1">tenet Tartarius de </text:span><office:annotation office:name="__Annotation__15558_2972721066" loext:resolved="false"><dc:creator>Alexandre Moret Houplon</dc:creator><dc:date>2026-01-09T12:05:49.848927700</dc:date><meta:creator-initials>AMH</meta:creator-initials><text:p text:style-name="Comment">Graphie fautive mais ne nuit pas à la compréhension du texte.</text:p></office:annotation><text:span text:style-name="amh_5f_ancre_5f_index_5f_locorum"><text:span text:style-name="T1">Guinama</text:span></text:span><text:span text:style-name="T1">Guinama</text:span><office:annotation-end office:name="__Annotation__15558_2972721066"/><text:span text:style-name="T1"><text:note text:id="ftn23" text:note-class="footnote"><text:note-citation>23</text:note-citation><text:note-body><text:p text:style-name="amh_5f_note_5f_apparat_5f_critique"><text:span text:style-name="amh_5f_apparat_5f_leçon">quam tenet Tartarius de Guinama</text:span> <text:span text:style-name="amh_5f_apparat_5f_témoin">Li</text:span> : <text:span text:style-name="amh_5f_apparat_5f_variante">quam tenent Tartari de Cumania</text:span> <text:span text:style-name="amh_5f_apparat_5f_témoin">Wo</text:span> | <text:span text:style-name="amh_5f_apparat_5f_variante">quam tenet Tartarus de Cumania</text:span> <text:span text:style-name="amh_5f_apparat_5f_témoin">Deluz</text:span></text:p></text:note-body></text:note></text:span><text:span text:style-name="T1">, </text:span><text:span text:style-name="amh_5f_dev_5f_abbr"><text:span text:style-name="T1">et</text:span></text:span><text:span text:style-name="T1"> </text:span><text:span text:style-name="amh_5f_ancre_5f_glossaire">Dico</text:span><text:span text:style-name="T1">di</text:span><text:span text:style-name="amh_5f_dev_5f_abbr"><text:span text:style-name="T1">citur</text:span></text:span><text:span text:style-name="T1"> </text:span><text:span text:style-name="amh_5f_ancre_5f_glossaire">Mare</text:span><text:span text:style-name="T1">mare </text:span><text:span text:style-name="amh_5f_ancre_5f_index_5f_locorum"><text:span text:style-name="T1">Caspium</text:span></text:span><text:span text:style-name="amh_5f_ancre_5f_index_5f_locorum"><text:span text:style-name="T26">(mare)</text:span></text:span><text:span text:style-name="T1">Caspiu</text:span><text:span text:style-name="amh_5f_dev_5f_abbr"><text:span text:style-name="T1">m</text:span></text:span><text:span text:style-name="amh_5f_dev_5f_abbr"><text:span text:style-name="T1"><text:note text:id="ftn24" text:note-class="footnote"><text:note-citation>24</text:note-citation><text:note-body><text:p text:style-name="amh_5f_note_5f_apparat_5f_critique"><text:span text:style-name="amh_5f_apparat_5f_leçon">et dicitur mare Caspium</text:span> <text:span text:style-name="amh_5f_apparat_5f_témoin">Li</text:span> : <text:span text:style-name="amh_5f_apparat_5f_variante">quod Caspium dicitur</text:span> <text:span text:style-name="amh_5f_apparat_5f_témoin">Wo Deluz</text:span></text:p></text:note-body></text:note></text:span></text:span><text:span text:style-name="T1">, q</text:span><text:span text:style-name="amh_5f_dev_5f_abbr"><text:span text:style-name="T1">uo</text:span></text:span><text:span text:style-name="T1">d</text:span><text:span text:style-name="T1"><text:note text:id="ftn25" text:note-class="footnote"><text:note-citation>25</text:note-citation><text:note-body><text:p text:style-name="amh_5f_note_5f_apparat_5f_critique"><text:span text:style-name="amh_5f_apparat_5f_leçon">quod</text:span> <text:span text:style-name="amh_5f_apparat_5f_témoin">Li</text:span> : <text:span text:style-name="amh_5f_apparat_5f_leçon">hoc</text:span> <text:span text:style-name="amh_5f_apparat_5f_témoin">Wo</text:span></text:p></text:note-body></text:note></text:span><text:span text:style-name="T1"> nec </text:span><text:span text:style-name="amh_5f_ancre_5f_index_5f_locorum"><text:span text:style-name="T1">Occeanus</text:span></text:span><text:span text:style-name="T25">O</text:span><text:span text:style-name="T1">cceano, nec </text:span><text:span text:style-name="amh_5f_ancre_5f_index_5f_locorum"><text:span text:style-name="T1">Mediterraneum </text:span></text:span><text:span text:style-name="amh_5f_ancre_5f_index_5f_locorum"><text:span text:style-name="T5">(mare)</text:span></text:span><text:span text:style-name="T1">Medit</text:span><text:span text:style-name="amh_5f_dev_5f_abbr"><text:span text:style-name="T1">er</text:span></text:span><text:span text:style-name="T1">raneo, nec </text:span><text:span text:style-name="amh_5f_ancre_5f_index_5f_locorum"><text:span text:style-name="T1">Ponticum </text:span></text:span><text:span text:style-name="amh_5f_ancre_5f_index_5f_locorum"><text:span text:style-name="T5">(mare)</text:span></text:span><text:span text:style-name="T1">Po</text:span><text:span text:style-name="amh_5f_dev_5f_abbr"><text:span text:style-name="T1">n</text:span></text:span><text:span text:style-name="T1">tico </text:span><text:span text:style-name="amh_5f_ancre_5f_glossaire">Mare</text:span><text:span text:style-name="T1">mari aliquo </text:span><text:span text:style-name="amh_5f_ancre_5f_glossaire">Appareo</text:span><text:span text:style-name="T1">appare</text:span><text:span text:style-name="amh_5f_dev_5f_abbr"><text:span text:style-name="T1">n</text:span></text:span><text:span text:style-name="T1">ti </text:span><text:span text:style-name="amh_5f_ancre_5f_glossaire">Bracius</text:span><text:span text:style-name="T1">bracio </text:span><text:span text:style-name="amh_5f_ancre_5f_glossaire">Copulo</text:span><text:span text:style-name="T1">copulatur. </text:span><text:span text:style-name="amh_5f_ancre_5f_glossaire">Assero</text:span><text:span text:style-name="T1">Asseru</text:span><text:span text:style-name="amh_5f_dev_5f_abbr"><text:span text:style-name="T1">n</text:span></text:span><text:span text:style-name="T1">t t</text:span><text:span text:style-name="amh_5f_dev_5f_abbr"><text:span text:style-name="T1">ame</text:span></text:span><text:span text:style-name="T1">n aliqui q</text:span><text:span text:style-name="amh_5f_dev_5f_abbr"><text:span text:style-name="T1">u</text:span></text:span><text:span text:style-name="T1">ibusda</text:span><text:span text:style-name="amh_5f_dev_5f_abbr"><text:span text:style-name="T1">m</text:span></text:span><text:span text:style-name="T1"> </text:span><text:span text:style-name="amh_5f_ancre_5f_glossaire">Nitor</text:span><text:span text:style-name="T1">nixi </text:span><text:span text:style-name="amh_5f_ancre_5f_glossaire">Experientia</text:span><text:span text:style-name="T1">experie</text:span><text:span text:style-name="amh_5f_dev_5f_abbr"><text:span text:style-name="T1">n</text:span></text:span><text:span text:style-name="T1">tis</text:span><text:span text:style-name="T1"><text:note text:id="ftn26" text:note-class="footnote"><text:note-citation>26</text:note-citation><text:note-body><text:p text:style-name="amh_5f_note_5f_apparat_5f_critique"><text:span text:style-name="amh_5f_apparat_5f_leçon">Asserunt tamen aliqui quibusdam nixi experientis</text:span> <text:span text:style-name="amh_5f_apparat_5f_témoin">Li</text:span><text:span text:style-name="T27"> </text:span>: <text:span text:style-name="amh_5f_apparat_5f_variante">Asserunt tamen quidam</text:span> <text:span text:style-name="amh_5f_apparat_5f_témoin">Wo Deluz</text:span></text:p></text:note-body></text:note></text:span><text:span text:style-name="T1"> q</text:span><text:span text:style-name="amh_5f_dev_5f_abbr"><text:span text:style-name="T1">uod</text:span></text:span><text:span text:style-name="T1"> per </text:span><text:span text:style-name="amh_5f_ancre_5f_glossaire">Subterratus</text:span><office:annotation office:name="__Annotation__15559_2972721066" loext:resolved="false"><dc:creator>Alexandre Moret Houplon</dc:creator><dc:date>2026-01-09T12:06:17.508944300</dc:date><meta:creator-initials>AMH</meta:creator-initials><text:p text:style-name="Comment">À part le Du Cange, aucun dictionnaire n’a d’entrée pour subterratus en tant qu’adjectif. Par contre, on trouve une entrée subterrare dans le Niermeyer (et dans le Du Cange).</text:p><text:p text:style-name="Comment">Du Cange atteste l’usage de l’adjectif dans un traité de nécromancie conservé à la BNF</text:p><text:p text:style-name="Comment"><text:a xlink:href="http://ducange.enc.sorbonne.fr/subterratus" xlink:type="simple">http://ducange.enc.sorbonne.fr/subterratus</text:a></text:p><text:p text:style-name="Comment"><text:s/></text:p></office:annotation><text:span text:style-name="T1">subterratu</text:span><text:span text:style-name="amh_5f_dev_5f_abbr"><text:span text:style-name="T1">m</text:span></text:span><office:annotation-end office:name="__Annotation__15559_2972721066"/><text:span text:style-name="T1"> </text:span><text:span text:style-name="amh_5f_ancre_5f_glossaire">Gurges</text:span><text:span text:style-name="T1">gurgite</text:span><text:span text:style-name="amh_5f_dev_5f_abbr"><text:span text:style-name="T1">m</text:span></text:span><text:span text:style-name="T1"><text:note text:id="ftn27" text:note-class="footnote"><text:note-citation>27</text:note-citation><text:note-body><text:p text:style-name="amh_5f_note_5f_apparat_5f_critique"><text:span text:style-name="amh_5f_apparat_5f_leçon">per subterratum gurgitem</text:span> <text:span text:style-name="amh_5f_apparat_5f_témoin">Li</text:span><text:span text:style-name="T27"> </text:span>: <text:span text:style-name="amh_5f_apparat_5f_variante">per gurgitem subterraneam</text:span> <text:span text:style-name="amh_5f_apparat_5f_témoin">Wo Deluz</text:span></text:p></text:note-body></text:note></text:span><text:span text:style-name="T1"> </text:span><text:span text:style-name="amh_5f_ancre_5f_index_5f_locorum"><text:span text:style-name="T1">Ponticum </text:span></text:span><text:span text:style-name="amh_5f_ancre_5f_index_5f_locorum"><text:span text:style-name="T5">(mare)</text:span></text:span><text:span text:style-name="T1">Po</text:span><text:span text:style-name="amh_5f_dev_5f_abbr"><text:span text:style-name="T1">n</text:span></text:span><text:span text:style-name="T1">tico</text:span><text:span text:style-name="T1"><text:note text:id="ftn28" text:note-class="footnote"><text:note-citation>28</text:note-citation><text:note-body><text:p text:style-name="amh_5f_note_5f_apparat_5f_critique"><text:span text:style-name="amh_5f_apparat_5f_leçon">Pontico</text:span> <text:span text:style-name="amh_5f_apparat_5f_témoin">Li</text:span> : <text:span text:style-name="amh_5f_apparat_5f_variante">mari Pontico</text:span> <text:span text:style-name="amh_5f_apparat_5f_témoin">Wo Deluz</text:span></text:p></text:note-body></text:note></text:span><text:span text:style-name="T1">, q</text:span><text:span text:style-name="amh_5f_dev_5f_abbr"><text:span text:style-name="T1">uo</text:span></text:span><text:span text:style-name="T1">d sibi </text:span><text:span text:style-name="amh_5f_ancre_5f_glossaire">Propinque</text:span><text:span text:style-name="amh_5f_dev_5f_abbr"><text:span text:style-name="T1">pro</text:span></text:span><text:span text:style-name="T1">pi</text:span><text:span text:style-name="amh_5f_dev_5f_abbr"><text:span text:style-name="T1">n</text:span></text:span><text:span text:style-name="T1">qui</text:span><text:span text:style-name="amh_5f_dev_5f_abbr"><text:span text:style-name="T1">us</text:span></text:span><text:span text:style-name="T1"><text:note text:id="ftn29" text:note-class="footnote"><text:note-citation>29</text:note-citation><text:note-body><text:p text:style-name="amh_5f_note_5f_apparat_5f_critique"><text:span text:style-name="amh_5f_apparat_5f_leçon">propinquius</text:span> <text:span text:style-name="amh_5f_apparat_5f_témoin">Li Deluz</text:span> : <text:span text:style-name="amh_5f_apparat_5f_variante">propinquus</text:span> <text:span text:style-name="amh_5f_apparat_5f_témoin">Wo</text:span></text:p></text:note-body></text:note></text:span><text:span text:style-name="T1"> est et </text:span><text:span text:style-name="amh_5f_dev_5f_abbr"><text:span text:style-name="T1">per</text:span></text:span><text:span text:style-name="T1"> </text:span><text:span text:style-name="amh_5f_ancre_5f_glossaire">Consequens</text:span><text:span text:style-name="amh_5f_dev_5f_abbr"><text:span text:style-name="T1">conseque</text:span></text:span><text:span text:style-name="T1">ns aliis </text:span><text:span text:style-name="amh_5f_ancre_5f_glossaire">Mare</text:span><text:span text:style-name="T1">marib</text:span><text:span text:style-name="amh_5f_dev_5f_abbr"><text:span text:style-name="T1">us</text:span></text:span><text:span text:style-name="T1"><text:note text:id="ftn30" text:note-class="footnote"><text:note-citation>30</text:note-citation><text:note-body><text:p text:style-name="amh_5f_note_5f_apparat_5f_critique"><text:span text:style-name="amh_5f_apparat_5f_leçon">aliis maribus</text:span> <text:span text:style-name="amh_5f_apparat_5f_témoin">Li</text:span> : <text:span text:style-name="amh_5f_apparat_5f_variante">ceteris maribus</text:span> <text:span text:style-name="amh_5f_apparat_5f_témoin">Wo Deluz</text:span></text:p></text:note-body></text:note></text:span><text:span text:style-name="T1"> </text:span><text:span text:style-name="amh_5f_ancre_5f_glossaire">Continuo</text:span><text:span text:style-name="T1">co</text:span><text:span text:style-name="amh_5f_dev_5f_abbr"><text:span text:style-name="T1">n</text:span></text:span><text:span text:style-name="T1">tinuat</text:span><text:span text:style-name="amh_5f_dev_5f_abbr"><text:span text:style-name="T1">ur</text:span></text:span><text:span text:style-name="T1"><text:note text:id="ftn31" text:note-class="footnote"><text:note-citation>31</text:note-citation><text:note-body><text:p text:style-name="amh_5f_note_5f_apparat_5f_critique"><text:span text:style-name="amh_5f_apparat_5f_leçon">est aliud mare uersus orientem… continuatur</text:span> <text:span text:style-name="amh_5f_apparat_5f_témoin">Li</text:span><text:span text:style-name="T27"> </text:span>: <text:span text:style-name="amh_5f_apparat_5f_omission">om</text:span>. <text:span text:style-name="amh_5f_apparat_5f_témoin">U</text:span><text:span text:style-name="T28"> </text:span><text:span text:style-name="T27">| </text:span><text:span text:style-name="amh_5f_apparat_5f_variante">continuetur</text:span><text:span text:style-name="T27"> </text:span><text:span text:style-name="amh_5f_apparat_5f_témoin">Wo Deluz</text:span></text:p></text:note-body></text:note></text:span><text:span text:style-name="T1">.</text:span></text:p>
      <text:p text:style-name="P4"><text:span text:style-name="T1">Hoc </text:span><text:span text:style-name="amh_5f_ancre_5f_glossaire">Bracium</text:span><text:span text:style-name="T1">braciu</text:span><text:span text:style-name="amh_5f_dev_5f_abbr"><text:span text:style-name="T1">m </text:span></text:span><text:span text:style-name="amh_5f_ancre_5f_index_5f_locorum"><text:span text:style-name="T1">Bracium sancti Georgii</text:span></text:span><text:span text:style-name="T1">s</text:span><text:span text:style-name="amh_5f_dev_5f_abbr"><text:span text:style-name="T1">an</text:span></text:span><text:span text:style-name="T1">cti Georgii, q</text:span><text:span text:style-name="amh_5f_dev_5f_abbr"><text:span text:style-name="T1">uo</text:span></text:span><text:span text:style-name="T1">d </text:span><text:span text:style-name="amh_5f_ancre_5f_glossaire">dico</text:span><text:span text:style-name="T1">diximus</text:span><text:span text:style-name="T1"><text:note text:id="ftn32" text:note-class="footnote"><text:note-citation>32</text:note-citation><text:note-body><text:p text:style-name="amh_5f_note_5f_apparat_5f_critique"><text:span text:style-name="amh_5f_apparat_5f_leçon">quod diximus</text:span> <text:span text:style-name="amh_5f_apparat_5f_témoin">Li</text:span> : <text:span text:style-name="amh_5f_apparat_5f_variante">de quo dixi</text:span> <text:span text:style-name="amh_5f_apparat_5f_témoin">Wo Deluz</text:span><text:span text:style-name="T29"> </text:span><text:span text:style-name="T30">| </text:span><text:span text:style-name="amh_5f_apparat_5f_omission">om.</text:span><text:span text:style-name="T30"> </text:span><text:span text:style-name="amh_5f_apparat_5f_témoin">U</text:span></text:p></text:note-body></text:note></text:span><text:span text:style-name="T1">, </text:span><text:span text:style-name="amh_5f_ancre_5f_glossaire">Diuido</text:span><text:span text:style-name="T1">diuidit </text:span><text:span text:style-name="amh_5f_ancre_5f_index_5f_locorum"><text:span text:style-name="T1">Europa</text:span></text:span><text:span text:style-name="T1">Europa</text:span><text:span text:style-name="amh_5f_dev_5f_abbr"><text:span text:style-name="T1">m</text:span></text:span><text:span text:style-name="T1"> </text:span><text:span text:style-name="amh_5f_dev_5f_abbr"><text:span text:style-name="T1">et</text:span></text:span><text:span text:style-name="T1"> </text:span><text:span text:style-name="amh_5f_ancre_5f_index_5f_locorum"><text:span text:style-name="T1">Asia minor</text:span></text:span><text:span text:style-name="T1">Asia</text:span><text:span text:style-name="amh_5f_dev_5f_abbr"><text:span text:style-name="T1">m</text:span></text:span><text:span text:style-name="T1"> minore</text:span><text:span text:style-name="amh_5f_dev_5f_abbr"><text:span text:style-name="T1">m</text:span></text:span><text:span text:style-name="T1"> q</text:span><text:span text:style-name="amh_5f_dev_5f_abbr"><text:span text:style-name="T1">ue,</text:span></text:span><text:span text:style-name="T1"> </text:span><text:span text:style-name="amh_5f_ancre_5f_glossaire">Profecto</text:span><text:span text:style-name="amh_5f_dev_5f_abbr"><text:span text:style-name="T1">pro</text:span></text:span><text:span text:style-name="T1">fecto ut </text:span><text:span text:style-name="amh_5f_ancre_5f_glossaire">Cronica</text:span><text:span text:style-name="T31">cronice</text:span><text:span text:style-name="T1"> </text:span><text:span text:style-name="amh_5f_ancre_5f_glossaire">Sepe</text:span><text:span text:style-name="T1">sepe </text:span><text:span text:style-name="amh_5f_ancre_5f_glossaire">Tango</text:span><text:span text:style-name="T1">ta</text:span><text:span text:style-name="amh_5f_dev_5f_abbr"><text:span text:style-name="T1">n</text:span></text:span><text:span text:style-name="T1">gunt</text:span><text:span text:style-name="T1"><text:note text:id="ftn33" text:note-class="footnote"><text:note-citation>33</text:note-citation><text:note-body><text:p text:style-name="amh_5f_note_5f_apparat_5f_critique"><text:span text:style-name="amh_5f_apparat_5f_leçon">profecto ut cronice sepe tangunt</text:span> <text:span text:style-name="amh_5f_apparat_5f_témoin">Li</text:span> : <text:span text:style-name="amh_5f_apparat_5f_omission">om.</text:span> <text:span text:style-name="amh_5f_apparat_5f_témoin">U Wo Deluz</text:span></text:p></text:note-body></text:note></text:span><text:span text:style-name="T1">, maioris Asie </text:span><text:span text:style-name="amh_5f_ancre_5f_glossaire">Prouincia</text:span><text:span text:style-name="amh_5f_dev_5f_abbr"><text:span text:style-name="T1">pro</text:span></text:span><text:span text:style-name="T1">uincia est. Hoc aut</text:span><text:span text:style-name="amh_5f_dev_5f_abbr"><text:span text:style-name="T1">em</text:span></text:span><text:span text:style-name="T1"> </text:span><text:span text:style-name="amh_5f_ancre_5f_index_5f_locorum"><text:span text:style-name="T1">Bracium sancti Georgii</text:span></text:span><text:span text:style-name="T1">braciu</text:span><text:span text:style-name="amh_5f_dev_5f_abbr"><text:span text:style-name="T1">m</text:span></text:span><text:span text:style-name="T1"> </text:span><text:span text:style-name="amh_5f_ancre_5f_glossaire">Vulgariter</text:span><text:span text:style-name="T1">uulgarit</text:span><text:span text:style-name="amh_5f_dev_5f_abbr"><text:span text:style-name="T1">er</text:span></text:span><text:span text:style-name="T1"> </text:span><text:span text:style-name="amh_5f_ancre_5f_glossaire">Bucca</text:span><text:span text:style-name="T1">bucca Co</text:span><text:span text:style-name="amh_5f_dev_5f_abbr"><text:span text:style-name="T1">n</text:span></text:span><text:span text:style-name="T1">stantinopolitana </text:span><text:span text:style-name="amh_5f_ancre_5f_glossaire">dico</text:span><text:span text:style-name="T1">di</text:span><text:span text:style-name="amh_5f_dev_5f_abbr"><text:span text:style-name="T1">citur</text:span></text:span><text:span text:style-name="T1">, eo q</text:span><text:span text:style-name="amh_5f_dev_5f_abbr"><text:span text:style-name="T1">uod</text:span></text:span><text:span text:style-name="T1"> su</text:span><text:span text:style-name="amh_5f_dev_5f_abbr"><text:span text:style-name="T1">per</text:span></text:span><text:span text:style-name="T1"> ipsu</text:span><text:span text:style-name="amh_5f_dev_5f_abbr"><text:span text:style-name="T1">m</text:span></text:span><text:span text:style-name="T1"> in </text:span><text:span text:style-name="amh_5f_ancre_5f_glossaire">Littus</text:span><text:span text:style-name="T1">littore </text:span><text:span text:style-name="amh_5f_ancre_5f_index_5f_locorum"><text:span text:style-name="T1">Europa</text:span></text:span><text:span text:style-name="T1">Europe egregia </text:span><text:span text:style-name="amh_5f_ancre_5f_glossaire">Metropolis</text:span><text:span text:style-name="T1">metropolis </text:span><text:span text:style-name="amh_5f_ancre_5f_index_5f_locorum"><text:span text:style-name="T1">Constantinopolis</text:span></text:span><text:span text:style-name="T1">Co</text:span><text:span text:style-name="amh_5f_dev_5f_abbr"><text:span text:style-name="T1">n</text:span></text:span><text:span text:style-name="T1">stantinopol</text:span><text:span text:style-name="amh_5f_dev_5f_abbr"><text:span text:style-name="T1">is</text:span></text:span><text:span text:style-name="T1"> </text:span><text:span text:style-name="amh_5f_ancre_5f_glossaire">Sino</text:span><text:span text:style-name="T1">sita est, q</text:span><text:span text:style-name="amh_5f_dev_5f_abbr"><text:span text:style-name="T1">ue</text:span></text:span><text:span text:style-name="T1"> et </text:span><text:span text:style-name="amh_5f_ancre_5f_glossaire">Nouus</text:span><text:span text:style-name="T1">noua </text:span><text:span text:style-name="amh_5f_ancre_5f_index_5f_locorum"><text:span text:style-name="T1">Roma</text:span></text:span><text:span text:style-name="T1">Roma </text:span><text:span text:style-name="amh_5f_ancre_5f_glossaire">dico</text:span><text:span text:style-name="T1">di</text:span><text:span text:style-name="amh_5f_dev_5f_abbr"><text:span text:style-name="T1">citur</text:span></text:span><text:span text:style-name="T1"><text:note text:id="ftn34" text:note-class="footnote"><text:note-citation>34</text:note-citation><text:note-body><text:p text:style-name="amh_5f_note_5f_apparat_5f_critique"><text:span text:style-name="amh_5f_apparat_5f_leçon">metropolis Constantinopolis sita est, que et noua Roma dicitur</text:span> <text:span text:style-name="amh_5f_apparat_5f_témoin">Li</text:span> : <text:span text:style-name="amh_5f_apparat_5f_variante">ciuitas est Constantinopolis situata est, que noua Roma dicitur</text:span> <text:span text:style-name="amh_5f_apparat_5f_témoin">U</text:span> | <text:span text:style-name="amh_5f_apparat_5f_variante">ciuitas est Constantinopolis, que et noua Roma dicitur, situata</text:span> <text:span text:style-name="amh_5f_apparat_5f_témoin">Wo</text:span> | <text:span text:style-name="amh_5f_apparat_5f_variante">ciuitas Constantinopolis, que et noua Roma dicitur, situata sit</text:span><text:span text:style-name="T32"> </text:span><text:span text:style-name="amh_5f_apparat_5f_témoin">Deluz</text:span></text:p></text:note-body></text:note></text:span><text:span text:style-name="T1">.</text:span><office:annotation office:name="__Annotation__15557_2972721066" loext:resolved="false"><dc:creator>Alexandre Moret Houplon</dc:creator><dc:date>2026-01-09T12:02:25.131014100</dc:date><meta:creator-initials>AMH</meta:creator-initials><text:p text:style-name="Comment">Apparat critique fait jusque ici.</text:p></office:annotation><text:span text:style-name="T1"> </text:span><office:annotation-end office:name="__Annotation__15557_2972721066"/><text:span text:style-name="T1">Hec </text:span><text:span text:style-name="amh_5f_ancre_5f_glossaire">Ciuitas</text:span><text:span text:style-name="T1">ciuitas </text:span><text:span text:style-name="amh_5f_ancre_5f_glossaire">Solempnis</text:span><text:span text:style-name="T1">sole</text:span><text:span text:style-name="amh_5f_dev_5f_abbr"><text:span text:style-name="T1">m</text:span></text:span><text:span text:style-name="T1">pnissima</text:span><text:span text:style-name="T1"><text:note text:id="ftn35" text:note-class="footnote"><text:note-citation>35</text:note-citation><text:note-body><text:p text:style-name="amh_5f_note_5f_apparat_5f_critique"><text:span text:style-name="amh_5f_apparat_5f_leçon">Hec ciuitas solempnissima</text:span> <text:span text:style-name="amh_5f_apparat_5f_témoin">Li U</text:span> : <text:span text:style-name="amh_5f_apparat_5f_variante">Ista ciuitas Constantinopolis solempnissima</text:span> <text:span text:style-name="amh_5f_apparat_5f_témoin">Wo</text:span></text:p></text:note-body></text:note></text:span><text:span text:style-name="T1"> in </text:span><text:span text:style-name="amh_5f_ancre_5f_glossaire">Bonus</text:span><text:span text:style-name="T1">optimo </text:span><text:span text:style-name="amh_5f_ancre_5f_glossaire">Mundus</text:span><text:span text:style-name="T1">mu</text:span><text:span text:style-name="amh_5f_dev_5f_abbr"><text:span text:style-name="T1">n</text:span></text:span><text:span text:style-name="T1">di </text:span><text:span text:style-name="amh_5f_ancre_5f_glossaire">Locus</text:span><text:span text:style-name="T1">loco, ta</text:span><text:span text:style-name="amh_5f_dev_5f_abbr"><text:span text:style-name="T1">m</text:span></text:span><text:span text:style-name="T1"> </text:span><text:span text:style-name="amh_5f_ancre_5f_glossaire">Ratio</text:span><text:span text:style-name="T1">ra</text:span><text:span text:style-name="amh_5f_dev_5f_abbr"><text:span text:style-name="T1">tione</text:span></text:span><text:span text:style-name="T1"> </text:span><text:span text:style-name="amh_5f_ancre_5f_glossaire">Aer</text:span><text:span text:style-name="T1">aeris, </text:span><text:span text:style-name="amh_5f_ancre_5f_glossaire">Mare</text:span><text:span text:style-name="T1">maris, </text:span><text:span text:style-name="amh_5f_ancre_5f_glossaire">Terra</text:span><text:span text:style-name="T1">t</text:span><text:span text:style-name="amh_5f_dev_5f_abbr"><text:span text:style-name="T1">er</text:span></text:span><text:span text:style-name="T1">re</text:span><text:span text:style-name="T1"><text:note text:id="ftn36" text:note-class="footnote"><text:note-citation>36</text:note-citation><text:note-body><text:p text:style-name="amh_5f_note_5f_apparat_5f_critique"><text:span text:style-name="amh_5f_apparat_5f_leçon">tam ratione aeris, maris, terre</text:span> <text:span text:style-name="amh_5f_apparat_5f_témoin">Li</text:span> : <text:span text:style-name="amh_5f_apparat_5f_variante">quam terre</text:span> <text:span text:style-name="amh_5f_apparat_5f_témoin">U Wo Deluz</text:span></text:p></text:note-body></text:note></text:span><text:span text:style-name="T1">, </text:span><text:span text:style-name="amh_5f_ancre_5f_glossaire">Vinum</text:span><text:span text:style-name="T1">uinoru</text:span><text:span text:style-name="amh_5f_dev_5f_abbr"><text:span text:style-name="T1">m</text:span></text:span><text:span text:style-name="T1"> </text:span><text:span text:style-name="amh_5f_ancre_5f_glossaire">Bonus</text:span><text:span text:style-name="T1">bonoru</text:span><text:span text:style-name="amh_5f_dev_5f_abbr"><text:span text:style-name="T1">m</text:span></text:span><text:span text:style-name="T1">q</text:span><text:span text:style-name="amh_5f_dev_5f_abbr"><text:span text:style-name="T1">ue</text:span></text:span><text:span text:style-name="T1"> </text:span><text:span text:style-name="amh_5f_ancre_5f_glossaire">Omnis</text:span><text:span text:style-name="T1">omn</text:span><text:span text:style-name="amh_5f_dev_5f_abbr"><text:span text:style-name="T1">ium</text:span></text:span><text:span text:style-name="T1"><text:note text:id="ftn37" text:note-class="footnote"><text:note-citation>37</text:note-citation><text:note-body><text:p text:style-name="amh_5f_note_5f_apparat_5f_critique"><text:span text:style-name="amh_5f_apparat_5f_leçon">uinorum bonorumque omnium</text:span><text:span text:style-name="T33"> </text:span><text:span text:style-name="amh_5f_apparat_5f_témoin">Li</text:span><text:span text:style-name="T33"> : </text:span><text:span text:style-name="amh_5f_apparat_5f_omission">om.</text:span><text:span text:style-name="T33"> </text:span><text:span text:style-name="amh_5f_apparat_5f_témoin">U Wo Deluz</text:span></text:p></text:note-body></text:note></text:span><text:span text:style-name="T1"> </text:span><text:span text:style-name="amh_5f_ancre_5f_glossaire">Confluentia</text:span><text:span text:style-name="T1">co</text:span><text:span text:style-name="amh_5f_dev_5f_abbr"><text:span text:style-name="T1">n</text:span></text:span><text:span text:style-name="T1">fluentia </text:span><text:span text:style-name="amh_5f_ancre_5f_glossaire">Loco</text:span><text:span text:style-name="T1">locata est</text:span><text:span text:style-name="T1"><text:note text:id="ftn38" text:note-class="footnote"><text:note-citation>38</text:note-citation><text:note-body><text:p text:style-name="amh_5f_note_5f_apparat_5f_critique"><text:span text:style-name="amh_5f_apparat_5f_leçon">confluentia locata est</text:span> <text:span text:style-name="amh_5f_apparat_5f_témoin">Li</text:span> : <text:span text:style-name="amh_5f_apparat_5f_variante">constructa est</text:span> <text:span text:style-name="amh_5f_apparat_5f_témoin">U Wo Deluz</text:span></text:p></text:note-body></text:note></text:span><text:span text:style-name="T1">, </text:span><text:span text:style-name="amh_5f_ancre_5f_glossaire">Portus</text:span><text:span text:style-name="T1">portu</text:span><text:span text:style-name="amh_5f_dev_5f_abbr"><text:span text:style-name="T1">m</text:span></text:span><text:span text:style-name="T1"> </text:span><text:span text:style-name="amh_5f_ancre_5f_glossaire">Habeo</text:span><text:span text:style-name="T34">h</text:span><text:span text:style-name="T35">a</text:span><text:span text:style-name="amh_5f_dev_5f_abbr"><text:span text:style-name="T35">be</text:span></text:span><text:span text:style-name="T35">t</text:span><text:span text:style-name="T35"><text:note text:id="ftn39" text:note-class="footnote"><text:note-citation>39</text:note-citation><text:note-body><text:p text:style-name="amh_5f_note_5f_apparat_5f_critique"><text:span text:style-name="amh_5f_apparat_5f_leçon">habet</text:span> <text:span text:style-name="amh_5f_apparat_5f_témoin">Li Deluz</text:span> : <text:span text:style-name="amh_5f_apparat_5f_variante">habens</text:span> <text:span text:style-name="amh_5f_apparat_5f_témoin">U Wo</text:span> </text:p></text:note-body></text:note></text:span><text:span text:style-name="T1"> </text:span><text:soft-page-break/><text:span text:style-name="amh_5f_ancre_5f_glossaire">Bonus</text:span><text:span text:style-name="T1">optimu</text:span><text:span text:style-name="amh_5f_dev_5f_abbr"><text:span text:style-name="T1">m</text:span></text:span><text:span text:style-name="T1"> et </text:span><text:span text:style-name="amh_5f_ancre_5f_glossaire">Magnus</text:span><text:span text:style-name="T1">maxi</text:span><text:span text:style-name="amh_5f_dev_5f_abbr"><text:span text:style-name="T1">mu</text:span></text:span><text:span text:style-name="T1">m, </text:span><text:span text:style-name="amh_5f_ancre_5f_glossaire">Murus</text:span><text:span text:style-name="T1">muris </text:span><text:span text:style-name="amh_5f_ancre_5f_glossaire">Validus</text:span><text:span text:style-name="T1">ualidissimis </text:span><text:span text:style-name="amh_5f_ancre_5f_glossaire">cingo</text:span><text:span text:style-name="T1">ci</text:span><text:span text:style-name="amh_5f_dev_5f_abbr"><text:span text:style-name="T1">n</text:span></text:span><text:span text:style-name="T1">gitur</text:span><text:span text:style-name="T1"><text:note text:id="ftn40" text:note-class="footnote"><text:note-citation>40</text:note-citation><text:note-body><text:p text:style-name="P5"><text:span text:style-name="amh_5f_apparat_5f_leçon">muris ualidissimis cingitur</text:span> <text:span text:style-name="amh_5f_apparat_5f_témoin">Li</text:span> : <text:span text:style-name="amh_5f_apparat_5f_variante">muris fortissimis coniungitur</text:span><text:span text:style-name="T36"> </text:span><text:span text:style-name="amh_5f_apparat_5f_témoin">U Wo</text:span><text:span text:style-name="T36"> | </text:span><text:span text:style-name="amh_5f_apparat_5f_variante">muris fortissimis cingitur</text:span><text:span text:style-name="T36"> </text:span><text:span text:style-name="amh_5f_apparat_5f_témoin">Deluz</text:span></text:p></text:note-body></text:note></text:span><text:span text:style-name="T1">, </text:span><text:span text:style-name="amh_5f_ancre_5f_glossaire">Figura</text:span><text:span text:style-name="T1">figura </text:span><text:span text:style-name="amh_5f_ancre_5f_glossaire">Pango</text:span><text:span text:style-name="T1">pacens </text:span><text:span text:style-name="amh_5f_ancre_5f_glossaire">Triangularis</text:span><text:span text:style-name="T1">triangulari</text:span><text:span text:style-name="T1"><text:note text:id="ftn41" text:note-class="footnote"><text:note-citation>41</text:note-citation><text:note-body><text:p text:style-name="P6"><text:span text:style-name="amh_5f_apparat_5f_leçon">figura pacens triangulari</text:span> <text:span text:style-name="amh_5f_apparat_5f_témoin">Li</text:span> : <text:span text:style-name="amh_5f_apparat_5f_variante">figuram habet trianguli</text:span><text:span text:style-name="T37"> </text:span><text:span text:style-name="amh_5f_apparat_5f_témoin">U Wo Deluz</text:span></text:p></text:note-body></text:note></text:span><text:span text:style-name="T1">, cui</text:span><text:span text:style-name="amh_5f_dev_5f_abbr"><text:span text:style-name="T1">us</text:span></text:span><text:span text:style-name="T1"> duo </text:span><text:span text:style-name="amh_5f_ancre_5f_glossaire">Latus</text:span><text:span text:style-name="T1">latera </text:span><text:span text:style-name="T34">u</text:span><text:span text:style-name="amh_5f_dev_5f_abbr"><text:span text:style-name="T34">e</text:span></text:span><text:span text:style-name="T34">r</text:span><text:span text:style-name="T1">sus </text:span><text:span text:style-name="amh_5f_ancre_5f_glossaire">Mare</text:span><text:span text:style-name="T1">mare </text:span><text:span text:style-name="amh_5f_ancre_5f_glossaire">Sum</text:span><text:span text:style-name="T1">su</text:span><text:span text:style-name="amh_5f_dev_5f_abbr"><text:span text:style-name="T1">n</text:span></text:span><text:span text:style-name="T1">t et t</text:span><text:span text:style-name="amh_5f_dev_5f_abbr"><text:span text:style-name="T1">er</text:span></text:span><text:span text:style-name="T1">tiu</text:span><text:span text:style-name="amh_5f_dev_5f_abbr"><text:span text:style-name="T1">m</text:span></text:span><text:span text:style-name="T1"><text:note text:id="ftn42" text:note-class="footnote"><text:note-citation>42</text:note-citation><text:note-body><text:p text:style-name="amh_5f_note_5f_apparat_5f_critique"><text:span text:style-name="amh_5f_apparat_5f_leçon">et tertium</text:span> <text:span text:style-name="amh_5f_apparat_5f_témoin">Li</text:span> : <text:span text:style-name="amh_5f_apparat_5f_variante">tertium</text:span> <text:span text:style-name="amh_5f_apparat_5f_témoin">U Wo Deluz</text:span> (<text:span text:style-name="amh_5f_apparat_5f_omission">et om.</text:span><text:span text:style-name="T38"> ; </text:span><text:span text:style-name="amh_5f_apparat_5f_paleo"><text:span text:style-name="T38">in </text:span></text:span><text:span text:style-name="amh_5f_apparat_5f_témoin">U</text:span><text:span text:style-name="amh_5f_apparat_5f_paleo"> t rubricat</text:span><text:span text:style-name="amh_5f_apparat_5f_paleo"><text:span text:style-name="T38">um</text:span></text:span>)</text:p></text:note-body></text:note></text:span><text:span text:style-name="T1"> uersus </text:span><text:span text:style-name="amh_5f_ancre_5f_glossaire">Terra</text:span><text:span text:style-name="T1">terra</text:span><text:span text:style-name="amh_5f_dev_5f_abbr"><text:span text:style-name="T1">m</text:span></text:span><text:span text:style-name="T1">.</text:span></text:p>
      <text:p text:style-name="P7"><text:span text:style-name="T1">I</text:span><text:span text:style-name="amh_5f_dev_5f_abbr"><text:span text:style-name="T1">n</text:span></text:span><text:span text:style-name="T1"> hac </text:span><text:span text:style-name="amh_5f_ancre_5f_glossaire">Ciuitas</text:span><text:span text:style-name="T1">ciuitate</text:span><text:span text:style-name="T1"><text:note text:id="ftn43" text:note-class="footnote"><text:note-citation>43</text:note-citation><text:note-body><text:p text:style-name="amh_5f_note_5f_apparat_5f_critique"><text:span text:style-name="amh_5f_apparat_5f_leçon">In hac ciuitate</text:span> <text:span text:style-name="amh_5f_apparat_5f_témoin">Li Wo Deluz</text:span> : <text:span text:style-name="amh_5f_apparat_5f_variante">gloriosa</text:span> <text:span text:style-name="amh_5f_apparat_5f_addition">add.</text:span> <text:span text:style-name="amh_5f_apparat_5f_témoin">U</text:span></text:p></text:note-body></text:note></text:span><text:span text:style-name="T1"> mult</text:span><text:span text:style-name="T39">e</text:span><text:span text:style-name="T1"> </text:span><text:span text:style-name="amh_5f_ancre_5f_glossaire">Sum</text:span><text:span text:style-name="T1">s</text:span><text:span text:style-name="T34">u</text:span><text:span text:style-name="amh_5f_dev_5f_abbr"><text:span text:style-name="T34">n</text:span></text:span><text:span text:style-name="T1">t </text:span><text:span text:style-name="amh_5f_ancre_5f_glossaire">Ecclesia</text:span><text:span text:style-name="T1">ecclesie et </text:span><text:span text:style-name="amh_5f_ancre_5f_glossaire">Sum</text:span><text:span text:style-name="T1">fuer</text:span><text:span text:style-name="T34">u</text:span><text:span text:style-name="amh_5f_dev_5f_abbr"><text:span text:style-name="T34">n</text:span></text:span><text:span text:style-name="T1">t plures ultra</text:span><text:span text:style-name="T1"><text:note text:id="ftn44" text:note-class="footnote"><text:note-citation>44</text:note-citation><text:note-body><text:p text:style-name="amh_5f_note_5f_apparat_5f_critique"><text:span text:style-name="amh_5f_apparat_5f_leçon"><text:span text:style-name="T40">u</text:span></text:span><text:span text:style-name="amh_5f_apparat_5f_leçon">ltra</text:span> <text:span text:style-name="amh_5f_apparat_5f_témoin">Li</text:span> : <text:span text:style-name="amh_5f_apparat_5f_variante">supra</text:span> <text:span text:style-name="amh_5f_apparat_5f_témoin">U Wo Deluz</text:span></text:p></text:note-body></text:note></text:span><text:span text:style-name="T1"> mod</text:span><text:span text:style-name="T34">u</text:span><text:span text:style-name="amh_5f_dev_5f_abbr"><text:span text:style-name="T34">m</text:span></text:span><text:span text:style-name="T1"> pulcre, opere musa</text:span><text:span text:style-name="T41">ï</text:span><text:span text:style-name="T1">co</text:span><text:span text:style-name="T1"><text:note text:id="ftn45" text:note-class="footnote"><text:note-citation>45</text:note-citation><text:note-body><text:p text:style-name="amh_5f_note_5f_apparat_5f_critique"><text:span text:style-name="amh_5f_apparat_5f_leçon">musaïco</text:span> <text:span text:style-name="amh_5f_apparat_5f_témoin">Li Wo</text:span> : <text:span text:style-name="amh_5f_apparat_5f_variante">mosayce</text:span> <text:span text:style-name="amh_5f_apparat_5f_témoin">U</text:span> | <text:span text:style-name="amh_5f_apparat_5f_variante">mosayco</text:span> <text:span text:style-name="amh_5f_apparat_5f_témoin">Deluz</text:span></text:p></text:note-body></text:note></text:span><text:span text:style-name="T1">, marmorib</text:span><text:span text:style-name="amh_5f_dev_5f_abbr"><text:span text:style-name="T1">us</text:span></text:span><text:span text:style-name="T1"> et singulari modo c</text:span><text:span text:style-name="T34">o</text:span><text:span text:style-name="amh_5f_dev_5f_abbr"><text:span text:style-name="T34">n</text:span></text:span><text:span text:style-name="T1">structure</text:span><text:span text:style-name="T1"><text:note text:id="ftn46" text:note-class="footnote"><text:note-citation>46</text:note-citation><text:note-body><text:p text:style-name="P8"><text:span text:style-name="amh_5f_apparat_5f_leçon">constructure</text:span> <text:span text:style-name="amh_5f_apparat_5f_témoin">Li</text:span> : <text:span text:style-name="amh_5f_apparat_5f_variante">construendi</text:span> <text:span text:style-name="amh_5f_apparat_5f_témoin">U Wo Deluz</text:span></text:p></text:note-body></text:note></text:span><text:span text:style-name="T1"> mirabil</text:span><text:span text:style-name="T34">e</text:span><text:span text:style-name="T1">s, pluraq</text:span><text:span text:style-name="amh_5f_dev_5f_abbr"><text:span text:style-name="T34">ue</text:span></text:span><text:span text:style-name="T1"> </text:span><text:span text:style-name="amh_5f_ancre_5f_glossaire">Sum</text:span><text:span text:style-name="T1">s</text:span><text:span text:style-name="T34">un</text:span><text:span text:style-name="T1">t palatia p</text:span><text:span text:style-name="amh_5f_dev_5f_abbr"><text:span text:style-name="T34">u</text:span></text:span><text:span text:style-name="T34">l</text:span><text:span text:style-name="T42">c</text:span><text:span text:style-name="amh_5f_dev_5f_abbr"><text:span text:style-name="T42">er</text:span></text:span><text:span text:style-name="T1">rima </text:span><text:span text:style-name="T42">i</text:span><text:span text:style-name="amh_5f_dev_5f_abbr"><text:span text:style-name="T42">n</text:span></text:span><text:span text:style-name="T1"> eadem</text:span><text:span text:style-name="T1"><text:note text:id="ftn47" text:note-class="footnote"><text:note-citation>47</text:note-citation><text:note-body><text:p text:style-name="P9"><text:span text:style-name="amh_5f_apparat_5f_leçon">in eadem</text:span> <text:span text:style-name="amh_5f_apparat_5f_témoin">Li Wo Deluz</text:span> : <text:span text:style-name="amh_5f_apparat_5f_variante">in eadem ciuitate</text:span> <text:span text:style-name="amh_5f_apparat_5f_témoin">U</text:span> <text:span text:style-name="amh_5f_apparat_5f_paleo">(script. </text:span><text:span text:style-name="amh_5f_apparat_5f_paleo"><text:span text:style-name="T43">a</text:span></text:span><text:span text:style-name="amh_5f_apparat_5f_paleo">nte palatia)</text:span></text:p></text:note-body></text:note></text:span><text:span text:style-name="T1">. </text:span><text:span text:style-name="amh_5f_ancre_5f_glossaire">Teneo</text:span><text:span text:style-name="T44">T</text:span><text:span text:style-name="T1">enet t</text:span><text:span text:style-name="amh_5f_dev_5f_abbr"><text:span text:style-name="T42">ame</text:span></text:span><text:span text:style-name="T42">n</text:span><text:span text:style-name="T1"> p</text:span><text:span text:style-name="amh_5f_dev_5f_abbr"><text:span text:style-name="T42">r</text:span></text:span><text:span text:style-name="T42">i</text:span><text:span text:style-name="T1">ncipatum </text:span><text:span text:style-name="T42">i</text:span><text:span text:style-name="amh_5f_dev_5f_abbr"><text:span text:style-name="T42">n</text:span></text:span><text:span text:style-name="T1"> ip</text:span><text:span text:style-name="amh_5f_dev_5f_abbr"><text:span text:style-name="T42">s</text:span></text:span><text:span text:style-name="T1">a ciuitate </text:span><text:span text:style-name="amh_5f_ancre_5f_glossaire">Ecclesia</text:span><text:span text:style-name="T1">eccl</text:span><text:span text:style-name="amh_5f_dev_5f_abbr"><text:span text:style-name="T42">esi</text:span></text:span><text:span text:style-name="T1">a </text:span><text:span text:style-name="amh_5f_ancre_5f_index_5f_locorum"><text:span text:style-name="T1">Ecclesia Sancte Sophie</text:span></text:span><text:span text:style-name="T1">s</text:span><text:span text:style-name="amh_5f_dev_5f_abbr"><text:span text:style-name="T42">an</text:span></text:span><text:span text:style-name="T1">cte Sophie, </text:span><text:span text:style-name="T42">id </text:span><text:span text:style-name="amh_5f_ancre_5f_glossaire">Sum</text:span><text:span text:style-name="T42">est</text:span><text:span text:style-name="T1"> sapi</text:span><text:span text:style-name="T42">e</text:span><text:span text:style-name="amh_5f_dev_5f_abbr"><text:span text:style-name="T42">n</text:span></text:span><text:span text:style-name="T1">tie q</text:span><text:span text:style-name="amh_5f_dev_5f_abbr"><text:span text:style-name="T42">u</text:span></text:span><text:span text:style-name="T41">e</text:span><text:span text:style-name="T1"> </text:span><text:span text:style-name="amh_5f_ancre_5f_index_5f_nominum"><text:span text:style-name="T1">Iesus Christus</text:span></text:span><text:span text:style-name="amh_5f_dev_5f_abbr"><text:span text:style-name="T42">Christu</text:span></text:span><text:span text:style-name="T1">s </text:span><text:span text:style-name="amh_5f_ancre_5f_glossaire">Sum</text:span><text:span text:style-name="T1">est. </text:span><text:span text:style-name="T42">Q</text:span><text:span text:style-name="T1">u</text:span><text:span text:style-name="T42">a</text:span><text:span text:style-name="amh_5f_dev_5f_abbr"><text:span text:style-name="T42">m</text:span></text:span><text:span text:style-name="T1"> </text:span><text:span text:style-name="amh_5f_ancre_5f_index_5f_nominum"><text:span text:style-name="T1">Iustinianus</text:span></text:span><text:span text:style-name="T1">Iustinian</text:span><text:span text:style-name="amh_5f_dev_5f_abbr"><text:span text:style-name="T1">u</text:span></text:span><text:span text:style-name="T1">s imperator sanctissim</text:span><text:span text:style-name="amh_5f_dev_5f_abbr"><text:span text:style-name="T1">us</text:span></text:span><text:span text:style-name="amh_5f_dev_5f_abbr"><text:span text:style-name="T1"><text:note text:id="ftn48" text:note-class="footnote"><text:note-citation>48</text:note-citation><text:note-body><text:p text:style-name="P10"><text:span text:style-name="amh_5f_apparat_5f_leçon">sanctissimus</text:span> <text:span text:style-name="amh_5f_apparat_5f_témoin">Li U Wo</text:span> <text:span text:style-name="amh_5f_apparat_5f_paleo"><text:span text:style-name="T45">(in U script. ante </text:span></text:span><text:span text:style-name="amh_5f_apparat_5f_paleo">imperator</text:span><text:span text:style-name="amh_5f_apparat_5f_paleo"><text:span text:style-name="T45">)</text:span></text:span> : <text:span text:style-name="amh_5f_apparat_5f_variante">sacratissimus</text:span> <text:span text:style-name="amh_5f_apparat_5f_témoin">Deluz</text:span></text:p></text:note-body></text:note></text:span></text:span><text:span text:style-name="T1"> </text:span><text:span text:style-name="amh_5f_ancre_5f_glossaire">Fundo</text:span><text:span text:style-name="T1">f</text:span><text:span text:style-name="T42">u</text:span><text:span text:style-name="amh_5f_dev_5f_abbr"><text:span text:style-name="T42">n</text:span></text:span><text:span text:style-name="T1">dauit et mirab</text:span><text:span text:style-name="amh_5f_dev_5f_abbr"><text:span text:style-name="T42">i</text:span></text:span><text:span text:style-name="T1">l</text:span><text:span text:style-name="amh_5f_dev_5f_abbr"><text:span text:style-name="T42">ite</text:span></text:span><text:span text:style-name="T1">r </text:span><text:span text:style-name="T41">s</text:span><text:span text:style-name="T42">i</text:span><text:span text:style-name="amh_5f_dev_5f_abbr"><text:span text:style-name="T42">n</text:span></text:span><text:span text:style-name="T1">gularib</text:span><text:span text:style-name="amh_5f_dev_5f_abbr"><text:span text:style-name="T1">us</text:span></text:span><text:span text:style-name="T1"> p</text:span><text:span text:style-name="amh_5f_dev_5f_abbr"><text:span text:style-name="T42">re</text:span></text:span><text:span text:style-name="T1">rogatiuis </text:span><text:span text:style-name="amh_5f_corr_5f_ed"><text:span text:style-name="T42">et</text:span></text:span><text:span text:style-name="amh_5f_corr_5f_ed"><text:span text:style-name="T42"><text:note text:id="ftn49" text:note-class="footnote"><text:note-citation>49</text:note-citation><text:note-body><text:p text:style-name="P11"><text:span text:style-name="amh_5f_apparat_5f_leçon">et</text:span> <text:span text:style-name="amh_5f_apparat_5f_témoin">Li U</text:span> : <text:span text:style-name="amh_5f_apparat_5f_variante">ac</text:span> <text:span text:style-name="amh_5f_apparat_5f_témoin">Wo Deluz</text:span></text:p></text:note-body></text:note></text:span></text:span><text:span text:style-name="T1"> p</text:span><text:span text:style-name="amh_5f_dev_5f_abbr"><text:span text:style-name="T42">re</text:span></text:span><text:span text:style-name="T1">coniis </text:span><text:span text:style-name="amh_5f_ancre_5f_glossaire">Decoro</text:span><text:span text:style-name="T1">decorauit</text:span><text:span text:style-name="T44">.</text:span><text:span text:style-name="T1"> </text:span><text:span text:style-name="T42">Arbitror</text:span><text:span text:style-name="T42"><text:note text:id="ftn50" text:note-class="footnote"><text:note-citation>50</text:note-citation><text:note-body><text:p text:style-name="amh_5f_note_5f_apparat_5f_critique"><text:span text:style-name="amh_5f_apparat_5f_leçon">Arbitror</text:span> <text:span text:style-name="amh_5f_apparat_5f_témoin">Li</text:span> : <text:span text:style-name="amh_5f_apparat_5f_variante">Credo</text:span> <text:span text:style-name="amh_5f_apparat_5f_témoin">U Wo Deluz</text:span></text:p></text:note-body></text:note></text:span><text:span text:style-name="T1"> aut</text:span><text:span text:style-name="amh_5f_dev_5f_abbr"><text:span text:style-name="T42">em</text:span></text:span><text:span text:style-name="amh_5f_dev_5f_abbr"><text:span text:style-name="T42"><text:note text:id="ftn51" text:note-class="footnote"><text:note-citation>51</text:note-citation><text:note-body><text:p text:style-name="amh_5f_note_5f_apparat_5f_critique"><text:span text:style-name="amh_5f_apparat_5f_leçon">autem</text:span> Li : <text:span text:style-name="amh_5f_apparat_5f_omission">om.</text:span> <text:span text:style-name="amh_5f_apparat_5f_témoin">U Wo Deluz</text:span></text:p></text:note-body></text:note></text:span></text:span><text:span text:style-name="T1"> q</text:span><text:span text:style-name="amh_5f_dev_5f_abbr"><text:span text:style-name="T42">uod</text:span></text:span><text:span text:style-name="T1"> sub celo, a c</text:span><text:span text:style-name="T42">o</text:span><text:span text:style-name="amh_5f_dev_5f_abbr"><text:span text:style-name="T42">n</text:span></text:span><text:span text:style-name="T1">dito orbe</text:span><text:span text:style-name="T1"><text:note text:id="ftn52" text:note-class="footnote"><text:note-citation>52</text:note-citation><text:note-body><text:p text:style-name="P12"><text:span text:style-name="amh_5f_apparat_5f_leçon">a condito orbe</text:span> <text:span text:style-name="amh_5f_apparat_5f_témoin">Li</text:span> : <text:span text:style-name="amh_5f_apparat_5f_variante">postquam mundus creatus est</text:span> <text:span text:style-name="amh_5f_apparat_5f_témoin">U Wo Deluz</text:span></text:p></text:note-body></text:note></text:span><text:span text:style-name="T1">, non fuit tale edifici</text:span><text:span text:style-name="T42">u</text:span><text:span text:style-name="amh_5f_dev_5f_abbr"><text:span text:style-name="T42">m</text:span></text:span><text:span text:style-name="T1"> c</text:span><text:span text:style-name="T42">o</text:span><text:span text:style-name="amh_5f_dev_5f_abbr"><text:span text:style-name="T42">m</text:span></text:span><text:span text:style-name="T1">plet</text:span><text:span text:style-name="T42">u</text:span><text:span text:style-name="amh_5f_dev_5f_abbr"><text:span text:style-name="T42">m</text:span></text:span><text:span text:style-name="T1"> in nobilitate uidel</text:span><text:span text:style-name="amh_5f_dev_5f_abbr"><text:span text:style-name="T1">ic</text:span></text:span><text:span text:style-name="amh_5f_dev_5f_abbr"><text:span text:style-name="T42">et</text:span></text:span><text:span text:style-name="T1"> et magnitudine</text:span><text:span text:style-name="T1"><text:note text:id="ftn53" text:note-class="footnote"><text:note-citation>53</text:note-citation><text:note-body><text:p text:style-name="P13"><text:span text:style-name="amh_5f_apparat_5f_leçon">in nobilitate uidelicet et magnitudine</text:span> <text:span text:style-name="amh_5f_apparat_5f_témoin">Li</text:span> : <text:span text:style-name="amh_5f_apparat_5f_variante">quod huic potit nobilitate magnitudine</text:span> <text:span text:style-name="amh_5f_apparat_5f_témoin">U</text:span> | <text:span text:style-name="amh_5f_apparat_5f_variante">quod huic poterit in nobilitate et magnitudine</text:span> <text:span text:style-name="amh_5f_apparat_5f_témoin">Wo</text:span> | <text:span text:style-name="amh_5f_apparat_5f_variante">quod huic potuerit in nobilitate et magnitudine</text:span> <text:span text:style-name="amh_5f_apparat_5f_témoin">Deluz</text:span></text:p></text:note-body></text:note></text:span><text:span text:style-name="T1">, cet</text:span><text:span text:style-name="amh_5f_dev_5f_abbr"><text:span text:style-name="T46">er</text:span></text:span><text:span text:style-name="T1">is parib</text:span><text:span text:style-name="amh_5f_dev_5f_abbr"><text:span text:style-name="T1">u</text:span></text:span><text:span text:style-name="amh_5f_dev_5f_abbr"><text:span text:style-name="T46">s</text:span></text:span><text:span text:style-name="T46">,</text:span><text:span text:style-name="T1"> </text:span><text:span text:style-name="T46">equ</text:span><text:span text:style-name="amh_5f_dev_5f_abbr"><text:span text:style-name="T46">es</text:span></text:span><text:span text:style-name="T1"> parandum</text:span><text:span text:style-name="T1"><text:note text:id="ftn54" text:note-class="footnote"><text:note-citation>54</text:note-citation><text:note-body><text:p text:style-name="P14"><text:span text:style-name="amh_5f_apparat_5f_leçon"><text:span text:style-name="T47">c</text:span></text:span><text:span text:style-name="amh_5f_apparat_5f_leçon">eteris paribus eques parandum</text:span> <text:span text:style-name="amh_5f_apparat_5f_témoin">Li</text:span> : <text:span text:style-name="amh_5f_apparat_5f_variante">ceteris paribus comparari</text:span> <text:span text:style-name="amh_5f_apparat_5f_témoin">U Wo Deluz</text:span></text:p></text:note-body></text:note></text:span><text:span text:style-name="T1">. </text:span><text:span text:style-name="amh_5f_foliotation">[f.</text:span><text:span text:style-name="amh_5f_foliotation"><text:span text:style-name="T48"> </text:span></text:span><text:span text:style-name="amh_5f_foliotation">237r]</text:span><text:span text:style-name="T1">In ista</text:span><text:span text:style-name="T1"><text:note text:id="ftn55" text:note-class="footnote"><text:note-citation>55</text:note-citation><text:note-body><text:p text:style-name="P15"><text:span text:style-name="amh_5f_apparat_5f_leçon">In ista</text:span> <text:span text:style-name="amh_5f_apparat_5f_témoin">Li U Wo</text:span> : <text:span text:style-name="amh_5f_apparat_5f_variante">Coram ista</text:span> <text:span text:style-name="amh_5f_apparat_5f_témoin">Deluz</text:span></text:p></text:note-body></text:note></text:span><text:span text:style-name="T1"> </text:span><text:span text:style-name="T49">er</text:span><text:span text:style-name="T1">g</text:span><text:span text:style-name="T49">o</text:span><text:span text:style-name="T49"><text:note text:id="ftn56" text:note-class="footnote"><text:note-citation>56</text:note-citation><text:note-body><text:p text:style-name="P16"><text:span text:style-name="amh_5f_apparat_5f_leçon">ergo</text:span> <text:span text:style-name="amh_5f_apparat_5f_témoin">Li</text:span> : <text:span text:style-name="amh_5f_apparat_5f_omission">om.</text:span> <text:span text:style-name="amh_5f_apparat_5f_témoin">U Wo Deluz</text:span></text:p></text:note-body></text:note></text:span><text:span text:style-name="T1"> p</text:span><text:span text:style-name="amh_5f_dev_5f_abbr"><text:span text:style-name="T49">re</text:span></text:span><text:span text:style-name="T1">tiosissima eccl</text:span><text:span text:style-name="amh_5f_dev_5f_abbr"><text:span text:style-name="T49">esi</text:span></text:span><text:span text:style-name="T1">a est</text:span><text:span text:style-name="T1"><text:note text:id="ftn57" text:note-class="footnote"><text:note-citation>57</text:note-citation><text:note-body><text:p text:style-name="amh_5f_note_5f_apparat_5f_critique"><text:span text:style-name="amh_5f_apparat_5f_leçon">est</text:span> <text:span text:style-name="amh_5f_apparat_5f_témoin">Li</text:span> : <text:span text:style-name="amh_5f_apparat_5f_variante">stat</text:span> <text:span text:style-name="amh_5f_apparat_5f_témoin">U Wo Deluz</text:span></text:p></text:note-body></text:note></text:span><text:span text:style-name="T1"> ymago im</text:span><text:span text:style-name="amh_5f_dev_5f_abbr"><text:span text:style-name="T49">per</text:span></text:span><text:span text:style-name="T1">atoris </text:span><text:span text:style-name="amh_5f_ancre_5f_index_5f_nominum"><text:span text:style-name="T1">Iustinianus</text:span></text:span><text:span text:style-name="T1">Iustiniani, eques </text:span><text:span text:style-name="amh_5f_dev_5f_abbr"><text:span text:style-name="T49">et</text:span></text:span><text:span text:style-name="amh_5f_dev_5f_abbr"><text:span text:style-name="T49"><text:note text:id="ftn58" text:note-class="footnote"><text:note-citation>58</text:note-citation><text:note-body><text:p text:style-name="P17"><text:span text:style-name="amh_5f_apparat_5f_leçon">et</text:span> Li : <text:span text:style-name="amh_5f_apparat_5f_omission">om.</text:span> <text:span text:style-name="amh_5f_apparat_5f_témoin">U Wo Deluz</text:span></text:p></text:note-body></text:note></text:span></text:span><text:span text:style-name="T1"> de ere fusa, im</text:span><text:span text:style-name="amh_5f_dev_5f_abbr"><text:span text:style-name="T49">per</text:span></text:span><text:span text:style-name="T1">iali eminens</text:span><text:span text:style-name="T1"><text:note text:id="ftn59" text:note-class="footnote"><text:note-citation>59</text:note-citation><text:note-body><text:p text:style-name="P18"><text:span text:style-name="amh_5f_apparat_5f_leçon">eminens</text:span> <text:span text:style-name="amh_5f_apparat_5f_témoin">Li</text:span> : <text:span text:style-name="amh_5f_apparat_5f_omission">om.</text:span> <text:span text:style-name="amh_5f_apparat_5f_témoin">U Wo</text:span> | <text:span text:style-name="amh_5f_apparat_5f_variante">dyademate</text:span> <text:span text:style-name="amh_5f_apparat_5f_témoin">Deluz</text:span></text:p></text:note-body></text:note></text:span><text:span text:style-name="T1"> dignitate, corona deaurata</text:span><text:span text:style-name="T1"><text:note text:id="ftn60" text:note-class="footnote"><text:note-citation>60</text:note-citation><text:note-body><text:p text:style-name="P18"><text:span text:style-name="amh_5f_apparat_5f_leçon">deaurata</text:span> <text:span text:style-name="amh_5f_apparat_5f_témoin">Li</text:span> : <text:span text:style-name="amh_5f_apparat_5f_variante">tota deaurata</text:span> <text:span text:style-name="amh_5f_apparat_5f_témoin">U Wo Deluz</text:span></text:p></text:note-body></text:note></text:span><text:span text:style-name="T1"> max</text:span><text:span text:style-name="T49">i</text:span><text:span text:style-name="amh_5f_dev_5f_abbr"><text:span text:style-name="T49">m</text:span></text:span><text:span text:style-name="T1">e q</text:span><text:span text:style-name="amh_5f_dev_5f_abbr"><text:span text:style-name="T49">u</text:span></text:span><text:span text:style-name="T49">a</text:span><text:span text:style-name="T1">ntitatis </text:span><text:span text:style-name="T49">i</text:span><text:span text:style-name="amh_5f_dev_5f_abbr"><text:span text:style-name="T49">n</text:span></text:span><text:span text:style-name="T1">signita</text:span><text:span text:style-name="T1"><text:note text:id="ftn61" text:note-class="footnote"><text:note-citation>61</text:note-citation><text:note-body><text:p text:style-name="Footnote"/></text:note-body></text:note></text:span><text:span text:style-name="T1">, in manu sinistra</text:span><text:span text:style-name="T1"><text:note text:id="ftn62" text:note-class="footnote"><text:note-citation>62</text:note-citation><text:note-body><text:p text:style-name="Footnote"/></text:note-body></text:note></text:span><text:span text:style-name="T1"> pom</text:span><text:span text:style-name="T49">u</text:span><text:span text:style-name="amh_5f_dev_5f_abbr"><text:span text:style-name="T49">m</text:span></text:span><text:span text:style-name="T1"> q</text:span><text:span text:style-name="amh_5f_dev_5f_abbr"><text:span text:style-name="T49">uo</text:span></text:span><text:span text:style-name="T1">d orb</text:span><text:span text:style-name="T49">e</text:span><text:span text:style-name="amh_5f_dev_5f_abbr"><text:span text:style-name="T49">m</text:span></text:span><text:span text:style-name="T1"> rep</text:span><text:span text:style-name="amh_5f_dev_5f_abbr"><text:span text:style-name="T49">res</text:span></text:span><text:span text:style-name="amh_5f_dev_5f_abbr"><text:span text:style-name="T1">e</text:span></text:span><text:span text:style-name="T1">ntat, cruce su</text:span><text:span text:style-name="amh_5f_dev_5f_abbr"><text:span text:style-name="T49">per</text:span></text:span><text:span text:style-name="T1">posita, tenens, dext</text:span><text:span text:style-name="amh_5f_dev_5f_abbr"><text:span text:style-name="T49">e</text:span></text:span><text:span text:style-name="T1">r</text:span><text:span text:style-name="T49">a</text:span><text:span text:style-name="amh_5f_dev_5f_abbr"><text:span text:style-name="T49">m</text:span></text:span><text:span text:style-name="T1">q</text:span><text:span text:style-name="amh_5f_dev_5f_abbr"><text:span text:style-name="T49">ue</text:span></text:span><text:span text:style-name="T1"> c</text:span><text:span text:style-name="T49">o</text:span><text:span text:style-name="amh_5f_dev_5f_abbr"><text:span text:style-name="T49">n</text:span></text:span><text:span text:style-name="T1">tra orient</text:span><text:span text:style-name="T49">e</text:span><text:span text:style-name="amh_5f_dev_5f_abbr"><text:span text:style-name="T49">m</text:span></text:span><text:span text:style-name="T1"> leuans ad mod</text:span><text:span text:style-name="T49">u</text:span><text:span text:style-name="amh_5f_dev_5f_abbr"><text:span text:style-name="T49">m</text:span></text:span><text:span text:style-name="T1"> p</text:span><text:span text:style-name="amh_5f_dev_5f_abbr"><text:span text:style-name="T49">r</text:span></text:span><text:span text:style-name="T49">i</text:span><text:span text:style-name="T1">ncip</text:span><text:span text:style-name="T49">i</text:span><text:span text:style-name="T1">s minas rebellib</text:span><text:span text:style-name="amh_5f_dev_5f_abbr"><text:span text:style-name="T1">us</text:span></text:span><text:span text:style-name="T1"> appon</text:span><text:span text:style-name="T50">e</text:span><text:span text:style-name="amh_5f_dev_5f_abbr"><text:span text:style-name="T50">n</text:span></text:span><text:span text:style-name="T1">tis. </text:span><text:span text:style-name="T51">S</text:span><text:span text:style-name="T1">tatua, su</text:span><text:span text:style-name="amh_5f_dev_5f_abbr"><text:span text:style-name="T50">per</text:span></text:span><text:span text:style-name="T1"> qu</text:span><text:span text:style-name="T50">a</text:span><text:span text:style-name="amh_5f_dev_5f_abbr"><text:span text:style-name="T50">m</text:span></text:span><text:span text:style-name="T1"> ymago posita est, altissima existit ex petris magnis et cernento fortissimo glutinata.</text:span></text:p>
      <text:p text:style-name="amh_5f_paragraphe"><text:span text:style-name="T1">In hac sa</text:span><text:span text:style-name="amh_5f_dev_5f_abbr"><text:span text:style-name="T1">n</text:span></text:span><text:span text:style-name="T1">ctissima urbe, uidi</text:span><text:span text:style-name="T41">,</text:span><text:span text:style-name="T1"> de lice</text:span><text:span text:style-name="amh_5f_dev_5f_abbr"><text:span text:style-name="T1">n</text:span></text:span><text:span text:style-name="T1">tia </text:span><text:span text:style-name="amh_5f_dev_5f_abbr"><text:span text:style-name="T1">et</text:span></text:span><text:span text:style-name="T1"> p</text:span><text:span text:style-name="amh_5f_dev_5f_abbr"><text:span text:style-name="T1">re</text:span></text:span><text:span text:style-name="T1">cepto i</text:span><text:span text:style-name="amh_5f_dev_5f_abbr"><text:span text:style-name="T1">mper</text:span></text:span><text:span text:style-name="T1">atoris, magna</text:span><text:span text:style-name="amh_5f_dev_5f_abbr"><text:span text:style-name="T1">m</text:span></text:span><text:span text:style-name="T1"> </text:span><text:span text:style-name="amh_5f_dev_5f_abbr"><text:span text:style-name="T1">par</text:span></text:span><text:span text:style-name="T1">te</text:span><text:span text:style-name="amh_5f_dev_5f_abbr"><text:span text:style-name="T1">m</text:span></text:span><text:span text:style-name="T1"> crucis d</text:span><text:span text:style-name="amh_5f_dev_5f_abbr"><text:span text:style-name="T1">omi</text:span></text:span><text:span text:style-name="T1">nice et tunica</text:span><text:span text:style-name="amh_5f_dev_5f_abbr"><text:span text:style-name="T1">m</text:span></text:span><text:span text:style-name="T1"> D</text:span><text:span text:style-name="amh_5f_dev_5f_abbr"><text:span text:style-name="T1">omi</text:span></text:span><text:span text:style-name="T1">ni i</text:span><text:span text:style-name="amh_5f_dev_5f_abbr"><text:span text:style-name="T1">ncon</text:span></text:span><text:span text:style-name="T1">sutile</text:span><text:span text:style-name="amh_5f_dev_5f_abbr"><text:span text:style-name="T1">m</text:span></text:span><text:span text:style-name="T1">. Item spongia</text:span><text:span text:style-name="amh_5f_dev_5f_abbr"><text:span text:style-name="T1">m,</text:span></text:span><text:span text:style-name="T1"> calamu</text:span><text:span text:style-name="amh_5f_dev_5f_abbr"><text:span text:style-name="T1">m,</text:span></text:span><text:span text:style-name="T1"> unu</text:span><text:span text:style-name="amh_5f_dev_5f_abbr"><text:span text:style-name="T1">m</text:span></text:span><text:span text:style-name="T1"> clauu</text:span><text:span text:style-name="amh_5f_dev_5f_abbr"><text:span text:style-name="T1">m</text:span></text:span><text:span text:style-name="T1"> </text:span><text:span text:style-name="T41">D</text:span><text:span text:style-name="amh_5f_dev_5f_abbr"><text:span text:style-name="T1">omi</text:span></text:span><text:span text:style-name="T1">ni et corp</text:span><text:span text:style-name="amh_5f_dev_5f_abbr"><text:span text:style-name="T1">us</text:span></text:span><text:span text:style-name="T1"> b</text:span><text:span text:style-name="amh_5f_dev_5f_abbr"><text:span text:style-name="T1">ea</text:span></text:span><text:span text:style-name="T1">ti </text:span><text:span text:style-name="amh_5f_ancre_5f_index_5f_nominum"><text:span text:style-name="T1">Iohannes Crisostomi</text:span></text:span><text:span text:style-name="T1">Ioh</text:span><text:span text:style-name="amh_5f_dev_5f_abbr"><text:span text:style-name="T1">ann</text:span></text:span><text:span text:style-name="T1">is Crisostomi et plures alias s</text:span><text:span text:style-name="amh_5f_dev_5f_abbr"><text:span text:style-name="T1">an</text:span></text:span><text:span text:style-name="T1">ctoru</text:span><text:span text:style-name="amh_5f_dev_5f_abbr"><text:span text:style-name="T1">m</text:span></text:span><text:span text:style-name="T1"> uen</text:span><text:span text:style-name="amh_5f_dev_5f_abbr"><text:span text:style-name="T1">er</text:span></text:span><text:span text:style-name="T52">a</text:span><text:span text:style-name="T1">ndas reliquias.</text:span></text:p>
      <text:p text:style-name="amh_5f_paragraphe">Ubi uero hoc <text:span text:style-name="amh_5f_ancre_5f_index_5f_locorum">Bracium sancti Georgii</text:span>braciu<text:span text:style-name="amh_5f_dev_5f_abbr">m</text:span> i<text:span text:style-name="amh_5f_dev_5f_abbr">n</text:span>cipit de mari aut deriuari a mari <text:span text:style-name="amh_5f_ancre_5f_index_5f_locorum">Mediterraneum </text:span><text:span text:style-name="amh_5f_ancre_5f_index_5f_locorum"><text:span text:style-name="T53">(mare)</text:span></text:span>Medit<text:span text:style-name="amh_5f_dev_5f_abbr">er</text:span>raneo sup<text:span text:style-name="amh_5f_dev_5f_abbr">r</text:span>a littus <text:span text:style-name="amh_5f_ancre_5f_index_5f_locorum">Asia minor</text:span>Asie minoris, fuit <text:span text:style-name="amh_5f_ancre_5f_index_5f_locorum">Troia</text:span>Tro<text:span text:style-name="T54">i</text:span>a illa a<text:span text:style-name="amh_5f_dev_5f_abbr">n</text:span>tiqua et potens ciuitas <text:span text:style-name="amh_5f_dev_5f_abbr">con</text:span>stituta. <text:span text:style-name="T54">P</text:span><text:span text:style-name="amh_5f_dev_5f_abbr"><text:span text:style-name="T54">u</text:span></text:span><text:span text:style-name="T54">lcru</text:span><text:span text:style-name="amh_5f_dev_5f_abbr"><text:span text:style-name="T54">m</text:span></text:span><text:span text:style-name="T54"> locu</text:span><text:span text:style-name="amh_5f_dev_5f_abbr"><text:span text:style-name="T54">m</text:span></text:span><text:span text:style-name="T54"> h</text:span><text:span text:style-name="amh_5f_dev_5f_abbr"><text:span text:style-name="T54">ab</text:span></text:span><text:span text:style-name="T54">ebat et planu</text:span><text:span text:style-name="amh_5f_dev_5f_abbr"><text:span text:style-name="T54">m,</text:span></text:span><text:span text:style-name="T54"> </text:span><text:span text:style-name="amh_5f_dev_5f_abbr"><text:span text:style-name="T54">et</text:span></text:span><text:span text:style-name="T54"> aspectu</text:span><text:span text:style-name="amh_5f_dev_5f_abbr"><text:span text:style-name="T54">m</text:span></text:span><text:span text:style-name="T54"> u</text:span><text:span text:style-name="amh_5f_dev_5f_abbr"><text:span text:style-name="T54">er</text:span></text:span><text:span text:style-name="T54">sus maris latitudine</text:span><text:span text:style-name="amh_5f_dev_5f_abbr"><text:span text:style-name="T54">m</text:span></text:span><text:span text:style-name="T54"> </text:span>gra<text:span text:style-name="T55">tiosu</text:span><text:span text:style-name="amh_5f_dev_5f_abbr"><text:span text:style-name="T55">m</text:span></text:span><text:span text:style-name="T55">.</text:span><text:span text:style-name="T54"> </text:span><text:span text:style-name="T55">P</text:span><text:span text:style-name="T54">ortu</text:span><text:span text:style-name="amh_5f_dev_5f_abbr"><text:span text:style-name="T54">m</text:span></text:span><text:span text:style-name="T54"> bonu</text:span><text:span text:style-name="amh_5f_dev_5f_abbr"><text:span text:style-name="T54">m</text:span></text:span><text:span text:style-name="T54"> non u</text:span><text:span text:style-name="amh_5f_dev_5f_abbr"><text:span text:style-name="T54">idetu</text:span></text:span><text:span text:style-name="T54">r h</text:span><text:span text:style-name="amh_5f_dev_5f_abbr"><text:span text:style-name="T54">ab</text:span></text:span><text:span text:style-name="T54">uisse s</text:span><text:span text:style-name="amh_5f_dev_5f_abbr"><text:span text:style-name="T54">ed</text:span></text:span><text:span text:style-name="T54"> i</text:span><text:span text:style-name="amh_5f_dev_5f_abbr"><text:span text:style-name="T54">n</text:span></text:span><text:span text:style-name="T54"> quoda</text:span><text:span text:style-name="amh_5f_dev_5f_abbr"><text:span text:style-name="T54">m</text:span></text:span><text:span text:style-name="T54"> fluuius, mare contra ipsu</text:span><text:span text:style-name="amh_5f_dev_5f_abbr"><text:span text:style-name="T54">m</text:span></text:span><text:span text:style-name="T54"> i</text:span><text:span text:style-name="amh_5f_dev_5f_abbr"><text:span text:style-name="T54">n</text:span></text:span><text:span text:style-name="T54">fluens, aliqua nauigia pot</text:span><text:span text:style-name="amh_5f_dev_5f_abbr"><text:span text:style-name="T54">er</text:span></text:span><text:span text:style-name="T54">ant </text:span><text:span text:style-name="amh_5f_dev_5f_abbr"><text:span text:style-name="T54">con</text:span></text:span><text:span text:style-name="T54">seruari. </text:span><text:span text:style-name="amh_5f_dev_5f_abbr"><text:span text:style-name="T55">P</text:span></text:span><text:span text:style-name="amh_5f_dev_5f_abbr"><text:span text:style-name="T54">ro</text:span></text:span><text:span text:style-name="T54">pt</text:span><text:span text:style-name="amh_5f_dev_5f_abbr"><text:span text:style-name="T54">er</text:span></text:span><text:span text:style-name="T54"> uetustate</text:span><text:span text:style-name="amh_5f_dev_5f_abbr"><text:span text:style-name="T54">m</text:span></text:span><text:span text:style-name="T54"> t</text:span><text:span text:style-name="amh_5f_dev_5f_abbr"><text:span text:style-name="T54">em</text:span></text:span><text:span text:style-name="T54">p</text:span><text:span text:style-name="amh_5f_dev_5f_abbr"><text:span text:style-name="T54">or</text:span></text:span><text:span text:style-name="T54">is tante ta</text:span><text:span text:style-name="amh_5f_dev_5f_abbr"><text:span text:style-name="T54">m</text:span></text:span><text:span text:style-name="T54"> </text:span><text:soft-page-break/><text:span text:style-name="T54">famose</text:span><text:span text:style-name="T56">q</text:span><text:span text:style-name="amh_5f_dev_5f_abbr"><text:span text:style-name="T56">ue</text:span></text:span><text:span text:style-name="T56"> ciuitatis aliqua uestigia uix su</text:span><text:span text:style-name="amh_5f_dev_5f_abbr"><text:span text:style-name="T56">per</text:span></text:span><text:span text:style-name="T56">su</text:span><text:span text:style-name="amh_5f_dev_5f_abbr"><text:span text:style-name="T56">n</text:span></text:span><text:span text:style-name="T56">t. Sic </text:span><text:span text:style-name="amh_5f_dev_5f_abbr">i</text:span>g<text:span text:style-name="amh_5f_dev_5f_abbr">itu</text:span>r<text:span text:style-name="T56"> </text:span><text:span text:style-name="amh_5f_dev_5f_abbr"><text:span text:style-name="T56">pro</text:span></text:span><text:span text:style-name="T56">spero nauigio </text:span><text:span text:style-name="T57">annuente</text:span><text:span text:style-name="T57"><text:note text:id="ftn63" text:note-class="footnote"><text:note-citation>63</text:note-citation><text:note-body><text:p text:style-name="Footnote"/></text:note-body></text:note></text:span><text:span text:style-name="T57"> </text:span><text:span text:style-name="T56">ac nimi</text:span><text:span text:style-name="T57">r</text:span><text:span text:style-name="T56">u</text:span><text:span text:style-name="amh_5f_dev_5f_abbr"><text:span text:style-name="T56">m</text:span></text:span><text:span text:style-name="T56"> dirigente d</text:span><text:span text:style-name="amh_5f_dev_5f_abbr"><text:span text:style-name="T56">omi</text:span></text:span><text:span text:style-name="T56">no ad has p</text:span><text:span text:style-name="amh_5f_dev_5f_abbr"><text:span text:style-name="T56">ar</text:span></text:span><text:span text:style-name="T56">tes </text:span><text:span text:style-name="amh_5f_ancre_5f_index_5f_locorum">Troia</text:span><text:span text:style-name="T56">Troie </text:span><text:span text:style-name="amh_5f_dev_5f_abbr"><text:span text:style-name="T56">per</text:span></text:span><text:span text:style-name="T56">ueni, postq</text:span><text:span text:style-name="amh_5f_dev_5f_abbr"><text:span text:style-name="T56">u</text:span></text:span><text:span text:style-name="T56">a</text:span><text:span text:style-name="amh_5f_dev_5f_abbr"><text:span text:style-name="T56">m</text:span></text:span><text:span text:style-name="T56"> de ciuitate </text:span><text:span text:style-name="amh_5f_ancre_5f_index_5f_locorum">Naulum</text:span><text:span text:style-name="T56">Nauli </text:span><text:span text:style-name="amh_5f_dev_5f_abbr"><text:span text:style-name="T56">pro</text:span></text:span><text:span text:style-name="T56">cedendo </text:span><text:span text:style-name="amh_5f_dev_5f_abbr"><text:span text:style-name="T56">per</text:span></text:span><text:span text:style-name="T56">lustraui littora </text:span><text:span text:style-name="amh_5f_ancre_5f_index_5f_locorum">Lombardia</text:span><text:span text:style-name="T58">L</text:span><text:span text:style-name="T56">ombardie, </text:span><text:span text:style-name="amh_5f_ancre_5f_index_5f_locorum">Tuscia</text:span><text:span text:style-name="T56">Tuscia, </text:span><text:span text:style-name="amh_5f_ancre_5f_index_5f_locorum">Campania</text:span><text:span text:style-name="T56">Ca</text:span><text:span text:style-name="amh_5f_dev_5f_abbr"><text:span text:style-name="T56">m</text:span></text:span><text:span text:style-name="T56">panie, </text:span><text:span text:style-name="amh_5f_ancre_5f_index_5f_locorum">Calabria</text:span><text:span text:style-name="T56">Calabrie, </text:span><text:span text:style-name="amh_5f_ancre_5f_index_5f_locorum">Apulia</text:span><text:span text:style-name="T56">Apulie, et tra</text:span><text:span text:style-name="amh_5f_dev_5f_abbr"><text:span text:style-name="T56">n</text:span></text:span><text:span text:style-name="T56">siui famosas </text:span><text:span text:style-name="amh_5f_ancre_5f_index_5f_locorum">Italia</text:span><text:span text:style-name="T56">Italie i</text:span><text:span text:style-name="amh_5f_dev_5f_abbr"><text:span text:style-name="T56">n</text:span></text:span><text:span text:style-name="T56">sulas </text:span><text:span text:style-name="amh_5f_ancre_5f_index_5f_locorum">Corsica</text:span><text:span text:style-name="T56">Corsica</text:span><text:span text:style-name="amh_5f_dev_5f_abbr"><text:span text:style-name="T56">s,</text:span></text:span><text:span text:style-name="T56"> </text:span><text:span text:style-name="amh_5f_ancre_5f_index_5f_locorum">Sardinia</text:span><text:span text:style-name="T56">Sardinia</text:span><text:span text:style-name="amh_5f_dev_5f_abbr"><text:span text:style-name="T56">m</text:span></text:span><text:span text:style-name="T56"> et </text:span><text:span text:style-name="amh_5f_ancre_5f_index_5f_locorum"><text:s/></text:span><text:span text:style-name="amh_5f_ancre_5f_index_5f_locorum"><text:span text:style-name="T59">Sicilia</text:span></text:span><text:span text:style-name="T60">S</text:span><text:span text:style-name="T56">iciliam.</text:span></text:p>
      <text:p text:style-name="amh_5f_paragraphe"><text:span text:style-name="T61">E</text:span><text:span text:style-name="T62">t postq</text:span><text:span text:style-name="amh_5f_dev_5f_abbr"><text:span text:style-name="T62">u</text:span></text:span><text:span text:style-name="T62">a</text:span><text:span text:style-name="amh_5f_dev_5f_abbr"><text:span text:style-name="T62">m</text:span></text:span><text:span text:style-name="T62"> tra</text:span><text:span text:style-name="amh_5f_dev_5f_abbr"><text:span text:style-name="T62">n</text:span></text:span><text:span text:style-name="T62">siui sinu</text:span><text:span text:style-name="amh_5f_dev_5f_abbr"><text:span text:style-name="T62">m</text:span></text:span><text:span text:style-name="T62"> seu mare </text:span><text:span text:style-name="amh_5f_ancre_5f_index_5f_locorum"><text:span text:style-name="T1">Adriaticum</text:span></text:span><text:span text:style-name="T62">Adriaticu</text:span><text:span text:style-name="amh_5f_dev_5f_abbr"><text:span text:style-name="T62">m</text:span></text:span><text:span text:style-name="T62">, q</text:span><text:span text:style-name="amh_5f_dev_5f_abbr"><text:span text:style-name="T62">uo</text:span></text:span><text:span text:style-name="T62">d </text:span><text:span text:style-name="T63">h</text:span><text:span text:style-name="T62">odie gulfis </text:span><text:span text:style-name="amh_5f_ancre_5f_index_5f_locorum"><text:span text:style-name="T1">Venetiae</text:span></text:span><text:span text:style-name="T64">V</text:span><text:span text:style-name="T62">enetiaru</text:span><text:span text:style-name="amh_5f_dev_5f_abbr"><text:span text:style-name="T62">m</text:span></text:span><text:span text:style-name="T62"> d</text:span><text:span text:style-name="amh_5f_dev_5f_abbr"><text:span text:style-name="T62">icitu</text:span></text:span><text:span text:style-name="T62">r, qui sin</text:span><text:span text:style-name="amh_5f_dev_5f_abbr"><text:span text:style-name="T62">us</text:span></text:span><text:span text:style-name="T62"> admodu</text:span><text:span text:style-name="amh_5f_dev_5f_abbr"><text:span text:style-name="T62">m</text:span></text:span><text:span text:style-name="T62"> te</text:span><text:span text:style-name="amh_5f_dev_5f_abbr"><text:span text:style-name="T62">m</text:span></text:span><text:span text:style-name="T62">pestuosus, diuidens </text:span><text:span text:style-name="amh_5f_ancre_5f_index_5f_locorum"><text:span text:style-name="T1">Italia</text:span></text:span><text:span text:style-name="T62">Italia</text:span><text:span text:style-name="amh_5f_dev_5f_abbr"><text:span text:style-name="T62">m</text:span></text:span><text:span text:style-name="T62"> </text:span><text:span text:style-name="amh_5f_dev_5f_abbr"><text:span text:style-name="T62">et</text:span></text:span><text:span text:style-name="T62"> </text:span><text:span text:style-name="amh_5f_ancre_5f_index_5f_locorum"><text:span text:style-name="T1">Grecia</text:span></text:span><text:span text:style-name="T62">Grecia</text:span><text:span text:style-name="amh_5f_dev_5f_abbr"><text:span text:style-name="T62">m</text:span></text:span><text:span text:style-name="T62"> i</text:span><text:span text:style-name="amh_5f_dev_5f_abbr"><text:span text:style-name="T62">n</text:span></text:span><text:span text:style-name="T62"> hac parte. </text:span><text:span text:style-name="T63">E</text:span><text:span text:style-name="T62">t postq</text:span><text:span text:style-name="amh_5f_dev_5f_abbr"><text:span text:style-name="T62">u</text:span></text:span><text:span text:style-name="T62">a</text:span><text:span text:style-name="amh_5f_dev_5f_abbr"><text:span text:style-name="T62">m</text:span></text:span><text:span text:style-name="T62">, certa littora </text:span><text:span text:style-name="amh_5f_ancre_5f_index_5f_locorum"><text:span text:style-name="T1">Grecia</text:span></text:span><text:span text:style-name="T65">G</text:span><text:span text:style-name="T62">recie n</text:span><text:span text:style-name="T65">a</text:span><text:span text:style-name="T62">uiga</text:span><text:span text:style-name="amh_5f_dev_5f_abbr"><text:span text:style-name="T62">n</text:span></text:span><text:span text:style-name="T62">do, lustraui </text:span><text:span text:style-name="amh_5f_ancre_5f_index_5f_locorum"><text:span text:style-name="T1">Achaia</text:span></text:span><text:span text:style-name="T64">A</text:span><text:span text:style-name="T66">chaiam </text:span><text:span text:style-name="amh_5f_ancre_5f_index_5f_locorum"><text:span text:style-name="T1">Athenae</text:span></text:span><text:span text:style-name="T64">A</text:span><text:span text:style-name="T66">thenaru</text:span><text:span text:style-name="amh_5f_dev_5f_abbr"><text:span text:style-name="T66">m</text:span></text:span><text:span text:style-name="T66">q</text:span><text:span text:style-name="amh_5f_dev_5f_abbr"><text:span text:style-name="T66">ue</text:span></text:span><text:span text:style-name="T66"> </text:span><text:span text:style-name="amh_5f_dev_5f_abbr"><text:span text:style-name="T66">pro</text:span></text:span><text:span text:style-name="T66">uincia</text:span><text:span text:style-name="amh_5f_dev_5f_abbr"><text:span text:style-name="T64">m</text:span></text:span><text:span text:style-name="T66">, philosophie matre</text:span><text:span text:style-name="amh_5f_dev_5f_abbr"><text:span text:style-name="T66">m,</text:span></text:span><text:span text:style-name="T66"> et </text:span><text:span text:style-name="amh_5f_ancre_5f_index_5f_locorum"><text:span text:style-name="T1">Macedonia</text:span></text:span><text:span text:style-name="T66">Macedoniam cet</text:span><text:span text:style-name="amh_5f_dev_5f_abbr"><text:span text:style-name="T66">er</text:span></text:span><text:span text:style-name="T66">asq</text:span><text:span text:style-name="amh_5f_dev_5f_abbr"><text:span text:style-name="T66">ue</text:span></text:span><text:span text:style-name="T66"> partes </text:span><text:span text:style-name="amh_5f_ancre_5f_index_5f_locorum"><text:span text:style-name="T1">Grecia</text:span></text:span><text:span text:style-name="T66">Grecie, q</text:span><text:span text:style-name="amh_5f_dev_5f_abbr"><text:span text:style-name="T66">ue</text:span></text:span><text:span text:style-name="T66"> </text:span><text:span text:style-name="amh_5f_ancre_5f_index_5f_locorum"><text:span text:style-name="T1">Romania</text:span></text:span><text:span text:style-name="T66">Romania uulgarit</text:span><text:span text:style-name="amh_5f_dev_5f_abbr"><text:span text:style-name="T66">er</text:span></text:span><text:span text:style-name="T66"> appelant</text:span><text:span text:style-name="amh_5f_dev_5f_abbr"><text:span text:style-name="T66">u</text:span></text:span><text:span text:style-name="T66">r. Post hec, </text:span><text:span text:style-name="amh_5f_dev_5f_abbr"><text:span text:style-name="T66">pro</text:span></text:span><text:span text:style-name="T66">cedens de </text:span><text:span text:style-name="amh_5f_ancre_5f_index_5f_locorum"><text:span text:style-name="T1">Troia</text:span></text:span><text:span text:style-name="T66">Troie </text:span><text:span text:style-name="amh_5f_dev_5f_abbr"><text:span text:style-name="T66">par</text:span></text:span><text:span text:style-name="T66">tib</text:span><text:span text:style-name="amh_5f_dev_5f_abbr"><text:span text:style-name="T66">us</text:span></text:span><text:span text:style-name="T66">, i</text:span><text:span text:style-name="amh_5f_dev_5f_abbr"><text:span text:style-name="T66">n</text:span></text:span><text:span text:style-name="T66">sulas </text:span><text:span text:style-name="T65">G</text:span><text:span text:style-name="T66">recaru</text:span><text:span text:style-name="amh_5f_dev_5f_abbr"><text:span text:style-name="T66">m</text:span></text:span><text:span text:style-name="T66">, </text:span><text:span text:style-name="amh_5f_ancre_5f_index_5f_locorum"><text:span text:style-name="T1">Asia</text:span></text:span><text:span text:style-name="T66">Asie et littora </text:span><text:span text:style-name="amh_5f_ancre_5f_index_5f_locorum"><text:span text:style-name="T1">Asia minor</text:span></text:span><text:span text:style-name="T66">Minoris Asie dilige</text:span><text:span text:style-name="amh_5f_dev_5f_abbr"><text:span text:style-name="T66">n</text:span></text:span><text:span text:style-name="T66">tius </text:span><text:span text:style-name="amh_5f_dev_5f_abbr"><text:span text:style-name="T66">per</text:span></text:span><text:span text:style-name="T66">lustraui, ueniq</text:span><text:span text:style-name="amh_5f_dev_5f_abbr"><text:span text:style-name="T66">ue</text:span></text:span><text:span text:style-name="T66"> ad i</text:span><text:span text:style-name="amh_5f_dev_5f_abbr"><text:span text:style-name="T66">n</text:span></text:span><text:span text:style-name="T66">sula</text:span><text:span text:style-name="amh_5f_dev_5f_abbr"><text:span text:style-name="T66">m</text:span></text:span><text:span text:style-name="T66"> </text:span><text:span text:style-name="amh_5f_ancre_5f_index_5f_locorum"><text:span text:style-name="T1">Syo</text:span></text:span><text:span text:style-name="T66">Syo, ubi mastix crescit et ut d</text:span><text:span text:style-name="amh_5f_dev_5f_abbr"><text:span text:style-name="T66">icitu</text:span></text:span><text:span text:style-name="T66">r nusq</text:span><text:span text:style-name="amh_5f_dev_5f_abbr"><text:span text:style-name="T66">u</text:span></text:span><text:span text:style-name="T66">a</text:span><text:span text:style-name="amh_5f_dev_5f_abbr"><text:span text:style-name="T66">m</text:span></text:span><text:span text:style-name="T66"> alias. </text:span><text:span text:style-name="T67">Gu</text:span><text:span text:style-name="amh_5f_dev_5f_abbr"><text:span text:style-name="T68">m</text:span></text:span><text:span text:style-name="T67">mi</text:span><text:span text:style-name="T66"> est fluens de arborib</text:span><text:span text:style-name="amh_5f_dev_5f_abbr"><text:span text:style-name="T66">us</text:span></text:span><text:span text:style-name="T66"> </text:span><text:span text:style-name="amh_5f_dev_5f_abbr"><text:span text:style-name="T66">par</text:span></text:span><text:span text:style-name="T66">uulis, pu</text:span><text:span text:style-name="amh_5f_dev_5f_abbr"><text:span text:style-name="T66">n</text:span></text:span><text:span text:style-name="T66">ctura certi i</text:span><text:span text:style-name="amh_5f_dev_5f_abbr"><text:span text:style-name="T66">n</text:span></text:span><text:span text:style-name="T66">strume</text:span><text:span text:style-name="amh_5f_dev_5f_abbr"><text:span text:style-name="T66">n</text:span></text:span><text:span text:style-name="T66">ti i</text:span><text:span text:style-name="amh_5f_dev_5f_abbr"><text:span text:style-name="T66">n</text:span></text:span><text:span text:style-name="T66"> cortice apertis t</text:span><text:span text:style-name="amh_5f_dev_5f_abbr"><text:span text:style-name="T66">em</text:span></text:span><text:span text:style-name="T66">p</text:span><text:span text:style-name="amh_5f_dev_5f_abbr"><text:span text:style-name="T66">or</text:span></text:span><text:span text:style-name="T66">e opportuno.</text:span></text:p>
      <text:p text:style-name="amh_5f_paragraphe"><text:span text:style-name="T69">Post hec ueni ad i</text:span><text:span text:style-name="amh_5f_dev_5f_abbr"><text:span text:style-name="T69">n</text:span></text:span><text:span text:style-name="T69">sula</text:span><text:span text:style-name="amh_5f_dev_5f_abbr"><text:span text:style-name="T69">m</text:span></text:span><text:span text:style-name="T69"> </text:span><text:span text:style-name="amh_5f_ancre_5f_index_5f_locorum">Pathmos</text:span><text:span text:style-name="T69">Pathmos, ubi a dilectissimus </text:span><text:span text:style-name="amh_5f_ancre_5f_index_5f_nominum">Christus</text:span><text:span text:style-name="amh_5f_dev_5f_abbr"><text:span text:style-name="T69">Christ</text:span></text:span><text:span text:style-name="T69">i discip</text:span><text:span text:style-name="amh_5f_dev_5f_abbr"><text:span text:style-name="T69">u</text:span></text:span><text:span text:style-name="T69">lo ibi relegato </text:span><office:annotation office:name="__Annotation__9940_2972721066" loext:resolved="false"><dc:creator>Alexandre Moret Houplon</dc:creator><dc:date>2026-01-08T21:01:34.981499800</dc:date><meta:creator-initials>AMH</meta:creator-initials><text:p text:style-name="Comment">Renvoi au Nouveau Testament : Apocalypse</text:p><text:p text:style-name="Comment">Je devrais peut-être faire une table des références bibliques ?</text:p></office:annotation><text:span text:style-name="T70">A</text:span><text:span text:style-name="T71">pocalipsis</text:span><office:annotation-end office:name="__Annotation__9940_2972721066"/><text:span text:style-name="T69"> sc</text:span><text:span text:style-name="amh_5f_dev_5f_abbr"><text:span text:style-name="T69">r</text:span></text:span><text:span text:style-name="T69">ibit</text:span><text:span text:style-name="amh_5f_dev_5f_abbr"><text:span text:style-name="T69">u</text:span></text:span><text:span text:style-name="T69">r</text:span><text:span text:style-name="T69"><text:note text:id="ftn64" text:note-class="footnote"><text:note-citation>64</text:note-citation><text:note-body><text:p text:style-name="amh_5f_note_5f_apparat_5f_source"/></text:note-body></text:note></text:span><text:span text:style-name="T69">. </text:span><text:span text:style-name="T72">Postea </text:span><text:span text:style-name="amh_5f_dev_5f_abbr"><text:span text:style-name="T72">per</text:span></text:span><text:span text:style-name="T72">ueni ad </text:span><text:span text:style-name="amh_5f_ancre_5f_index_5f_locorum">Ephesus</text:span><text:span text:style-name="T72">Ephesu</text:span><text:span text:style-name="amh_5f_dev_5f_abbr"><text:span text:style-name="T73">m</text:span></text:span><text:span text:style-name="T73">,</text:span><text:span text:style-name="T72"> ubi b</text:span><text:span text:style-name="amh_5f_dev_5f_abbr"><text:span text:style-name="T72">ea</text:span></text:span><text:span text:style-name="T72">tissim</text:span><text:span text:style-name="amh_5f_dev_5f_abbr"><text:span text:style-name="T72">us</text:span></text:span><text:span text:style-name="T72"> p</text:span><text:span text:style-name="amh_5f_dev_5f_abbr"><text:span text:style-name="T72">re</text:span></text:span><text:span text:style-name="T72">dictus ap</text:span><text:span text:style-name="amh_5f_dev_5f_abbr"><text:span text:style-name="T72">osto</text:span></text:span><text:span text:style-name="T72">l</text:span><text:span text:style-name="amh_5f_dev_5f_abbr"><text:span text:style-name="T72">u</text:span></text:span><text:span text:style-name="T72">s </text:span><text:span text:style-name="amh_5f_dev_5f_abbr"><text:span text:style-name="T72">et</text:span></text:span><text:span text:style-name="T72"> eu</text:span><text:span text:style-name="amh_5f_dev_5f_abbr"><text:span text:style-name="T72">a</text:span></text:span><text:span text:style-name="amh_5f_dev_5f_abbr"><text:span text:style-name="T74">n</text:span></text:span><text:span text:style-name="T72">g</text:span><text:span text:style-name="amh_5f_dev_5f_abbr"><text:span text:style-name="T72">elis</text:span></text:span><text:span text:style-name="T72">ta </text:span><text:span text:style-name="amh_5f_ancre_5f_index_5f_nominum">Iohannes Crisostomi</text:span><text:span text:style-name="T74">Ioh</text:span><text:span text:style-name="amh_5f_dev_5f_abbr"><text:span text:style-name="T74">ann</text:span></text:span><text:span text:style-name="T74">es se deposuit i</text:span><text:span text:style-name="amh_5f_dev_5f_abbr"><text:span text:style-name="T74">n</text:span></text:span><text:span text:style-name="T74"> monume</text:span><text:span text:style-name="amh_5f_dev_5f_abbr"><text:span text:style-name="T74">n</text:span></text:span><text:span text:style-name="T74">to uiuus, </text:span><text:span text:style-name="T73">i</text:span><text:span text:style-name="amh_5f_dev_5f_abbr"><text:span text:style-name="T74">n</text:span></text:span><text:span text:style-name="T74"> q</text:span><text:span text:style-name="amh_5f_dev_5f_abbr"><text:span text:style-name="T74">u</text:span></text:span><text:span text:style-name="T74">o loco sup</text:span><text:span text:style-name="amh_5f_dev_5f_abbr"><text:span text:style-name="T74">r</text:span></text:span><text:span text:style-name="T74">a monume</text:span><text:span text:style-name="amh_5f_dev_5f_abbr"><text:span text:style-name="T74">n</text:span></text:span><text:span text:style-name="T74">tu</text:span><text:span text:style-name="amh_5f_dev_5f_abbr"><text:span text:style-name="T74">m</text:span></text:span><text:span text:style-name="T74"> ei</text:span><text:span text:style-name="amh_5f_dev_5f_abbr"><text:span text:style-name="T74">us</text:span></text:span><text:span text:style-name="T74"> p</text:span><text:span text:style-name="amh_5f_dev_5f_abbr"><text:span text:style-name="T74">u</text:span></text:span><text:span text:style-name="T74">lcerrima et magna eccl</text:span><text:span text:style-name="amh_5f_dev_5f_abbr"><text:span text:style-name="T74">esi</text:span></text:span><text:span text:style-name="T74">a est </text:span><text:span text:style-name="amh_5f_dev_5f_abbr"><text:span text:style-name="T74">con</text:span></text:span><text:span text:style-name="T74">structa, plu</text:span><text:span text:style-name="amh_5f_dev_5f_abbr"><text:span text:style-name="T74">m</text:span></text:span><text:span text:style-name="T74">bo cooperta, ad modu</text:span><text:span text:style-name="amh_5f_dev_5f_abbr"><text:span text:style-name="T74">m</text:span></text:span><text:span text:style-name="T74"> crucis </text:span><text:span text:style-name="T75">extensa, o</text:span><text:span text:style-name="amh_5f_dev_5f_abbr"><text:span text:style-name="T75">per</text:span></text:span><text:span text:style-name="T75">e musa</text:span><text:span text:style-name="T48">ï</text:span><text:span text:style-name="T75">co et marmorib</text:span><text:span text:style-name="amh_5f_dev_5f_abbr"><text:span text:style-name="T75">us</text:span></text:span><text:span text:style-name="T75"> solle</text:span><text:span text:style-name="amh_5f_dev_5f_abbr"><text:span text:style-name="T75">m</text:span></text:span><text:span text:style-name="T75">pnit</text:span><text:span text:style-name="amh_5f_dev_5f_abbr"><text:span text:style-name="T75">er</text:span></text:span><text:span text:style-name="T75"> decorata. Est aut</text:span><text:span text:style-name="amh_5f_dev_5f_abbr"><text:span text:style-name="T75">em</text:span></text:span><text:span text:style-name="T75"> hec civitas </text:span><office:annotation office:name="__Annotation__9942_2972721066" loext:resolved="false"><dc:creator>Alexandre Moret Houplon</dc:creator><dc:date>2026-01-08T21:05:14.970088600</dc:date><meta:creator-initials>AMH</meta:creator-initials><text:p text:style-name="Comment">Valider la lecture par U et Wo, car pas la même que Deluz</text:p></office:annotation><text:span text:style-name="amh_5f_ancre_5f_index_5f_locorum">Ephesus</text:span><text:span text:style-name="T75">Ephesi</text:span><office:annotation-end office:name="__Annotation__9942_2972721066"/><text:span text:style-name="T75"> i</text:span><text:span text:style-name="amh_5f_dev_5f_abbr"><text:span text:style-name="T75">n</text:span></text:span><text:span text:style-name="T75"> loco pulcro forti ac fertili collocata, distans q</text:span><text:span text:style-name="amh_5f_dev_5f_abbr"><text:span text:style-name="T75">u</text:span></text:span><text:span text:style-name="T75">idem a mari ad pauca miliaria. </text:span><text:span text:style-name="amh_5f_ancre_5f_index_5f_locorum">Sarracen</text:span><text:span text:style-name="amh_5f_ancre_5f_index_5f_locorum"><text:span text:style-name="T76">us</text:span></text:span><text:span text:style-name="T75">Sarraceni </text:span><office:annotation office:name="__Annotation__9943_2972721066" loext:resolved="false"><dc:creator>Alexandre Moret Houplon</dc:creator><dc:date>2026-01-08T21:06:35.396757700</dc:date><meta:creator-initials>AMH</meta:creator-initials><text:p text:style-name="Comment">Vérifier la lecture sur les autres témoins</text:p></office:annotation><text:span text:style-name="T77">Asiani</text:span><office:annotation-end office:name="__Annotation__9943_2972721066"/><text:span text:style-name="T77">,</text:span><text:span text:style-name="amh_5f_dev_5f_abbr"><text:span text:style-name="T75"> Christ</text:span></text:span><text:span text:style-name="T75">ianis </text:span><text:span text:style-name="T73">inde </text:span><text:span text:style-name="T75">expulsis ac occisis et i</text:span><text:span text:style-name="amh_5f_dev_5f_abbr"><text:span text:style-name="T75">n</text:span></text:span><text:span text:style-name="T75"> s</text:span><text:span text:style-name="amh_5f_dev_5f_abbr"><text:span text:style-name="T75">er</text:span></text:span><text:span text:style-name="T75">uitut</text:span><text:span text:style-name="T78">em</text:span><text:span text:style-name="T75"> redactis, ecclesiis de q</text:span><text:span text:style-name="amh_5f_dev_5f_abbr"><text:span text:style-name="T75">u</text:span></text:span><text:span text:style-name="T75">ib</text:span><text:span text:style-name="amh_5f_dev_5f_abbr"><text:span text:style-name="T75">us</text:span></text:span><text:span text:style-name="T75"> fit mensio in </text:span><office:annotation office:name="__Annotation__9944_2972721066" loext:resolved="false"><dc:creator>Alexandre Moret Houplon</dc:creator><dc:date>2026-01-08T21:07:51.363685900</dc:date><meta:creator-initials>AMH</meta:creator-initials><text:p text:style-name="Comment">Renvoi au Nouveau Testament : Apocalypse</text:p></office:annotation><text:span text:style-name="T77">Apocalipsi</text:span><text:span text:style-name="T77"><text:note text:id="ftn65" text:note-class="footnote"><text:note-citation>65</text:note-citation><text:note-body><text:p text:style-name="amh_5f_note_5f_apparat_5f_source"/></text:note-body></text:note></text:span><office:annotation-end office:name="__Annotation__9944_2972721066"/><text:span text:style-name="T75"> pulc</text:span><text:span text:style-name="amh_5f_dev_5f_abbr"><text:span text:style-name="T75">er</text:span></text:span><text:span text:style-name="T75">rimis destructis, ip</text:span><text:span text:style-name="amh_5f_dev_5f_abbr"><text:span text:style-name="T75">s</text:span></text:span><text:span text:style-name="T75">am tenent </text:span><text:span text:style-name="T79">eccl</text:span><text:span text:style-name="amh_5f_dev_5f_abbr"><text:span text:style-name="T79">esi</text:span></text:span><text:span text:style-name="T79">a t</text:span><text:span text:style-name="amh_5f_dev_5f_abbr"><text:span text:style-name="T79">ame</text:span></text:span><text:span text:style-name="T79">n b</text:span><text:span text:style-name="amh_5f_dev_5f_abbr"><text:span text:style-name="T79">ea</text:span></text:span><text:span text:style-name="T79">ti </text:span><text:span text:style-name="amh_5f_ancre_5f_index_5f_nominum">Iohannes Crisostomi</text:span><text:span text:style-name="T79">Ioh</text:span><text:span text:style-name="amh_5f_dev_5f_abbr"><text:span text:style-name="T79">ann</text:span></text:span><text:span text:style-name="T79">is e</text:span><text:span text:style-name="T80">u</text:span><text:span text:style-name="amh_5f_dev_5f_abbr"><text:span text:style-name="T79">an</text:span></text:span><text:span text:style-name="T79">g</text:span><text:span text:style-name="amh_5f_dev_5f_abbr"><text:span text:style-name="T79">elis</text:span></text:span><text:span text:style-name="T79">te, i</text:span><text:span text:style-name="amh_5f_dev_5f_abbr"><text:span text:style-name="T79">n</text:span></text:span><text:span text:style-name="T79"> qua ei</text:span><text:span text:style-name="amh_5f_dev_5f_abbr"><text:span text:style-name="T79">us</text:span></text:span><text:span text:style-name="T79"> sep</text:span><text:span text:style-name="amh_5f_dev_5f_abbr"><text:span text:style-name="T79">u</text:span></text:span><text:span text:style-name="T79">lcru</text:span><text:span text:style-name="amh_5f_dev_5f_abbr"><text:span text:style-name="T79">m</text:span></text:span><text:span text:style-name="T79"> retro altare vidi </text:span><office:annotation office:name="__Annotation__2041_2944650079" loext:resolved="false"><dc:creator>Alexandre Moret Houplon</dc:creator><dc:date>2025-12-30T17:14:31.890988259</dc:date><meta:creator-initials>AMH</meta:creator-initials><text:p text:style-name="Comment">Conseruatus ou conseruatur. </text:p><text:p text:style-name="Comment">Pas sûr à 100 % de ma lecture</text:p><text:p text:style-name="Comment">de la dernière lettre</text:p></office:annotation><text:span text:style-name="amh_5f_dev_5f_abbr"><text:span text:style-name="T79">con</text:span></text:span><text:span text:style-name="T79">s</text:span><text:span text:style-name="amh_5f_dev_5f_abbr"><text:span text:style-name="T79">er</text:span></text:span><text:span text:style-name="T79">uatus</text:span><office:annotation-end office:name="__Annotation__2041_2944650079"/>,<text:span text:style-name="T79"> qu</text:span><text:span text:style-name="amh_5f_dev_5f_abbr"><text:span text:style-name="T79">i</text:span></text:span><text:span text:style-name="T79">a suo cultui ad usu</text:span><text:span text:style-name="amh_5f_dev_5f_abbr"><text:span text:style-name="T79">m</text:span></text:span><text:span text:style-name="T79"> </text:span><text:span text:style-name="amh_5f_ancre_5f_index_5f_nominum">Machometus</text:span><text:span text:style-name="T79">Machometi applicaru</text:span><text:span text:style-name="amh_5f_dev_5f_abbr"><text:span text:style-name="T79">n</text:span></text:span><text:span text:style-name="T79">t. </text:span><text:span text:style-name="T81">E</text:span><text:span text:style-name="T79">t postq</text:span><text:span text:style-name="amh_5f_dev_5f_abbr"><text:span text:style-name="T79">u</text:span></text:span><text:span text:style-name="T79">a</text:span><text:span text:style-name="amh_5f_dev_5f_abbr"><text:span text:style-name="T79">m</text:span></text:span><text:span text:style-name="T79"> </text:span><text:span text:style-name="amh_5f_ancre_5f_index_5f_locorum">Asia minor</text:span><text:span text:style-name="T79">minor </text:span><text:span text:style-name="T82">Asia a </text:span><office:annotation office:name="__Annotation__9941_2972721066" loext:resolved="false"><dc:creator>Alexandre Moret Houplon</dc:creator><dc:date>2026-01-08T21:02:43.376698200</dc:date><meta:creator-initials>AMH</meta:creator-initials><text:p text:style-name="Comment">Graphie fautive a première vue, mais je vais la conserver comme pour Guinama, puisqu’elle ne nuit pas à la compréhension du texte</text:p></office:annotation><text:span text:style-name="T83">Turgis</text:span><office:annotation-end office:name="__Annotation__9941_2972721066"/><text:span text:style-name="T82"> </text:span><text:span text:style-name="T84">capta est, nomen pristinu</text:span><text:span text:style-name="amh_5f_dev_5f_abbr"><text:span text:style-name="T84">m</text:span></text:span><text:span text:style-name="T84"> amisit et g</text:span><text:span text:style-name="amh_5f_dev_5f_abbr"><text:span text:style-name="T84">ener</text:span></text:span><text:span text:style-name="T84">al</text:span><text:span text:style-name="amh_5f_dev_5f_abbr"><text:span text:style-name="T84">ite</text:span></text:span><text:span text:style-name="T84">r </text:span><text:span text:style-name="amh_5f_ancre_5f_index_5f_locorum">Turquia</text:span><text:span text:style-name="T84">Turquia ab iniq</text:span><text:span text:style-name="amh_5f_dev_5f_abbr"><text:span text:style-name="T84">u</text:span></text:span><text:span text:style-name="T84">is ei</text:span><text:span text:style-name="amh_5f_dev_5f_abbr"><text:span text:style-name="T84">us</text:span></text:span><text:span text:style-name="T84"> i</text:span><text:span text:style-name="amh_5f_dev_5f_abbr"><text:span text:style-name="T84">n</text:span></text:span><text:span text:style-name="T84">habitatorib</text:span><text:span text:style-name="amh_5f_dev_5f_abbr"><text:span text:style-name="T84">us</text:span></text:span><text:span text:style-name="T84"> appelatur.</text:span></text:p>
      <text:p text:style-name="amh_5f_paragraphe">Inde <text:span text:style-name="amh_5f_dev_5f_abbr">pro</text:span>cedens, multis i<text:span text:style-name="amh_5f_dev_5f_abbr">n</text:span>sulis hinc inde lustratis, q<text:span text:style-name="amh_5f_dev_5f_abbr">u</text:span>ia ual<text:span text:style-name="T85">de multe i</text:span><text:span text:style-name="amh_5f_dev_5f_abbr"><text:span text:style-name="T85">n</text:span></text:span><text:span text:style-name="T85">sule in hac maris parte su</text:span><text:span text:style-name="amh_5f_dev_5f_abbr"><text:span text:style-name="T85">n</text:span></text:span><text:span text:style-name="T85">t, quondam h</text:span><text:span text:style-name="amh_5f_dev_5f_abbr"><text:span text:style-name="T85">ab</text:span></text:span><text:span text:style-name="T85">itate </text:span><text:span text:style-name="amh_5f_dev_5f_abbr"><text:span text:style-name="T85">et</text:span></text:span><text:span text:style-name="T85"> diuitiis h</text:span><text:span text:style-name="amh_5f_dev_5f_abbr"><text:span text:style-name="T85">abu</text:span></text:span><text:span text:style-name="T85">ndantes s</text:span><text:span text:style-name="amh_5f_dev_5f_abbr"><text:span text:style-name="T85">ed</text:span></text:span><text:span text:style-name="T85"> nu</text:span><text:span text:style-name="amh_5f_dev_5f_abbr"><text:span text:style-name="T85">n</text:span></text:span><text:span text:style-name="T85">c </text:span><text:span text:style-name="amh_5f_dev_5f_abbr"><text:span text:style-name="T85">per</text:span></text:span><text:span text:style-name="T85"> Turquos pl</text:span><text:span text:style-name="amh_5f_dev_5f_abbr"><text:span text:style-name="T85">ur</text:span></text:span><text:span text:style-name="T85">imu</text:span><text:span text:style-name="amh_5f_dev_5f_abbr"><text:span text:style-name="T85">m</text:span></text:span><text:span text:style-name="T85"> deserte, </text:span><text:span text:style-name="amh_5f_dev_5f_abbr"><text:span text:style-name="T85">per</text:span></text:span><text:span text:style-name="T85">ueni i</text:span><text:span text:style-name="amh_5f_dev_5f_abbr"><text:span text:style-name="T85">n</text:span></text:span><text:span text:style-name="T85"> ip</text:span><text:span text:style-name="amh_5f_dev_5f_abbr"><text:span text:style-name="T85">s</text:span></text:span><text:span text:style-name="T85">a </text:span><text:span text:style-name="amh_5f_ancre_5f_index_5f_locorum">Asia minor</text:span><text:span text:style-name="T85">Minori Asia </text:span><text:span text:style-name="amh_5f_dev_5f_abbr"><text:span text:style-name="T85">pro</text:span></text:span><text:span text:style-name="T85">pe litt</text:span><text:span text:style-name="amh_5f_dev_5f_abbr"><text:span text:style-name="T85">us</text:span></text:span><text:span text:style-name="T85"> maris ad urbem </text:span><text:span text:style-name="amh_5f_ancre_5f_index_5f_locorum">Parthera</text:span><text:span text:style-name="T85">Parthera</text:span><text:span text:style-name="amh_5f_dev_5f_abbr"><text:span text:style-name="T85">m</text:span></text:span><text:span text:style-name="T85"> unde beat</text:span><text:span text:style-name="amh_5f_dev_5f_abbr"><text:span text:style-name="T85">us</text:span></text:span><text:span text:style-name="T85"> </text:span><text:span text:style-name="amh_5f_ancre_5f_index_5f_nominum">Nicholaus</text:span><text:span text:style-name="T85">Nichola</text:span><text:span text:style-name="amh_5f_dev_5f_abbr"><text:span text:style-name="T85">us</text:span></text:span><text:span text:style-name="T85"> extraxit origine</text:span><text:span text:style-name="amh_5f_dev_5f_abbr"><text:span text:style-name="T85">m,</text:span></text:span><text:span text:style-name="T85"> et post </text:span><text:span text:style-name="amh_5f_ancre_5f_index_5f_locorum">Mirrea</text:span><text:span text:style-name="T85">Mirrea</text:span><text:span text:style-name="amh_5f_dev_5f_abbr"><text:span text:style-name="T85">m</text:span></text:span><text:span text:style-name="T85"> ciuitate</text:span><text:span text:style-name="amh_5f_dev_5f_abbr"><text:span text:style-name="T85">m,</text:span></text:span><text:span text:style-name="T85"> ubi d</text:span><text:span text:style-name="amh_5f_dev_5f_abbr"><text:span text:style-name="T85">o</text:span></text:span><text:span text:style-name="T85">m</text:span><text:span text:style-name="amh_5f_dev_5f_abbr"><text:span text:style-name="T85">ini</text:span></text:span><text:span text:style-name="T85">co nutu post modu</text:span><text:span text:style-name="amh_5f_dev_5f_abbr"><text:span text:style-name="T85">m</text:span></text:span><text:span text:style-name="T85"> fuit i</text:span><text:span text:style-name="amh_5f_dev_5f_abbr"><text:span text:style-name="T85">n</text:span></text:span><text:span text:style-name="T85"> </text:span><text:span text:style-name="T86">ep</text:span><text:span text:style-name="amh_5f_dev_5f_abbr"><text:span text:style-name="T86">i</text:span></text:span><text:span text:style-name="T86">sc</text:span><text:span text:style-name="amh_5f_dev_5f_abbr"><text:span text:style-name="T86">o</text:span></text:span><text:span text:style-name="T86">p</text:span><text:span text:style-name="amh_5f_dev_5f_abbr"><text:span text:style-name="T86">u</text:span></text:span><text:span text:style-name="T86">m</text:span><text:span text:style-name="T85"> ordinat</text:span><text:span text:style-name="amh_5f_dev_5f_abbr"><text:span text:style-name="T85">us</text:span></text:span><text:span text:style-name="T85">. Ha</text:span><text:span text:style-name="amh_5f_dev_5f_abbr"><text:span text:style-name="T85">n</text:span></text:span><text:span text:style-name="T85">c </text:span><text:span text:style-name="amh_5f_dev_5f_abbr"><text:span text:style-name="T85">pro</text:span></text:span><text:span text:style-name="T85">uincia</text:span><text:span text:style-name="amh_5f_dev_5f_abbr"><text:span text:style-name="T80">m</text:span></text:span><text:span text:style-name="T85"> ille beat</text:span><text:span text:style-name="amh_5f_dev_5f_abbr"><text:span text:style-name="T85">us</text:span></text:span><text:span text:style-name="T85"> </text:span><text:span text:style-name="amh_5f_dev_5f_abbr"><text:span text:style-name="T85">con</text:span></text:span><text:span text:style-name="T85">fessor miraculis i</text:span><text:span text:style-name="amh_5f_dev_5f_abbr"><text:span text:style-name="T85">n</text:span></text:span><text:span text:style-name="T85">numeris collustrauit. </text:span></text:p>
      <text:p text:style-name="P19"><text:soft-page-break/><text:span text:style-name="T87">E</text:span>t post hec uidi <text:span text:style-name="amh_5f_ancre_5f_index_5f_locorum">Creta</text:span>Creta<text:span text:style-name="amh_5f_dev_5f_abbr">m</text:span> <text:span text:style-name="amh_5f_foliotation"><text:span text:style-name="T88">[f.</text:span></text:span><text:span text:style-name="amh_5f_foliotation"><text:span text:style-name="T48"> </text:span></text:span><text:span text:style-name="amh_5f_foliotation"><text:span text:style-name="T88">237v]</text:span></text:span> <text:span text:style-name="T89">insula</text:span><text:span text:style-name="amh_5f_dev_5f_abbr"><text:span text:style-name="T89">m</text:span></text:span><text:span text:style-name="T89"> fam</text:span><text:span text:style-name="T90">o</text:span><text:span text:style-name="T89">sa</text:span><text:span text:style-name="amh_5f_dev_5f_abbr"><text:span text:style-name="T89">m</text:span></text:span><text:span text:style-name="T89"> atq</text:span><text:span text:style-name="amh_5f_dev_5f_abbr"><text:span text:style-name="T89">ue</text:span></text:span><text:span text:style-name="T89"> </text:span><text:span text:style-name="amh_5f_ancre_5f_index_5f_locorum">Rodus</text:span><text:span text:style-name="T89">Rodu</text:span><text:span text:style-name="amh_5f_dev_5f_abbr"><text:span text:style-name="T89">m</text:span></text:span><text:span text:style-name="T89">. </text:span><text:span text:style-name="amh_5f_ancre_5f_index_5f_locorum">Rodus</text:span><text:span text:style-name="T89">Rodu</text:span><text:span text:style-name="amh_5f_dev_5f_abbr"><text:span text:style-name="T89">m</text:span></text:span><text:span text:style-name="T89"> i</text:span><text:span text:style-name="amh_5f_dev_5f_abbr"><text:span text:style-name="T89">n</text:span></text:span><text:span text:style-name="T89">sula</text:span><text:span text:style-name="amh_5f_dev_5f_abbr"><text:span text:style-name="T89">m</text:span></text:span><text:span text:style-name="T89"> </text:span><office:annotation office:name="__Annotation__4728_3118793757" loext:resolved="false"><dc:creator>Alexandre Moret Houplon</dc:creator><dc:date>2026-01-05T17:00:45.213268482</dc:date><meta:creator-initials>AMH</meta:creator-initials><text:p text:style-name="Comment">Une recherche à faire</text:p></office:annotation><text:span text:style-name="T89">fr</text:span><text:span text:style-name="amh_5f_dev_5f_abbr"><text:span text:style-name="T89">atr</text:span></text:span><text:span text:style-name="T89">es hospitalis beati Ioh</text:span><text:span text:style-name="amh_5f_dev_5f_abbr"><text:span text:style-name="T89">ann</text:span></text:span><text:span text:style-name="T89">is Iherosolimitani</text:span><office:annotation-end office:name="__Annotation__4728_3118793757"/><text:span text:style-name="T89"> ui armoru</text:span><text:span text:style-name="amh_5f_dev_5f_abbr"><text:span text:style-name="T89">m</text:span></text:span><text:span text:style-name="T89"> </text:span><text:span text:style-name="T91">Co</text:span><text:span text:style-name="amh_5f_dev_5f_abbr"><text:span text:style-name="T91">n</text:span></text:span><text:span text:style-name="T91">stan</text:span><text:span text:style-name="T92">tinopolitano</text:span><text:span text:style-name="T89"> imperio abstuleru</text:span><text:span text:style-name="amh_5f_dev_5f_abbr"><text:span text:style-name="T89">n</text:span></text:span><text:span text:style-name="T89">t, ubi nu</text:span><text:span text:style-name="amh_5f_dev_5f_abbr"><text:span text:style-name="T89">n</text:span></text:span><text:span text:style-name="T89">c maiore</text:span><text:span text:style-name="amh_5f_dev_5f_abbr"><text:span text:style-name="T89">m</text:span></text:span><text:span text:style-name="T89"> co</text:span><text:span text:style-name="amh_5f_dev_5f_abbr"><text:span text:style-name="T89">n</text:span></text:span><text:span text:style-name="T89">uentu</text:span><text:span text:style-name="amh_5f_dev_5f_abbr"><text:span text:style-name="T89">m</text:span></text:span><text:span text:style-name="T89"> suu</text:span><text:span text:style-name="amh_5f_dev_5f_abbr"><text:span text:style-name="T89">m</text:span></text:span><text:span text:style-name="T89"> tenet, et ipsa</text:span><text:span text:style-name="amh_5f_dev_5f_abbr"><text:span text:style-name="T89">m</text:span></text:span><text:span text:style-name="T89"> caput ordinis statueru</text:span><text:span text:style-name="amh_5f_dev_5f_abbr"><text:span text:style-name="T89">n</text:span></text:span><text:span text:style-name="T89">t. Locus est san</text:span><text:span text:style-name="amh_5f_dev_5f_abbr"><text:span text:style-name="T89">us</text:span></text:span><text:span text:style-name="T89"> q</text:span><text:span text:style-name="amh_5f_dev_5f_abbr"><text:span text:style-name="T89">u</text:span></text:span><text:span text:style-name="T89">idem </text:span><text:span text:style-name="amh_5f_dev_5f_abbr"><text:span text:style-name="T89">et</text:span></text:span><text:span text:style-name="T89"> </text:span><text:span text:style-name="T91">delectatus</text:span><text:span text:style-name="T89">, non multu</text:span><text:span text:style-name="amh_5f_dev_5f_abbr"><text:span text:style-name="T89">m</text:span></text:span><text:span text:style-name="T89"> a </text:span><text:span text:style-name="amh_5f_ancre_5f_index_5f_locorum">Turquia</text:span><text:span text:style-name="T89">Turquia </text:span><text:span text:style-name="amh_5f_dev_5f_abbr"><text:span text:style-name="T89">per</text:span></text:span><text:span text:style-name="T89"> braciu</text:span><text:span text:style-name="amh_5f_dev_5f_abbr"><text:span text:style-name="T89">m</text:span></text:span><text:span text:style-name="T89"> maris </text:span><office:annotation office:name="__Annotation__2075_2944650079" loext:resolved="false"><dc:creator>Alexandre Moret Houplon</dc:creator><dc:date>2025-12-30T19:00:19.545608751</dc:date><meta:creator-initials>AMH</meta:creator-initials><text:p text:style-name="Comment">Je déchiffre seniotus/semotus ce qui ne paraît être dans aucun dictionnaire et ne colle pas vraiment avec le ductus du copiste et ses habitudes d’écriture, ses autres m ne ressemble pas vraiment à ça et si il y avait -ni- le i serait surmonté d’un léger trait d’encre pour détromper. <text:line-break/><text:line-break/>L’édition Deluz indique separatus, ce qui a du sens : je comprend à la lecture de la participiale que le lieu n’est séparé de la Turquie que par un bras de mer.</text:p><text:p text:style-name="Comment"><text:line-break/>Tentative désastreuse de faire déchiffrer le mot par une IA qui a juste généré une hallucination, alors que j’avais obtenu un résultat satisfaisant pour la graphie difficile de l’abréviation episcopum.<text:line-break/><text:line-break/>Vérifier les ms de Utrecht et Wolfenbüttel</text:p></office:annotation><text:span text:style-name="T93">separatus</text:span><office:annotation-end office:name="__Annotation__2075_2944650079"/><text:span text:style-name="T94">.</text:span></text:p>
      <text:p text:style-name="amh_5f_paragraphe">Inde <text:span text:style-name="amh_5f_dev_5f_abbr">pro</text:span>cessi uersus <text:span text:style-name="amh_5f_ancre_5f_index_5f_locorum">Ciprus</text:span>Cipru<text:span text:style-name="amh_5f_dev_5f_abbr">m</text:span>. <text:span text:style-name="T95">H</text:span>ec insula uini <text:span text:style-name="amh_5f_dev_5f_abbr"><text:span text:style-name="T96">et</text:span></text:span> olei ferax <text:span text:style-name="T96">est, unde </text:span><text:span text:style-name="amh_5f_dev_5f_abbr"><text:span text:style-name="T96">et</text:span></text:span><text:span text:style-name="T96"> sponsa qua</text:span><text:span text:style-name="amh_5f_dev_5f_abbr"><text:span text:style-name="T96">m</text:span></text:span><text:span text:style-name="T96"> </text:span><text:span text:style-name="amh_5f_dev_5f_abbr"><text:span text:style-name="T96">et</text:span></text:span><text:span text:style-name="T96"> sponsu</text:span><text:span text:style-name="amh_5f_dev_5f_abbr"><text:span text:style-name="T96">m</text:span></text:span><text:span text:style-name="T96"> sapiens uineis </text:span><text:span text:style-name="T97">E</text:span><text:span text:style-name="T96">ngaddi uoluit co</text:span><text:span text:style-name="amh_5f_dev_5f_abbr"><text:span text:style-name="T96">m</text:span></text:span><text:span text:style-name="T96">parari. Hee uinee s</text:span><text:span text:style-name="T98">u</text:span><text:span text:style-name="amh_5f_dev_5f_abbr"><text:span text:style-name="T96">n</text:span></text:span><text:span text:style-name="T96">t in </text:span><text:span text:style-name="amh_5f_ancre_5f_index_5f_locorum">Ciprus</text:span><text:span text:style-name="T96">Cipro </text:span><text:span text:style-name="amh_5f_dev_5f_abbr"><text:span text:style-name="T96">pro</text:span></text:span><text:span text:style-name="T96">pe ciuitate</text:span><text:span text:style-name="amh_5f_dev_5f_abbr"><text:span text:style-name="T96">m</text:span></text:span><text:span text:style-name="T96"> </text:span><office:annotation office:name="__Annotation__10005_2972721066" loext:resolved="false"><dc:creator>Alexandre Moret Houplon</dc:creator><dc:date>2026-01-08T21:15:32.660528400</dc:date><meta:creator-initials>AMH</meta:creator-initials><text:p text:style-name="Comment">Vérifier qu’on retrouve cet accusatif grec dans les deux autres témoins</text:p></office:annotation><text:span text:style-name="T99">Minosen</text:span><office:annotation-end office:name="__Annotation__10005_2972721066"/><text:span text:style-name="T96"> et hodie </text:span><text:span text:style-name="T97">E</text:span><text:span text:style-name="T96">ngaddia ab incolis uocatur. </text:span><text:span text:style-name="T98">Vina </text:span><text:span text:style-name="amh_5f_ancre_5f_index_5f_locorum">Ciprus</text:span><text:span text:style-name="T98">Cipri crescu</text:span><text:span text:style-name="amh_5f_dev_5f_abbr"><text:span text:style-name="T98">n</text:span></text:span><text:span text:style-name="T98">t rubea, s</text:span><text:span text:style-name="amh_5f_dev_5f_abbr"><text:span text:style-name="T98">ed</text:span></text:span><text:span text:style-name="T98"> post annu</text:span><text:span text:style-name="amh_5f_dev_5f_abbr"><text:span text:style-name="T98">m</text:span></text:span><text:span text:style-name="T98"> albescu</text:span><text:span text:style-name="amh_5f_dev_5f_abbr"><text:span text:style-name="T98">n</text:span></text:span><text:span text:style-name="T98">t et q</text:span><text:span text:style-name="amh_5f_dev_5f_abbr"><text:span text:style-name="T98">u</text:span></text:span><text:span text:style-name="T98">a</text:span><text:span text:style-name="amh_5f_dev_5f_abbr"><text:span text:style-name="T98">n</text:span></text:span><text:span text:style-name="T98">to magis uetera su</text:span><text:span text:style-name="amh_5f_dev_5f_abbr"><text:span text:style-name="T98">n</text:span></text:span><text:span text:style-name="T98">t, tanto magis clarescu</text:span><text:span text:style-name="amh_5f_dev_5f_abbr"><text:span text:style-name="T98">n</text:span></text:span><text:span text:style-name="T98">t </text:span><text:span text:style-name="amh_5f_dev_5f_abbr"><text:span text:style-name="T98">et</text:span></text:span><text:span text:style-name="T98"> redolent. Sana su</text:span><text:span text:style-name="amh_5f_dev_5f_abbr"><text:span text:style-name="T98">n</text:span></text:span><text:span text:style-name="T98">t et fortissima, s</text:span><text:span text:style-name="amh_5f_dev_5f_abbr"><text:span text:style-name="T98">in</text:span></text:span><text:span text:style-name="T98">e multa aq</text:span><text:span text:style-name="amh_5f_dev_5f_abbr"><text:span text:style-name="T98">ue</text:span></text:span><text:span text:style-name="T98"> apposit</text:span><text:span text:style-name="amh_5f_dev_5f_abbr"><text:span text:style-name="T98">ion</text:span></text:span><text:span text:style-name="T98">e </text:span><text:span text:style-name="T100">potui magis sana su</text:span><text:span text:style-name="amh_5f_dev_5f_abbr"><text:span text:style-name="T100">n</text:span></text:span><text:span text:style-name="T100">t.</text:span></text:p>
      <text:p text:style-name="amh_5f_paragraphe">Est aut<text:span text:style-name="amh_5f_dev_5f_abbr">em</text:span> in Cipro, in quoda<text:span text:style-name="amh_5f_dev_5f_abbr">m</text:span> alto mo<text:span text:style-name="amh_5f_dev_5f_abbr">n</text:span>te apud monacos s<text:span text:style-name="amh_5f_dev_5f_abbr">an</text:span>cti Benedicti, crux boni latronis et pars claui D<text:span text:style-name="amh_5f_dev_5f_abbr">omi</text:span>ni <text:span text:style-name="amh_5f_dev_5f_abbr">et</text:span> alie pl<text:span text:style-name="amh_5f_dev_5f_abbr">uri</text:span>me reliq<text:span text:style-name="amh_5f_dev_5f_abbr">u</text:span>ie su<text:span text:style-name="amh_5f_dev_5f_abbr">n</text:span>t uen<text:span text:style-name="amh_5f_dev_5f_abbr">er</text:span>ande. Ite<text:span text:style-name="amh_5f_corr_5f_ed"><text:span text:style-name="T101">m</text:span></text:span> in <text:span text:style-name="amh_5f_ancre_5f_index_5f_locorum">Ciprus</text:span>C<text:span text:style-name="T102">i</text:span>pro est corp<text:span text:style-name="amh_5f_dev_5f_abbr">us</text:span> beati Hilarionis in regia custodia apud castru<text:span text:style-name="amh_5f_dev_5f_abbr">m</text:span> <office:annotation office:name="__Annotation__10039_2972721066" loext:resolved="false"><dc:creator>Alexandre Moret Houplon</dc:creator><dc:date>2026-01-08T21:19:16.602142500</dc:date><meta:creator-initials>AMH</meta:creator-initials><text:p text:style-name="Comment">Manque d’un subordonnant pour appelatur</text:p></office:annotation>Dadamors appelatu<text:span text:style-name="amh_5f_dev_5f_abbr">r</text:span><office:annotation-end office:name="__Annotation__10039_2972721066"/>, et alius <text:span text:style-name="T103">s</text:span><text:span text:style-name="amh_5f_dev_5f_abbr"><text:span text:style-name="T103">an</text:span></text:span><text:span text:style-name="T103">ct</text:span><text:span text:style-name="amh_5f_dev_5f_abbr"><text:span text:style-name="T103">u</text:span></text:span><text:span text:style-name="T103">s, q</text:span><text:span text:style-name="amh_5f_dev_5f_abbr"><text:span text:style-name="T103">u</text:span></text:span><text:span text:style-name="T103">i Zozomio </text:span><text:span text:style-name="T104">d</text:span><text:span text:style-name="amh_5f_dev_5f_abbr"><text:span text:style-name="T104">icitu</text:span></text:span><text:span text:style-name="T104">r, in ea magna reu</text:span><text:span text:style-name="amh_5f_dev_5f_abbr"><text:span text:style-name="T104">er</text:span></text:span><text:span text:style-name="T104">entia habetur, cui</text:span><text:span text:style-name="amh_5f_dev_5f_abbr"><text:span text:style-name="T104">us</text:span></text:span><text:span text:style-name="T104"> caput in capella regia est</text:span><text:span text:style-name="T104"><text:note text:id="ftn66" text:note-class="footnote"><text:note-citation>66</text:note-citation><text:note-body><text:p text:style-name="P20">Conseruatur Wo U</text:p></text:note-body></text:note></text:span><text:span text:style-name="T104">. Beat</text:span><text:span text:style-name="amh_5f_dev_5f_abbr"><text:span text:style-name="T104">us</text:span></text:span><text:span text:style-name="T104"> etia</text:span><text:span text:style-name="amh_5f_dev_5f_abbr"><text:span text:style-name="T104">m</text:span></text:span><text:span text:style-name="T104"> </text:span><text:span text:style-name="amh_5f_ancre_5f_index_5f_nominum">Barnabas</text:span><text:span text:style-name="T104">Barnabas in ciuitate </text:span><text:span text:style-name="amh_5f_ancre_5f_index_5f_locorum">Salamia</text:span><text:span text:style-name="T104">Salamia siue Co</text:span><text:span text:style-name="amh_5f_dev_5f_abbr"><text:span text:style-name="T104">n</text:span></text:span><text:span text:style-name="T104">stantia, nu</text:span><text:span text:style-name="amh_5f_dev_5f_abbr"><text:span text:style-name="T104">n</text:span></text:span><text:span text:style-name="T104">c destructa, q</text:span><text:span text:style-name="amh_5f_dev_5f_abbr"><text:span text:style-name="T104">u</text:span></text:span><text:span text:style-name="T104">idem prope </text:span><text:span text:style-name="amh_5f_ancre_5f_index_5f_locorum">Famagusta</text:span><text:span text:style-name="T104">Famagustam in </text:span><text:span text:style-name="amh_5f_ancre_5f_index_5f_locorum">Ciprus</text:span><text:span text:style-name="T104">Cipro nat</text:span><text:span text:style-name="amh_5f_dev_5f_abbr"><text:span text:style-name="T104">us</text:span></text:span><text:span text:style-name="T104"> fuit. Sunt etia</text:span><text:span text:style-name="amh_5f_dev_5f_abbr"><text:span text:style-name="T104">m</text:span></text:span><text:span text:style-name="T104"> in </text:span><text:span text:style-name="amh_5f_ancre_5f_index_5f_locorum">Ciprus</text:span><text:span text:style-name="T104">Cipri mo</text:span><text:span text:style-name="amh_5f_dev_5f_abbr"><text:span text:style-name="T104">n</text:span></text:span><text:span text:style-name="T104">tib</text:span><text:span text:style-name="amh_5f_dev_5f_abbr"><text:span text:style-name="T104">us</text:span></text:span><text:span text:style-name="T104"> siluatice </text:span><text:span text:style-name="T105">oues, in pilis si</text:span><text:span text:style-name="amh_5f_dev_5f_abbr"><text:span text:style-name="T105">mi</text:span></text:span><text:span text:style-name="T105">les et ceruis, q</text:span><text:span text:style-name="amh_5f_dev_5f_abbr"><text:span text:style-name="T105">ue</text:span></text:span><text:span text:style-name="T105"> nusq</text:span><text:span text:style-name="amh_5f_dev_5f_abbr"><text:span text:style-name="T105">u</text:span></text:span><text:span text:style-name="T105">a</text:span><text:span text:style-name="amh_5f_dev_5f_abbr"><text:span text:style-name="T105">m</text:span></text:span><text:span text:style-name="T105"> alias </text:span><text:span text:style-name="amh_5f_dev_5f_abbr"><text:span text:style-name="T105">per</text:span></text:span><text:span text:style-name="T105">hibent</text:span><text:span text:style-name="amh_5f_dev_5f_abbr"><text:span text:style-name="T105">u</text:span></text:span><text:span text:style-name="T105">r. Multu</text:span><text:span text:style-name="amh_5f_dev_5f_abbr"><text:span text:style-name="T105">m</text:span></text:span><text:span text:style-name="T105"> ueloces </text:span><text:span text:style-name="amh_5f_dev_5f_abbr"><text:span text:style-name="T105">et</text:span></text:span><text:span text:style-name="T105"> bonas carnes h</text:span><text:span text:style-name="amh_5f_dev_5f_abbr"><text:span text:style-name="T105">abe</text:span></text:span><text:span text:style-name="T105">nt. Plures etia</text:span><text:span text:style-name="amh_5f_dev_5f_abbr"><text:span text:style-name="T105">m</text:span></text:span><text:span text:style-name="T105"> capras uidi, ex</text:span><text:span text:style-name="amh_5f_dev_5f_abbr"><text:span text:style-name="T105">iste</text:span></text:span><text:span text:style-name="T105">ns in uenat</text:span><text:span text:style-name="amh_5f_dev_5f_abbr"><text:span text:style-name="T105">i</text:span></text:span><text:span text:style-name="T105">o</text:span><text:span text:style-name="amh_5f_dev_5f_abbr"><text:span text:style-name="T105">n</text:span></text:span><text:span text:style-name="T105">e, canibus, capi et maxi</text:span><text:span text:style-name="amh_5f_dev_5f_abbr"><text:span text:style-name="T105">m</text:span></text:span><text:span text:style-name="T105">e domesticis leopardis. De </text:span><text:span text:style-name="amh_5f_ancre_5f_index_5f_locorum">Ciprus</text:span><text:span text:style-name="T105">Cipro in die naturali perue</text:span><text:span text:style-name="amh_5f_dev_5f_abbr"><text:span text:style-name="T105">n</text:span></text:span><text:span text:style-name="T105">i </text:span><text:span text:style-name="amh_5f_ancre_5f_index_5f_locorum">Siria</text:span><text:span text:style-name="T105">Siria</text:span><text:span text:style-name="amh_5f_dev_5f_abbr"><text:span text:style-name="T105">m</text:span></text:span><text:span text:style-name="T105">, me ue</text:span><text:span text:style-name="amh_5f_dev_5f_abbr"><text:span text:style-name="T105">n</text:span></text:span><text:span text:style-name="T105">to </text:span><text:span text:style-name="amh_5f_dev_5f_abbr"><text:span text:style-name="T105">pro</text:span></text:span><text:span text:style-name="T105">s</text:span><text:span text:style-name="amh_5f_dev_5f_abbr"><text:span text:style-name="T105">per</text:span></text:span><text:span text:style-name="T105">o </text:span><text:span text:style-name="amh_5f_dev_5f_abbr"><text:span text:style-name="T105">per</text:span></text:span><text:span text:style-name="T105"> mare salubrit</text:span><text:span text:style-name="amh_5f_dev_5f_abbr"><text:span text:style-name="T105">er</text:span></text:span><text:span text:style-name="T105"> </text:span><text:span text:style-name="amh_5f_dev_5f_abbr"><text:span text:style-name="T105">pro</text:span></text:span><text:span text:style-name="T105">seq</text:span><text:span text:style-name="amh_5f_dev_5f_abbr"><text:span text:style-name="T105">ue</text:span></text:span><text:span text:style-name="T105">nte.</text:span><text:span text:style-name="T105"><office:annotation loext:resolved="false"><dc:creator>Alexandre Moret Houplon</dc:creator><dc:date>2026-01-09T12:03:21.861554500</dc:date><meta:creator-initials>AMH</meta:creator-initials><text:p text:style-name="Comment">Le texte est ponctué jusqu’ici: avant le chapitre parlant du désert</text:p></office:annotation></text:span></text:p>
      <text:h text:style-name="amh_5f_titre_5f_chapitre" text:outline-level="1">De <text:span text:style-name="amh_5f_ancre_5f_index_5f_locorum">Siria</text:span>Siria <text:span text:style-name="amh_5f_ancre_5f_index_5f_locorum">Fenicia</text:span>Phenicia et terra Philistim <text:span text:style-name="amh_5f_dev_5f_abbr">et</text:span> ciuitatibus maritimis usq<text:span text:style-name="amh_5f_dev_5f_abbr">ue</text:span> desertu<text:span text:style-name="amh_5f_dev_5f_abbr">m</text:span> diuidens <text:span text:style-name="amh_5f_ancre_5f_index_5f_locorum">Siria</text:span>Siria<text:span text:style-name="amh_5f_dev_5f_abbr"><text:span text:style-name="T106">m</text:span></text:span> <text:span text:style-name="amh_5f_dev_5f_abbr">et</text:span> <text:span text:style-name="amh_5f_ancre_5f_index_5f_locorum">Egiptus</text:span>Egiptu<text:span text:style-name="amh_5f_dev_5f_abbr">m</text:span></text:h>
      <text:p text:style-name="amh_5f_paragraphe">Perueniens <text:span text:style-name="amh_5f_dev_5f_abbr">i</text:span>g<text:span text:style-name="amh_5f_dev_5f_abbr">itur</text:span>, Dei cleme<text:span text:style-name="amh_5f_dev_5f_abbr">n</text:span>tia faue<text:span text:style-name="amh_5f_dev_5f_abbr">n</text:span>te, in <text:span text:style-name="amh_5f_ancre_5f_index_5f_locorum">Siria</text:span>Siria<text:span text:style-name="amh_5f_dev_5f_abbr">m</text:span>, applicui ad portu<text:span text:style-name="amh_5f_dev_5f_abbr">m</text:span> <text:span text:style-name="amh_5f_ancre_5f_index_5f_locorum">Tirus</text:span>Tiri q<text:span text:style-name="amh_5f_dev_5f_abbr">ui</text:span> nu<text:span text:style-name="amh_5f_dev_5f_abbr">n</text:span>c uulgarit<text:span text:style-name="amh_5f_dev_5f_abbr">er</text:span> Suria appelatur. Est aut<text:span text:style-name="amh_5f_dev_5f_abbr">em</text:span> <text:span text:style-name="amh_5f_ancre_5f_index_5f_locorum">Tirus</text:span>Tir<text:span text:style-name="amh_5f_dev_5f_abbr">us</text:span> a<text:span text:style-name="amh_5f_dev_5f_abbr">n</text:span>tiq<text:span text:style-name="amh_5f_dev_5f_abbr">u</text:span>issima ciuitas nobilis <text:span text:style-name="amh_5f_dev_5f_abbr">et</text:span> fortissima ap<text:span text:style-name="amh_5f_dev_5f_abbr">u</text:span>d a<text:span text:style-name="amh_5f_dev_5f_abbr">n</text:span>tiq<text:span text:style-name="amh_5f_dev_5f_abbr">u</text:span>os s<text:span text:style-name="amh_5f_dev_5f_abbr">ed</text:span> nu<text:span text:style-name="amh_5f_dev_5f_abbr">n</text:span>c q<text:span text:style-name="amh_5f_dev_5f_abbr">u</text:span>asi destructa est portu<text:span text:style-name="amh_5f_dev_5f_abbr">m</text:span> ei<text:span text:style-name="amh_5f_dev_5f_abbr">us</text:span> <text:span text:style-name="amh_5f_ancre_5f_index_5f_locorum">Sarracen</text:span><text:span text:style-name="amh_5f_ancre_5f_index_5f_locorum"><text:span text:style-name="T76">us</text:span></text:span>Sarraceni custodiu<text:span text:style-name="amh_5f_dev_5f_abbr">n</text:span>t diligent<text:span text:style-name="amh_5f_dev_5f_abbr">er</text:span>. In corde maris sita est <text:span text:style-name="T107">;</text:span> ex o<text:span text:style-name="amh_5f_dev_5f_abbr">mn</text:span>i q<text:span text:style-name="amh_5f_dev_5f_abbr">u</text:span>asi parte mari circu<text:span text:style-name="amh_5f_dev_5f_abbr">m</text:span>data uersus t<text:span text:style-name="amh_5f_dev_5f_abbr">er</text:span>ra<text:span text:style-name="amh_5f_dev_5f_abbr">m</text:span> t<text:span text:style-name="amh_5f_dev_5f_abbr">ame</text:span>n erat turrib<text:span text:style-name="amh_5f_dev_5f_abbr">us</text:span> ac muris munita fortissimis. Huiusmodi aut<text:span text:style-name="amh_5f_dev_5f_abbr">em</text:span> c<text:span text:style-name="T107">i</text:span>uitatis meminit <text:span text:style-name="amh_5f_dev_5f_abbr">pro</text:span>ph<text:span text:style-name="amh_5f_dev_5f_abbr">et</text:span>a in psalmo, dicens filii <text:span text:style-name="amh_5f_ancre_5f_index_5f_locorum">Tirus</text:span>Tiri in mun<text:span text:style-name="amh_5f_dev_5f_abbr">er</text:span>ibus <text:span text:style-name="amh_5f_dev_5f_abbr"><text:span text:style-name="T108">et</text:span></text:span><text:span text:style-name="T108"> ce</text:span><text:span text:style-name="amh_5f_dev_5f_abbr"><text:span text:style-name="T108">tera</text:span></text:span><text:span text:style-name="amh_5f_dev_5f_abbr"><text:span text:style-name="T108"><text:note text:id="ftn67" text:note-class="footnote"><text:note-citation>67</text:note-citation><text:note-body><text:p text:style-name="Footnote"/></text:note-body></text:note></text:span></text:span><text:span text:style-name="T108"> et ab alio </text:span><text:span text:style-name="amh_5f_dev_5f_abbr"><text:span text:style-name="T108">pro</text:span></text:span><text:span text:style-name="T108">ph</text:span><text:span text:style-name="amh_5f_dev_5f_abbr"><text:span text:style-name="T108">et</text:span></text:span><text:span text:style-name="T108">a institores ei</text:span><text:span text:style-name="amh_5f_dev_5f_abbr"><text:span text:style-name="T108">us</text:span></text:span><text:span text:style-name="T108"> p</text:span><text:span text:style-name="amh_5f_dev_5f_abbr"><text:span text:style-name="T108">r</text:span></text:span><text:span text:style-name="T108">incipes negotiatoresq</text:span><text:span text:style-name="amh_5f_dev_5f_abbr"><text:span text:style-name="T108">ue</text:span></text:span><text:span text:style-name="T108"> ei</text:span><text:span text:style-name="amh_5f_dev_5f_abbr"><text:span text:style-name="T108">us</text:span></text:span><text:span text:style-name="T108"> incliti t</text:span><text:span text:style-name="amh_5f_dev_5f_abbr"><text:span text:style-name="T108">er</text:span></text:span><text:span text:style-name="T108">re dicu</text:span><text:span text:style-name="amh_5f_dev_5f_abbr"><text:span text:style-name="T108">n</text:span></text:span><text:span text:style-name="T108">t</text:span><text:span text:style-name="amh_5f_dev_5f_abbr"><text:span text:style-name="T108">u</text:span></text:span><text:span text:style-name="T108">r</text:span><text:span text:style-name="T108"><text:note text:id="ftn68" text:note-class="footnote"><text:note-citation>68</text:note-citation><text:note-body><text:p text:style-name="Footnote"/></text:note-body></text:note></text:span><text:span text:style-name="T108">. Et in pl</text:span><text:span text:style-name="amh_5f_dev_5f_abbr"><text:span text:style-name="T108">ur</text:span></text:span><text:span text:style-name="T108">ib</text:span><text:span text:style-name="amh_5f_dev_5f_abbr"><text:span text:style-name="T108">us</text:span></text:span><text:span text:style-name="T108"> locis sacre sc</text:span><text:span text:style-name="amh_5f_dev_5f_abbr"><text:span text:style-name="T108">r</text:span></text:span><text:span text:style-name="T108">ipture hui</text:span><text:span text:style-name="amh_5f_dev_5f_abbr"><text:span text:style-name="T108">us</text:span></text:span><text:span text:style-name="T108"> ciuitatis sit me</text:span><text:span text:style-name="amh_5f_dev_5f_abbr"><text:span text:style-name="T108">n</text:span></text:span><text:span text:style-name="T108">sio, </text:span><text:span text:style-name="amh_5f_dev_5f_abbr"><text:span text:style-name="T108">per</text:span></text:span><text:span text:style-name="T108"> qua</text:span><text:span text:style-name="amh_5f_dev_5f_abbr"><text:span text:style-name="T108">m</text:span></text:span><text:span text:style-name="T108"> </text:span><text:span text:style-name="amh_5f_dev_5f_abbr"><text:span text:style-name="T108">per</text:span></text:span><text:span text:style-name="T108">pendi p</text:span><text:span text:style-name="amh_5f_dev_5f_abbr"><text:span text:style-name="T108">otes</text:span></text:span><text:span text:style-name="T108">t ei</text:span><text:span text:style-name="amh_5f_dev_5f_abbr"><text:span text:style-name="T108">us</text:span></text:span><text:span text:style-name="T108"> nobilitas figularis.</text:span></text:p>
      <text:p text:style-name="amh_5f_paragraphe"><text:soft-page-break/><text:span text:style-name="amh_5f_dev_5f_abbr">Pro</text:span>pe <text:span text:style-name="amh_5f_ancre_5f_index_5f_locorum">Tirus</text:span>Tiru<text:span text:style-name="amh_5f_dev_5f_abbr">m</text:span> est fons ortoru<text:span text:style-name="amh_5f_dev_5f_abbr">m</text:span> et pute<text:span text:style-name="amh_5f_dev_5f_abbr">us</text:span> aquaru<text:span text:style-name="amh_5f_dev_5f_abbr">m</text:span> uiue<text:span text:style-name="amh_5f_dev_5f_abbr">n</text:span>tu<text:span text:style-name="amh_5f_dev_5f_abbr">m</text:span> cu<text:span text:style-name="amh_5f_dev_5f_abbr">m</text:span> i<text:span text:style-name="amh_5f_dev_5f_abbr">m</text:span>petu de <text:span text:style-name="amh_5f_ancre_5f_index_5f_locorum">Libanus</text:span>Libano <text:span text:style-name="amh_5f_dev_5f_abbr">pro</text:span>fluentes, aq<text:span text:style-name="amh_5f_dev_5f_abbr">ue</text:span> q<text:span text:style-name="amh_5f_dev_5f_abbr">u</text:span>idem ip<text:span text:style-name="amh_5f_dev_5f_abbr">s</text:span>i<text:span text:style-name="amh_5f_dev_5f_abbr">us</text:span> limpide atque sane su<text:span text:style-name="amh_5f_dev_5f_abbr">n</text:span>t ortos <text:span text:style-name="amh_5f_dev_5f_abbr">et</text:span> <text:span text:style-name="T109">territorium multa ubertate rigantes. </text:span><text:span text:style-name="T110">Et loc</text:span><text:span text:style-name="amh_5f_dev_5f_abbr"><text:span text:style-name="T110">us</text:span></text:span><text:span text:style-name="T110"> ibi mo</text:span><text:span text:style-name="amh_5f_dev_5f_abbr"><text:span text:style-name="T110">n</text:span></text:span><text:span text:style-name="T110">strat</text:span><text:span text:style-name="amh_5f_dev_5f_abbr"><text:span text:style-name="T110">u</text:span></text:span><text:span text:style-name="T110">r ubi D</text:span><text:span text:style-name="amh_5f_dev_5f_abbr"><text:span text:style-name="T110">omi</text:span></text:span><text:span text:style-name="T110">n</text:span><text:span text:style-name="amh_5f_dev_5f_abbr"><text:span text:style-name="T110">u</text:span></text:span><text:span text:style-name="T110">s fideli Cananee mulieri misert</text:span><text:span text:style-name="amh_5f_dev_5f_abbr"><text:span text:style-name="T110">us</text:span></text:span><text:span text:style-name="T110"> est, et pro</text:span><text:span text:style-name="T111">pe eo loque</text:span><text:span text:style-name="amh_5f_dev_5f_abbr"><text:span text:style-name="T111">n</text:span></text:span><text:span text:style-name="T111">te ad turbas sibi dictu</text:span><text:span text:style-name="amh_5f_dev_5f_abbr"><text:span text:style-name="T111">m</text:span></text:span><text:span text:style-name="T111"> est </text:span><text:span text:style-name="T107">« </text:span><text:span text:style-name="T112">beatus uenter qui te portauit </text:span><text:span text:style-name="T113">et ubera</text:span><text:span text:style-name="T112"> </text:span><office:annotation office:name="__Annotation__3915_1257965972" loext:resolved="false"><dc:creator>Alexandre Moret Houplon</dc:creator><dc:date>2026-01-03T11:04:25.870615315</dc:date><meta:creator-initials>AMH</meta:creator-initials><text:p text:style-name="Comment">Je suis presque sûr de la lecture suxisti : on lit suxist, parce que le i final est partiellement couvert par la marque courbe indiquant un début de paragraphe/phrase, mais on aperçoit le fin trait de plume qui apparaît généralement au dessus des i pour les identifier clairement.<text:line-break/>Le problème est que ce quod suxisti semble n’avoir rien à faire là (sens du verbe, deuxième personne alors qu’on est pas dans un discours direct) d’autant plus qu’il n’apparait ni chez Deluz, ni dans les mss Wo et U.</text:p></office:annotation><text:span text:style-name="T114">q</text:span><text:span text:style-name="amh_5f_dev_5f_abbr"><text:span text:style-name="T114">u</text:span></text:span><text:span text:style-name="amh_5f_dev_5f_abbr"><text:span text:style-name="T113">e</text:span></text:span><text:span text:style-name="T114"> suxisti</text:span><office:annotation-end office:name="__Annotation__3915_1257965972"/> »<text:note text:id="ftn69" text:note-class="footnote"><text:note-citation>69</text:note-citation><text:note-body><text:p text:style-name="amh_5f_note_5f_apparat_5f_source"/></text:note-body></text:note><text:span text:style-name="T114">.</text:span></text:p>
      <text:p text:style-name="amh_5f_paragraphe">De <text:span text:style-name="amh_5f_ancre_5f_index_5f_locorum">Tirus</text:span>Tiro i<text:span text:style-name="amh_5f_dev_5f_abbr">n</text:span> uno die <text:span text:style-name="amh_5f_dev_5f_abbr">per</text:span> terra<text:span text:style-name="amh_5f_dev_5f_abbr">m</text:span> ueni in <text:span text:style-name="amh_5f_ancre_5f_index_5f_locorum">Accon</text:span>Accon q<text:span text:style-name="amh_5f_dev_5f_abbr">ue</text:span> Acri uulgarit<text:span text:style-name="amh_5f_dev_5f_abbr">er</text:span> uocatur. Hec famosa ciuitas in planitie pulcra sita est, supra mare q<text:span text:style-name="amh_5f_dev_5f_abbr">ue</text:span> quondam <text:span text:style-name="amh_5f_dev_5f_abbr">christia</text:span>norum fuit et a<text:span text:style-name="amh_5f_dev_5f_abbr">n</text:span>tiquit<text:span text:style-name="amh_5f_dev_5f_abbr">us</text:span> Ptholomaida dicta est, cui<text:span text:style-name="amh_5f_dev_5f_abbr">us</text:span> meminit <office:annotation office:name="__Annotation__15766_2972721066" loext:resolved="false"><dc:creator>Alexandre Moret Houplon</dc:creator><dc:date>2026-01-09T12:43:03.539060700</dc:date><meta:creator-initials>AMH</meta:creator-initials><text:p text:style-name="Comment">Renvoi à l’Ancien Testament : Maccabées 1 ou 2</text:p></office:annotation>liber Machabeoru<text:span text:style-name="amh_5f_dev_5f_abbr">m</text:span><text:span text:style-name="amh_5f_dev_5f_abbr"><text:note text:id="ftn70" text:note-class="footnote"><text:note-citation>70</text:note-citation><text:note-body><text:p text:style-name="amh_5f_note_5f_apparat_5f_source"/></text:note-body></text:note></text:span><office:annotation-end office:name="__Annotation__15766_2972721066"/>. <text:span text:style-name="amh_5f_dev_5f_abbr">Per</text:span> <text:span text:style-name="amh_5f_ancre_5f_index_5f_locorum">Sarracenus</text:span>Sarracenos destructa est, posset t<text:span text:style-name="amh_5f_dev_5f_abbr">ame</text:span>n facili <text:span text:style-name="T115">re</text:span><text:span text:style-name="amh_5f_dev_5f_abbr"><text:span text:style-name="T115">par</text:span></text:span><text:span text:style-name="T115">ari. Co</text:span><text:span text:style-name="amh_5f_dev_5f_abbr"><text:span text:style-name="T115">n</text:span></text:span><text:span text:style-name="T115">ueniente</text:span><text:span text:style-name="amh_5f_dev_5f_abbr"><text:span text:style-name="T115">m</text:span></text:span><text:span text:style-name="T115"> portu</text:span><text:span text:style-name="amh_5f_dev_5f_abbr"><text:span text:style-name="T115">m</text:span></text:span><text:span text:style-name="T115"> h</text:span><text:span text:style-name="amh_5f_dev_5f_abbr"><text:span text:style-name="T115">abe</text:span></text:span><text:span text:style-name="T115">t, </text:span><text:span text:style-name="amh_5f_dev_5f_abbr"><text:span text:style-name="T115">per</text:span></text:span><text:span text:style-name="T115"> ruina</text:span><text:span text:style-name="amh_5f_dev_5f_abbr"><text:span text:style-name="T115">m</text:span></text:span><text:span text:style-name="T115"> t</text:span><text:span text:style-name="amh_5f_dev_5f_abbr"><text:span text:style-name="T115">ame</text:span></text:span><text:span text:style-name="T115">n ciuitatis aliq</text:span><text:span text:style-name="amh_5f_dev_5f_abbr"><text:span text:style-name="T115">u</text:span></text:span><text:span text:style-name="T115">a</text:span><text:span text:style-name="amh_5f_dev_5f_abbr"><text:span text:style-name="T115">n</text:span></text:span><text:span text:style-name="T115">tulu</text:span><text:span text:style-name="amh_5f_dev_5f_abbr"><text:span text:style-name="T115">m</text:span></text:span><text:span text:style-name="T115"> destructu</text:span><text:span text:style-name="amh_5f_dev_5f_abbr"><text:span text:style-name="T115">m</text:span></text:span><text:span text:style-name="T115"> et est hec ciuitas in </text:span><text:span text:style-name="amh_5f_ancre_5f_index_5f_locorum">Siria</text:span><text:span text:style-name="T115">Siria </text:span><text:span text:style-name="amh_5f_ancre_5f_index_5f_locorum">Fenicia</text:span><text:span text:style-name="T115">Fenicia sita et non in t</text:span><text:span text:style-name="amh_5f_dev_5f_abbr"><text:span text:style-name="T115">er</text:span></text:span><text:span text:style-name="T115">ra </text:span><text:span text:style-name="amh_5f_dev_5f_abbr"><text:span text:style-name="T115">Pro</text:span></text:span><text:span text:style-name="T115">missionis sic</text:span><text:span text:style-name="amh_5f_dev_5f_abbr"><text:span text:style-name="T115">ut</text:span></text:span><text:span text:style-name="T115"> </text:span><text:span text:style-name="amh_5f_dev_5f_abbr"><text:span text:style-name="T115">et</text:span></text:span><text:span text:style-name="T115"> </text:span><text:span text:style-name="amh_5f_ancre_5f_index_5f_locorum">Tirus</text:span><text:span text:style-name="T115">Tir</text:span><text:span text:style-name="amh_5f_dev_5f_abbr"><text:span text:style-name="T115">us</text:span></text:span><text:span text:style-name="T115">. </text:span><text:span text:style-name="amh_5f_dev_5f_abbr"><text:span text:style-name="T115">Per</text:span></text:span><text:span text:style-name="T115"> effusione</text:span><text:span text:style-name="amh_5f_dev_5f_abbr"><text:span text:style-name="T115">m</text:span></text:span><text:span text:style-name="T115"> t</text:span><text:span text:style-name="amh_5f_dev_5f_abbr"><text:span text:style-name="T115">ame</text:span></text:span><text:span text:style-name="T115">n </text:span><text:span text:style-name="amh_5f_dev_5f_abbr"><text:span text:style-name="T115">christi</text:span></text:span><text:span text:style-name="T115">ani sa</text:span><text:span text:style-name="amh_5f_dev_5f_abbr"><text:span text:style-name="T115">n</text:span></text:span><text:span text:style-name="T115">guis </text:span><text:span text:style-name="amh_5f_dev_5f_abbr"><text:span text:style-name="T115">pro</text:span></text:span><text:span text:style-name="T115"> fide </text:span><text:span text:style-name="amh_5f_dev_5f_abbr"><text:span text:style-name="T115">Christ</text:span></text:span><text:span text:style-name="T115">i morie</text:span><text:span text:style-name="amh_5f_dev_5f_abbr"><text:span text:style-name="T115">n</text:span></text:span><text:span text:style-name="T115">tiu</text:span><text:span text:style-name="amh_5f_dev_5f_abbr"><text:span text:style-name="T115">m</text:span></text:span><text:span text:style-name="T115"> co</text:span><text:span text:style-name="amh_5f_dev_5f_abbr"><text:span text:style-name="T115">n</text:span></text:span><text:span text:style-name="T115">secrata est et ta</text:span><text:span text:style-name="amh_5f_dev_5f_abbr"><text:span text:style-name="T115">m</text:span></text:span><text:span text:style-name="T115">q</text:span><text:span text:style-name="amh_5f_dev_5f_abbr"><text:span text:style-name="T115">u</text:span></text:span><text:span text:style-name="T115">a</text:span><text:span text:style-name="amh_5f_dev_5f_abbr"><text:span text:style-name="T115">m</text:span></text:span><text:span text:style-name="T115"> locus sacer merito </text:span><text:span text:style-name="amh_5f_dev_5f_abbr"><text:span text:style-name="T115">per</text:span></text:span><text:span text:style-name="T115"> uenera</text:span><text:span text:style-name="amh_5f_dev_5f_abbr"><text:span text:style-name="T115">n</text:span></text:span><text:span text:style-name="T115">da.</text:span></text:p>
      <text:p text:style-name="amh_5f_paragraphe">De hinc, quatuor actis diebus, per terram ueni in <text:span text:style-name="amh_5f_ancre_5f_index_5f_locorum">Gaza</text:span>Gazam ciuitatem quondam Philistim, quia circumiacens patria Philistinorum erat et dicebatur quondam <text:span text:style-name="amh_5f_ancre_5f_index_5f_locorum">Palestina</text:span>Palestina in qua sunt et alie ciuitates Philistinorum quarum meminit <office:annotation office:name="__Annotation__15770_2972721066" loext:resolved="false"><dc:creator>Alexandre Moret Houplon</dc:creator><dc:date>2026-01-09T12:47:12.322013900</dc:date><meta:creator-initials>AMH</meta:creator-initials><text:p text:style-name="Comment">Renvoi à l’Ancien Testament :</text:p><text:p text:style-name="Comment">Rois 1 ou 2</text:p></office:annotation>liber Regum<text:note text:id="ftn71" text:note-class="footnote"><text:note-citation>71</text:note-citation><text:note-body><text:p text:style-name="amh_5f_note_5f_apparat_5f_source"/></text:note-body></text:note><office:annotation-end office:name="__Annotation__15770_2972721066"/> que modo ad castella mutatis forte <text:span text:style-name="T116">nominibus redacte sunt. Inter </text:span><text:span text:style-name="amh_5f_ancre_5f_index_5f_locorum">Accon</text:span><text:span text:style-name="T116">Accon uero et </text:span><text:span text:style-name="amh_5f_ancre_5f_index_5f_locorum">Gaza</text:span><text:span text:style-name="T116">Gazam predicta prope </text:span><text:span text:style-name="amh_5f_ancre_5f_index_5f_locorum">Accon</text:span><text:span text:style-name="T116">Accon ad quatuor </text:span><text:span text:style-name="T117">a</text:span><text:span text:style-name="T116"> quasi miliaria prope mare a dextris est mons Carmeli, non multum altus, oblongus desuper, planus multum spatiosus et </text:span><office:annotation office:name="__Annotation__15439_2972721066" loext:resolved="false"><dc:creator>Alexandre Moret Houplon</dc:creator><dc:date>2026-01-09T11:54:10.028371400</dc:date><meta:creator-initials>AMH</meta:creator-initials><text:p text:style-name="Comment">Il semble que deux cahiers ont été interverti au moment de la reliure</text:p></office:annotation><text:span text:style-name="amh_5f_foliotation"><text:span text:style-name="T118">[f.</text:span></text:span><text:span text:style-name="amh_5f_foliotation"><text:span text:style-name="T119"> </text:span></text:span><text:span text:style-name="amh_5f_foliotation"><text:span text:style-name="T118">242r]</text:span></text:span><office:annotation-end office:name="__Annotation__15439_2972721066"/><text:span text:style-name="T118"> habitatio sancti Helie, ubi et ordo Carmelitarum accepit exordium, plures </text:span><text:span text:style-name="T120">GAP</text:span><text:span text:style-name="T118"> ecclesias deuotas et herem</text:span><text:span text:style-name="amh_5f_corr_5f_ed"><text:span text:style-name="T118">[itoria]</text:span></text:span><text:span text:style-name="T118"> gratios[a]. In huius montis pede ciuitas quondam fuit christianorum, Caiphas nomine, nunc destructa.</text:span></text:p>
      <text:p text:style-name="amh_5f_paragraphe">Inde transiense ab<text:span text:style-name="T121">ii ultra </text:span><text:span text:style-name="amh_5f_ancre_5f_index_5f_locorum">Cesaria</text:span><text:span text:style-name="T121">Cesariam </text:span><text:span text:style-name="amh_5f_ancre_5f_index_5f_locorum">Palestina</text:span><text:span text:style-name="T121">Palestinam famosam urbem quondam et castrum peregrinorum famosum a christianis constructuum. Item ciuitatem Ascalonem quondam uigorosam et urbem </text:span><text:span text:style-name="amh_5f_ancre_5f_index_5f_locorum">Yoppen</text:span><text:span text:style-name="T121">Yoppensem vetustissimam quam </text:span><text:span text:style-name="amh_5f_ancre_5f_index_5f_nominum">Iaphet</text:span><text:span text:style-name="T121">Iaphet filius </text:span><text:span text:style-name="amh_5f_ancre_5f_index_5f_nominum">Noe</text:span><text:span text:style-name="T121">N</text:span><text:span text:style-name="T122">oe</text:span><text:span text:style-name="T121"> famatur condidisse. Hec loca in rippa maris optime situata a </text:span><text:span text:style-name="amh_5f_ancre_5f_index_5f_locorum">Sarracenus</text:span><text:span text:style-name="T121">Sarracenis miserabiliter sunt destructa.</text:span></text:p>
      <text:p text:style-name="amh_5f_paragraphe">Prope <text:span text:style-name="amh_5f_ancre_5f_index_5f_locorum">Yoppen</text:span>Yoppen intra terram est pulcra ciuitas <text:span text:style-name="amh_5f_ancre_5f_index_5f_locorum">Rama</text:span>Rama nomine, que optime habitatur, locus delectabilis et sanus. Prope <text:span text:style-name="T123">ui</text:span>llam hanc a sinistris est ciuitas <text:span text:style-name="amh_5f_ancre_5f_index_5f_locorum">Diospolis</text:span>Diospolis, que in <office:annotation office:name="__Annotation__15768_2972721066" loext:resolved="false"><dc:creator>Alexandre Moret Houplon</dc:creator><dc:date>2026-01-09T12:43:51.771022300</dc:date><meta:creator-initials>AMH</meta:creator-initials><text:p text:style-name="Comment">Renvoi au Nouveau Testament : Actes des apôtres</text:p></office:annotation>Actibus Apostolorum<office:annotation-end office:name="__Annotation__15768_2972721066"/> Lidda dicitur<text:note text:id="ftn72" text:note-class="footnote"><text:note-citation>72</text:note-citation><text:note-body><text:p text:style-name="amh_5f_note_5f_apparat_5f_source"/></text:note-body></text:note>, ubi beatus <text:span text:style-name="amh_5f_ancre_5f_index_5f_nominum">Georgius</text:span>Georgius decapitatus asseritur et locus aduenientibus peregrinis <text:span text:style-name="T124">GAP</text:span><text:span text:style-name="T125"> in choro ecclesie quondam frequentis et pulcre. Et non multum </text:span><text:span text:style-name="T124">GAP</text:span><text:span text:style-name="T125"> a monte Carmeli a sinistris est uilla Safram qua beati </text:span><text:span text:style-name="amh_5f_ancre_5f_index_5f_nominum">Iacobus</text:span><text:span text:style-name="T125">Iacobus et </text:span><text:span text:style-name="amh_5f_ancre_5f_index_5f_nominum">Iohannes</text:span><text:span text:style-name="T125">Iohannes nati dicuntur, et in loco natiuitatis eorum pulcra fuit ecclesia constructa, quam etiam peregrini deuotius uisitare consuerunt.</text:span></text:p>
      <text:p text:style-name="amh_5f_paragraphe"><text:soft-page-break/>Hiis ergo uisis, ueni in <text:span text:style-name="amh_5f_ancre_5f_index_5f_locorum">Gaza</text:span>Gazam ciuitatem, quam dixeram satis magnam et satis populatam, a mari [ali]quantulum elongatam. Hec est illa ciuitas cuius portas <text:span text:style-name="amh_5f_ancre_5f_index_5f_nominum">Sanson</text:span>Sanson asportauit, cum in ea ca<text:span text:style-name="T113">pt</text:span>us esset, montem super unum p<text:span text:style-name="T126">aruum ciuitati uicinum, et ibi tot milia Philistinorum palatii, columpis concussis, et se ipsum prius, tamen excecatum, contudit, sicut </text:span><text:span text:style-name="T113">B</text:span><text:span text:style-name="T126">iblia memorat.</text:span></text:p>
      <text:p text:style-name="P21">Post hec ueni in castrum <text:span text:style-name="amh_5f_ancre_5f_index_5f_locorum">Darum </text:span><text:span text:style-name="amh_5f_ancre_5f_index_5f_locorum"><text:span text:style-name="T127">(castrum)</text:span></text:span>Darum, quod ultimum occurit precedentibus de <text:span text:style-name="amh_5f_ancre_5f_index_5f_locorum">Siria</text:span>Siria in <text:span text:style-name="amh_5f_ancre_5f_index_5f_locorum">Egiptus</text:span>Egiptum. Et notandum quod eundo de <text:span text:style-name="amh_5f_ancre_5f_index_5f_locorum">Accon</text:span>Accon per hanc uiam dimisi sanctam ciuitatem <text:span text:style-name="amh_5f_ancre_5f_index_5f_locorum">Iherusalem</text:span>Iherusalem a sini<text:span text:style-name="T128">s</text:span>tris uix ad xx miliaria uolens prius uidere <text:span text:style-name="amh_5f_ancre_5f_index_5f_locorum">Egiptus</text:span>Egiptum et <text:span text:style-name="amh_5f_ancre_5f_index_5f_locorum">Arabia</text:span>Arabiam ut obtentis soldani litteris possem reuertens commodius et tutius, Terram Sanctam et eius loca ad placitum et cum pausa uisitare, ut patebit inferius.</text:p>
      <text:h text:style-name="amh_5f_titre_5f_chapitre" text:outline-level="1">De deserto diuidente <text:span text:style-name="amh_5f_ancre_5f_index_5f_locorum">Siria</text:span>Siriam et <text:span text:style-name="amh_5f_ancre_5f_index_5f_locorum">Egiptus</text:span>Egiptum et de <text:span text:style-name="amh_5f_ancre_5f_index_5f_locorum">Egiptus</text:span>Egipto</text:h>
      <text:p text:style-name="amh_5f_paragraphe">De castro quod <text:span text:style-name="amh_5f_ancre_5f_index_5f_locorum">Darum </text:span><text:span text:style-name="amh_5f_ancre_5f_index_5f_locorum"><text:span text:style-name="T127">(castrum)</text:span></text:span>Darum dicitur uersus <text:span text:style-name="amh_5f_ancre_5f_index_5f_locorum">Egiptus</text:span>Egiptum per desertum Arenosum in VII diebus. In quo deserto est penuria aque, ideoque portaui uictualia et alia necessaria. Sunt tamen constituta per <text:span text:style-name="amh_5f_ancre_5f_index_5f_locorum">Sarracenus</text:span>Sarracenos certa secundum dietas hospitia, in quibus etiam comperiuntur necessaria competentia.</text:p>
      <text:p text:style-name="P22">Post ueni in <text:span text:style-name="amh_5f_ancre_5f_index_5f_locorum">Egiptus</text:span>Egiptum, ubi sunt casalia pulcerrima infinita, omnibus bonis temporalibus habundantia, preterquam, in terris <text:span text:style-name="amh_5f_ancre_5f_index_5f_locorum">Sarracenus</text:span>Sarracenorum, per <text:span text:style-name="amh_5f_ancre_5f_index_5f_locorum">Sarracenos</text:span>Sarracenos uinee non coluntur nec porcos enutriunt. Hoc enim lege eorum, in libro quem <office:annotation office:name="__Annotation__15832_2972721066" loext:resolved="false"><dc:creator>Alexandre Moret Houplon</dc:creator><dc:date>2026-01-09T12:52:26.468420700</dc:date><meta:creator-initials>AMH</meta:creator-initials><text:p text:style-name="Comment">Le Coran</text:p></office:annotation>Alcoranum<office:annotation-end office:name="__Annotation__15832_2972721066"/> uocant<text:note text:id="ftn73" text:note-class="footnote"><text:note-citation>73</text:note-citation><text:note-body><text:p text:style-name="amh_5f_note_5f_apparat_5f_source"/></text:note-body></text:note>, strictius inhibetur. Primo igitur procedens uersus <text:span text:style-name="amh_5f_ancre_5f_index_5f_locorum">Babilonia</text:span>Babiloniam, ueni ad uillam famosam et magnam, que Belbeis appellatur. <text:span text:style-name="T129">Post hec, dimissis </text:span><text:span text:style-name="T130">GAP</text:span><text:span text:style-name="T129"> supra ripam maris </text:span><text:span text:style-name="amh_5f_ancre_5f_index_5f_locorum">Alexandria</text:span><text:span text:style-name="T129">Alexandria famossissima ciuitate et Damiata, propter conuenientem portum nauigantibus satis nota, perueni ad </text:span><text:span text:style-name="amh_5f_ancre_5f_index_5f_locorum">Cadrum</text:span><text:span text:style-name="T129">Cadrum et </text:span><text:span text:style-name="amh_5f_ancre_5f_index_5f_locorum">Babilonia</text:span><text:span text:style-name="T129">Babiloniam metropolim </text:span><text:span text:style-name="amh_5f_ancre_5f_index_5f_locorum">Egiptus</text:span><text:span text:style-name="T129">Egipti, ubi est sedes soldani in uno castro pu</text:span><text:span text:style-name="T122">l</text:span><text:span text:style-name="T129">cerrimo prope </text:span><text:span text:style-name="amh_5f_ancre_5f_index_5f_locorum">Cadrum</text:span><text:span text:style-name="T129">Cadrum. Hoc castrum in monte est non alto sed petrosos, lato et ualde pulcris palatiis decoratur. Dicitur quod continue, per diuersis ipsius soldani seruitiis et custodia eius in ipso castro, commorentur sex mile personarum quibus cotidie </text:span><text:span text:style-name="T131">de uilla uictualia ministrantur. Ceteri uero amirati </text:span><text:span text:style-name="T132">–</text:span><text:span text:style-name="T131"> id capitanei </text:span><text:span text:style-name="T132">–</text:span><text:span text:style-name="T131"> et genus armorum equites, in maxima multitudine sub castro in ciuitatibus ordinatur et commorantur, sub millenariis, centenariis, qui</text:span><text:span text:style-name="T113">n</text:span><text:span text:style-name="T131">quagenariis ac decaniis, secundum quod uisum fuerit expedire, quibus per soldanum secundum gradus suos stipendia dispensantur.</text:span></text:p>
      <text:p text:style-name="amh_5f_paragraphe">Sunt autem <text:span text:style-name="amh_5f_ancre_5f_index_5f_locorum">Cadrum</text:span>Cadrum et <text:span text:style-name="amh_5f_ancre_5f_index_5f_locorum">Babilonia</text:span>Babilonia due ciuitatibus multum magne, paruum distantes et quasi contigue ; et tamen minor <text:span text:style-name="T133">erat </text:span><text:span text:style-name="amh_5f_ancre_5f_index_5f_locorum">Cadrum</text:span><text:span text:style-name="T133">Cadrum, que est uersus desertum </text:span><text:soft-page-break/><text:span text:style-name="amh_5f_ancre_5f_index_5f_locorum">Siria</text:span><text:span text:style-name="T133">Sirie, paruum distans a </text:span><text:span text:style-name="amh_5f_ancre_5f_index_5f_locorum">Nilus</text:span><text:span text:style-name="T133">Nilo, fluuio </text:span><text:span text:style-name="T113">P</text:span><text:span text:style-name="T133">aradisi. </text:span><text:span text:style-name="amh_5f_ancre_5f_index_5f_locorum">Babilonia</text:span><text:span text:style-name="T133">Babilonia uero sita est super fluuium ipsum sine medio. Predicte due uille multum sunt populose, pulcerrimis edificiis constructe, </text:span><text:span text:style-name="T134">plus quam de foris appareant quia orientales generaliter plus intus quam de foris edificia sua marmore et musa</text:span><text:span text:style-name="T113">ï</text:span><text:span text:style-name="T134">co opere mirabiliter </text:span><text:span text:style-name="amh_5f_foliotation"><text:span text:style-name="T134">[f.</text:span></text:span><text:span text:style-name="amh_5f_foliotation"><text:span text:style-name="T113"> </text:span></text:span><text:span text:style-name="amh_5f_foliotation"><text:span text:style-name="T134">242v]</text:span></text:span><text:span text:style-name="T134"> uenustant tam in parientibus quam in pauimentis. </text:span><text:span text:style-name="T135">Aduertendum tamen quod hec Babilonia de qua nunc fit mensio non est illa de qua antiquitus fit mensio et in quam regnauit Nabugodonosor et ad quam <text:s/>filii Israel captiui sunt ducti, sed est hec noua Babilonia antiqua conformis in nomine et quodammodo imitatrix in operibu</text:span><text:span text:style-name="T136">s</text:span><text:span text:style-name="T135"> quia, ut de ceteris taceam, sicut antiqua filiis Israel, tunc fidelibus maxime, fuit infesta sic et nobis christianis </text:span><text:span text:style-name="T137">ueris Israelitics</text:span></text:p>
      <text:p text:style-name="amh_5f_paragraphe"><text:span text:style-name="T116"><text:s/></text:span><text:span text:style-name="amh_5f_foliotation"><text:span text:style-name="T117">[f.</text:span></text:span><text:span text:style-name="amh_5f_foliotation"><text:span text:style-name="T119"> </text:span></text:span><text:span text:style-name="amh_5f_foliotation"><text:span text:style-name="T117">238r]</text:span></text:span><text:span text:style-name="T117"> templum </text:span><text:span text:style-name="T113">I</text:span><text:span text:style-name="T117">acobus minor que et frater domini dici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Nimbus Sans" svg:font-family="'Nimbus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imbus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imbus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chapter">
      <style:text-properties fo:font-size="115%" fo:font-weight="bold" style:font-size-asian="115%" style:font-weight-asian="bold" style:font-size-complex="115%" style:font-weight-complex="bold"/>
    </style:style>
    <style:style style:name="First_20_paragraph" style:display-name="First paragraph" style:family="paragraph" style:parent-style-name="Text_20_body" style:class="text"/>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amh_5f_paragraphe" style:display-name="amh_paragraphe" style:family="paragraph" style:parent-style-name="Text_20_body">
      <style:paragraph-properties fo:line-height="150%" fo:text-align="justify" style:justify-single-word="false" fo:text-indent="1cm" style:auto-text-indent="false"/>
    </style:style>
    <style:style style:name="amh_5f_titre_5f_chapitre" style:display-name="amh_titre_chapitre" style:family="paragraph" style:parent-style-name="Heading_20_1" style:default-outline-level="" style:list-style-name="" style:master-page-name="">
      <style:paragraph-properties fo:line-height="100%" style:page-number="auto"/>
      <style:text-properties fo:language="la" fo:country="VA" style:font-weight-complex="60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amh_5f_note_5f_apparat_5f_critique" style:display-name="amh_note_apparat_critique" style:family="paragraph" style:parent-style-name="Footnote">
      <style:paragraph-properties fo:text-align="justify" style:justify-single-word="false"/>
      <style:text-properties officeooo:rsid="00a06865"/>
    </style:style>
    <style:style style:name="amh_5f_note_5f_apparat_5f_source" style:display-name="amh_note_apparat_source" style:family="paragraph" style:parent-style-name="Footnote">
      <style:paragraph-properties fo:text-align="justify" style:justify-single-word="false"/>
    </style:style>
    <style:style style:name="Frame_20_contents" style:display-name="Frame contents" style:family="paragraph" style:parent-style-name="Standard" style:class="extra"/>
    <style:style style:name="amh_5f_dev_5f_abbr" style:display-name="amh_dev_abbr" style:family="text">
      <style:text-properties fo:font-style="italic" style:font-style-asian="italic" style:font-style-complex="italic"/>
    </style:style>
    <style:style style:name="amh_5f_corr_5f_ed" style:display-name="amh_corr_ed" style:family="text"/>
    <style:style style:name="Footnote_20_Symbol" style:display-name="Footnote Symbol" style:family="text"/>
    <style:style style:name="Endnote_20_anchor" style:display-name="Endnote anchor" style:family="text">
      <style:text-properties style:text-position="super 58%"/>
    </style:style>
    <style:style style:name="amh_5f_ancre_5f_index_5f_nominum" style:display-name="amh_ancre_index_nominum" style:family="text">
      <style:text-properties fo:font-variant="small-caps" officeooo:rsid="00186191" fo:background-color="#00a933" text:display="true"/>
    </style:style>
    <style:style style:name="amh_5f_ancre_5f_index_5f_locorum" style:display-name="amh_ancre_index_locorum" style:family="text">
      <style:text-properties fo:font-variant="small-caps" officeooo:rsid="00195653" fo:background-color="#ff0000" text:display="true"/>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amh_5f_ancre_5f_glossaire" style:display-name="amh_ancre_glossaire" style:family="text">
      <style:text-properties fo:font-variant="small-caps" fo:language="la" fo:country="VA" officeooo:rsid="00e67075" fo:background-color="#2a6099" text:display="true"/>
    </style:style>
    <style:style style:name="amh_5f_apparat_5f_leçon" style:display-name="amh_apparat_leçon" style:family="text">
      <style:text-properties fo:font-size="10pt" fo:font-style="italic" officeooo:rsid="00a06865" style:font-size-asian="10pt" style:font-style-asian="italic" style:font-size-complex="10pt" style:font-style-complex="italic"/>
    </style:style>
    <style:style style:name="amh_5f_apparat_5f_témoin" style:display-name="amh_apparat_témoin" style:family="text">
      <style:text-properties fo:font-size="10pt" officeooo:rsid="00a06865" style:font-size-asian="10pt" style:font-size-complex="10pt"/>
    </style:style>
    <style:style style:name="amh_5f_apparat_5f_omission" style:display-name="amh_apparat_omission" style:family="text">
      <style:text-properties fo:font-size="10pt" officeooo:rsid="00a06865" style:font-size-asian="10pt" style:font-size-complex="10pt"/>
    </style:style>
    <style:style style:name="amh_5f_apparat_5f_correction" style:display-name="amh_apparat_correction" style:family="text">
      <style:text-properties fo:font-size="10pt" officeooo:rsid="00a06865" style:font-size-asian="10pt" style:font-size-complex="10pt"/>
    </style:style>
    <style:style style:name="amh_5f_apparat_5f_condamnation" style:display-name="amh_apparat_condamnation" style:family="text">
      <style:text-properties fo:font-size="10pt" officeooo:rsid="00a06865" style:font-size-asian="10pt" style:font-size-complex="10pt"/>
    </style:style>
    <style:style style:name="amh_5f_apparat_5f_variante" style:display-name="amh_apparat_variante" style:family="text" style:parent-style-name="amh_5f_apparat_5f_leçon">
      <style:text-properties fo:font-size="10pt" fo:font-style="italic" officeooo:rsid="00a06865" style:font-size-asian="10pt" style:font-style-asian="italic" style:font-size-complex="10pt" style:font-style-complex="italic"/>
    </style:style>
    <style:style style:name="amh_5f_apparat_5f_paleo" style:display-name="amh_apparat_paleo" style:family="text">
      <style:text-properties fo:font-size="10pt" style:font-size-asian="10pt" style:font-size-complex="10pt"/>
    </style:style>
    <style:style style:name="amh_5f_apparat_5f_commentaire" style:display-name="amh_apparat_commentaire" style:family="text">
      <style:text-properties fo:font-size="10pt" style:font-size-asian="10pt" style:font-size-complex="10pt"/>
    </style:style>
    <style:style style:name="amh_5f_apparat_5f_addition" style:display-name="amh_apparat_addition" style:family="text">
      <style:text-properties fo:font-size="10pt" officeooo:rsid="00a06865" style:font-size-asian="10pt" style:font-size-complex="10pt"/>
    </style:style>
    <style:style style:name="amh_5f_foliotation" style:display-name="amh_foliotation" style:family="text">
      <style:text-properties fo:color="#808080" loext:opacity="100%" style:font-name="Liberation Serif1" fo:font-family="'Liberation Serif'" style:font-style-name="Normal" style:font-family-generic="roman" style:font-pitch="variable" fo:language="la" fo:country="VA"/>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Alexandre Moret Houplon</meta:initial-creator>
    <meta:creation-date>2025-12-24T10:08:22.880740228</meta:creation-date>
    <dc:date>2026-02-05T16:14:37.500833900</dc:date>
    <dc:creator>Alexandre Moret Houplon</dc:creator>
    <meta:editing-duration>P1DT9H32M26S</meta:editing-duration>
    <meta:editing-cycles>161</meta:editing-cycles>
    <meta:generator>LibreOffice/26.2.0.3$Windows_X86_64 LibreOffice_project/620$Build-3</meta:generator>
    <meta:keyword>transcription</meta:keyword>
    <meta:keyword>latin</meta:keyword>
    <meta:keyword>moyen-âge</meta:keyword>
    <meta:keyword>voyage</meta:keyword>
    <dc:title>Transcription du texte du Liber de quibusdam ultramarinis partibus de Guillaume de Boldensele</dc:title>
    <meta:document-statistic meta:table-count="0" meta:image-count="0" meta:object-count="0" meta:page-count="10" meta:paragraph-count="89" meta:word-count="2914" meta:character-count="21112" meta:non-whitespace-character-count="18279"/>
  </office:meta>
</office:document-meta>
</file>